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813in" fo:margin-left="0.4507in" fo:break-before="auto" fo:break-after="auto" table:align="left"/>
    </style:style>
    <style:style style:name="Table1.A" style:family="table-column">
      <style:table-column-properties style:column-width="3.009in"/>
    </style:style>
    <style:style style:name="Table1.B" style:family="table-column">
      <style:table-column-properties style:column-width="3.4722in"/>
    </style:style>
    <style:style style:name="Table1.A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4271in" fo:margin-left="0.5042in" table:align="left"/>
    </style:style>
    <style:style style:name="Table2.A" style:family="table-column">
      <style:table-column-properties style:column-width="2.9583in"/>
    </style:style>
    <style:style style:name="Table2.B" style:family="table-column">
      <style:table-column-properties style:column-width="3.4688in"/>
    </style:style>
    <style:style style:name="Table2.A1" style:family="table-cell">
      <style:table-cell-properties fo:background-color="#dddddd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4583in" fo:margin-left="0.4729in" table:align="left"/>
    </style:style>
    <style:style style:name="Table3.A" style:family="table-column">
      <style:table-column-properties style:column-width="2.9896in"/>
    </style:style>
    <style:style style:name="Table3.B" style:family="table-column">
      <style:table-column-properties style:column-width="3.4688in"/>
    </style:style>
    <style:style style:name="Table3.A1" style:family="table-cell">
      <style:table-cell-properties fo:background-color="#dddddd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4479in" fo:margin-left="0.4833in" table:align="left"/>
    </style:style>
    <style:style style:name="Table4.A" style:family="table-column">
      <style:table-column-properties style:column-width="2.9792in"/>
    </style:style>
    <style:style style:name="Table4.B" style:family="table-column">
      <style:table-column-properties style:column-width="3.4688in"/>
    </style:style>
    <style:style style:name="Table4.A1" style:family="table-cell">
      <style:table-cell-properties fo:background-color="#dddddd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4479in" fo:margin-left="0.4833in" table:align="left"/>
    </style:style>
    <style:style style:name="Table5.A" style:family="table-column">
      <style:table-column-properties style:column-width="2.9792in"/>
    </style:style>
    <style:style style:name="Table5.B" style:family="table-column">
      <style:table-column-properties style:column-width="3.4688in"/>
    </style:style>
    <style:style style:name="Table5.A1" style:family="table-cell">
      <style:table-cell-properties fo:background-color="#dddddd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4271in" fo:margin-left="0.5042in" table:align="left"/>
    </style:style>
    <style:style style:name="Table6.A" style:family="table-column">
      <style:table-column-properties style:column-width="2.9583in"/>
    </style:style>
    <style:style style:name="Table6.B" style:family="table-column">
      <style:table-column-properties style:column-width="3.4688in"/>
    </style:style>
    <style:style style:name="Table6.A1" style:family="table-cell">
      <style:table-cell-properties fo:background-color="#dddddd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4479in" fo:margin-left="0.4833in" table:align="left"/>
    </style:style>
    <style:style style:name="Table7.A" style:family="table-column">
      <style:table-column-properties style:column-width="2.9792in"/>
    </style:style>
    <style:style style:name="Table7.B" style:family="table-column">
      <style:table-column-properties style:column-width="3.4688in"/>
    </style:style>
    <style:style style:name="Table7.A1" style:family="table-cell">
      <style:table-cell-properties fo:background-color="#dddddd" fo:padding="0.0382in" fo:border="0.05pt solid #000000">
        <style:background-image/>
      </style:table-cell-properties>
    </style:style>
    <style:style style:name="Table7.2" style:family="table-row">
      <style:table-row-properties style:min-row-height="1.0021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4479in" fo:margin-left="0.4833in" table:align="left"/>
    </style:style>
    <style:style style:name="Table9.A" style:family="table-column">
      <style:table-column-properties style:column-width="2.9792in"/>
    </style:style>
    <style:style style:name="Table9.B" style:family="table-column">
      <style:table-column-properties style:column-width="3.4688in"/>
    </style:style>
    <style:style style:name="Table9.A1" style:family="table-cell">
      <style:table-cell-properties fo:background-color="#dddddd" fo:padding="0.0382in" fo:border="0.05pt solid #000000">
        <style:background-image/>
      </style:table-cell-properties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4896in" fo:margin-left="0.4417in" fo:break-before="page" table:align="left"/>
    </style:style>
    <style:style style:name="Table8.A" style:family="table-column">
      <style:table-column-properties style:column-width="3.0208in"/>
    </style:style>
    <style:style style:name="Table8.B" style:family="table-column">
      <style:table-column-properties style:column-width="3.4688in"/>
    </style:style>
    <style:style style:name="Table8.A1" style:family="table-cell">
      <style:table-cell-properties fo:background-color="#dddddd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4583in" fo:margin-left="0.4729in" table:align="left"/>
    </style:style>
    <style:style style:name="Table10.A" style:family="table-column">
      <style:table-column-properties style:column-width="2.9896in"/>
    </style:style>
    <style:style style:name="Table10.B" style:family="table-column">
      <style:table-column-properties style:column-width="3.4688in"/>
    </style:style>
    <style:style style:name="Table10.A1" style:family="table-cell">
      <style:table-cell-properties fo:background-color="#dddddd" fo:padding="0.0382in" fo:border="0.05pt solid #000000">
        <style:background-image/>
      </style:table-cell-properties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4479in" fo:margin-left="0.4833in" table:align="left"/>
    </style:style>
    <style:style style:name="Table11.A" style:family="table-column">
      <style:table-column-properties style:column-width="2.9792in"/>
    </style:style>
    <style:style style:name="Table11.B" style:family="table-column">
      <style:table-column-properties style:column-width="3.4688in"/>
    </style:style>
    <style:style style:name="Table11.A1" style:family="table-cell">
      <style:table-cell-properties fo:background-color="#dddddd" fo:padding="0.0382in" fo:border="0.05pt solid #000000">
        <style:background-image/>
      </style:table-cell-properties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4479in" fo:margin-left="0.4833in" table:align="left"/>
    </style:style>
    <style:style style:name="Table12.A" style:family="table-column">
      <style:table-column-properties style:column-width="2.9792in"/>
    </style:style>
    <style:style style:name="Table12.B" style:family="table-column">
      <style:table-column-properties style:column-width="3.4688in"/>
    </style:style>
    <style:style style:name="Table12.A1" style:family="table-cell">
      <style:table-cell-properties fo:background-color="#dddddd" fo:padding="0.0382in" fo:border="0.05pt solid #000000">
        <style:background-image/>
      </style:table-cell-properties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4271in" fo:margin-left="0.5042in" table:align="left"/>
    </style:style>
    <style:style style:name="Table13.A" style:family="table-column">
      <style:table-column-properties style:column-width="2.9583in"/>
    </style:style>
    <style:style style:name="Table13.B" style:family="table-column">
      <style:table-column-properties style:column-width="3.4688in"/>
    </style:style>
    <style:style style:name="Table13.A1" style:family="table-cell">
      <style:table-cell-properties fo:background-color="#dddddd" fo:padding="0.0382in" fo:border="0.05pt solid #000000">
        <style:background-image/>
      </style:table-cell-properties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4479in" fo:margin-left="0.4833in" table:align="left"/>
    </style:style>
    <style:style style:name="Table14.A" style:family="table-column">
      <style:table-column-properties style:column-width="2.9792in"/>
    </style:style>
    <style:style style:name="Table14.B" style:family="table-column">
      <style:table-column-properties style:column-width="3.4688in"/>
    </style:style>
    <style:style style:name="Table14.A1" style:family="table-cell">
      <style:table-cell-properties fo:background-color="#dddddd" fo:padding="0.0382in" fo:border="0.05pt solid #000000">
        <style:background-image/>
      </style:table-cell-properties>
    </style:style>
    <style:style style:name="Table14.2" style:family="table-row">
      <style:table-row-properties style:min-row-height="1.0021in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4479in" fo:margin-left="0.4833in" table:align="left"/>
    </style:style>
    <style:style style:name="Table15.A" style:family="table-column">
      <style:table-column-properties style:column-width="2.9792in"/>
    </style:style>
    <style:style style:name="Table15.B" style:family="table-column">
      <style:table-column-properties style:column-width="3.4688in"/>
    </style:style>
    <style:style style:name="Table15.A1" style:family="table-cell">
      <style:table-cell-properties fo:background-color="#dddddd" fo:padding="0.0382in" fo:border="0.05pt solid #000000">
        <style:background-image/>
      </style:table-cell-properties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4896in" fo:margin-left="0.4417in" table:align="left"/>
    </style:style>
    <style:style style:name="Table16.A" style:family="table-column">
      <style:table-column-properties style:column-width="3.0208in"/>
    </style:style>
    <style:style style:name="Table16.B" style:family="table-column">
      <style:table-column-properties style:column-width="3.4688in"/>
    </style:style>
    <style:style style:name="Table16.A1" style:family="table-cell">
      <style:table-cell-properties fo:background-color="#dddddd" fo:padding="0.0382in" fo:border="0.05pt solid #000000">
        <style:background-image/>
      </style:table-cell-properties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4583in" fo:margin-left="0.4729in" table:align="left"/>
    </style:style>
    <style:style style:name="Table18.A" style:family="table-column">
      <style:table-column-properties style:column-width="2.9896in"/>
    </style:style>
    <style:style style:name="Table18.B" style:family="table-column">
      <style:table-column-properties style:column-width="3.4688in"/>
    </style:style>
    <style:style style:name="Table18.A1" style:family="table-cell">
      <style:table-cell-properties fo:background-color="#dddddd" fo:padding="0.0382in" fo:border="0.05pt solid #000000">
        <style:background-image/>
      </style:table-cell-properties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4479in" fo:margin-left="0.4833in" table:align="left"/>
    </style:style>
    <style:style style:name="Table19.A" style:family="table-column">
      <style:table-column-properties style:column-width="2.9792in"/>
    </style:style>
    <style:style style:name="Table19.B" style:family="table-column">
      <style:table-column-properties style:column-width="3.4688in"/>
    </style:style>
    <style:style style:name="Table19.A1" style:family="table-cell">
      <style:table-cell-properties fo:background-color="#dddddd" fo:padding="0.0382in" fo:border="0.05pt solid #000000">
        <style:background-image/>
      </style:table-cell-properties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4479in" fo:margin-left="0.4833in" table:align="left"/>
    </style:style>
    <style:style style:name="Table20.A" style:family="table-column">
      <style:table-column-properties style:column-width="2.9792in"/>
    </style:style>
    <style:style style:name="Table20.B" style:family="table-column">
      <style:table-column-properties style:column-width="3.4688in"/>
    </style:style>
    <style:style style:name="Table20.A1" style:family="table-cell">
      <style:table-cell-properties fo:background-color="#dddddd" fo:padding="0.0382in" fo:border="0.05pt solid #000000">
        <style:background-image/>
      </style:table-cell-properties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4271in" fo:margin-left="0.5042in" table:align="left"/>
    </style:style>
    <style:style style:name="Table21.A" style:family="table-column">
      <style:table-column-properties style:column-width="2.9583in"/>
    </style:style>
    <style:style style:name="Table21.B" style:family="table-column">
      <style:table-column-properties style:column-width="3.4688in"/>
    </style:style>
    <style:style style:name="Table21.A1" style:family="table-cell">
      <style:table-cell-properties fo:background-color="#dddddd" fo:padding="0.0382in" fo:border="0.05pt solid #000000">
        <style:background-image/>
      </style:table-cell-properties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4479in" fo:margin-left="0.4833in" table:align="left"/>
    </style:style>
    <style:style style:name="Table22.A" style:family="table-column">
      <style:table-column-properties style:column-width="2.9792in"/>
    </style:style>
    <style:style style:name="Table22.B" style:family="table-column">
      <style:table-column-properties style:column-width="3.4688in"/>
    </style:style>
    <style:style style:name="Table22.A1" style:family="table-cell">
      <style:table-cell-properties fo:background-color="#dddddd" fo:padding="0.0382in" fo:border="0.05pt solid #000000">
        <style:background-image/>
      </style:table-cell-properties>
    </style:style>
    <style:style style:name="Table22.2" style:family="table-row">
      <style:table-row-properties style:min-row-height="1.0021in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4479in" fo:margin-left="0.4833in" table:align="left"/>
    </style:style>
    <style:style style:name="Table23.A" style:family="table-column">
      <style:table-column-properties style:column-width="2.9792in"/>
    </style:style>
    <style:style style:name="Table23.B" style:family="table-column">
      <style:table-column-properties style:column-width="3.4688in"/>
    </style:style>
    <style:style style:name="Table23.A1" style:family="table-cell">
      <style:table-cell-properties fo:background-color="#dddddd" fo:padding="0.0382in" fo:border="0.05pt solid #000000">
        <style:background-image/>
      </style:table-cell-properties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4896in" fo:margin-left="0.4417in" table:align="left"/>
    </style:style>
    <style:style style:name="Table17.A" style:family="table-column">
      <style:table-column-properties style:column-width="3.0208in"/>
    </style:style>
    <style:style style:name="Table17.B" style:family="table-column">
      <style:table-column-properties style:column-width="3.4688in"/>
    </style:style>
    <style:style style:name="Table17.A1" style:family="table-cell">
      <style:table-cell-properties fo:background-color="#dddddd" fo:padding="0.0382in" fo:border="0.05pt solid #000000">
        <style:background-image/>
      </style:table-cell-properties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4271in" fo:margin-left="0.5042in" table:align="left"/>
    </style:style>
    <style:style style:name="Table24.A" style:family="table-column">
      <style:table-column-properties style:column-width="2.9583in"/>
    </style:style>
    <style:style style:name="Table24.B" style:family="table-column">
      <style:table-column-properties style:column-width="3.4688in"/>
    </style:style>
    <style:style style:name="Table24.A1" style:family="table-cell">
      <style:table-cell-properties fo:background-color="#dddddd" fo:padding="0.0382in" fo:border="0.05pt solid #000000">
        <style:background-image/>
      </style:table-cell-properties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4583in" fo:margin-left="0.4729in" table:align="left"/>
    </style:style>
    <style:style style:name="Table25.A" style:family="table-column">
      <style:table-column-properties style:column-width="2.9896in"/>
    </style:style>
    <style:style style:name="Table25.B" style:family="table-column">
      <style:table-column-properties style:column-width="3.4688in"/>
    </style:style>
    <style:style style:name="Table25.A1" style:family="table-cell">
      <style:table-cell-properties fo:background-color="#dddddd" fo:padding="0.0382in" fo:border="0.05pt solid #000000">
        <style:background-image/>
      </style:table-cell-properties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4479in" fo:margin-left="0.4833in" table:align="left"/>
    </style:style>
    <style:style style:name="Table26.A" style:family="table-column">
      <style:table-column-properties style:column-width="2.9792in"/>
    </style:style>
    <style:style style:name="Table26.B" style:family="table-column">
      <style:table-column-properties style:column-width="3.4688in"/>
    </style:style>
    <style:style style:name="Table26.A1" style:family="table-cell">
      <style:table-cell-properties fo:background-color="#dddddd" fo:padding="0.0382in" fo:border="0.05pt solid #000000">
        <style:background-image/>
      </style:table-cell-properties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4479in" fo:margin-left="0.4833in" table:align="left"/>
    </style:style>
    <style:style style:name="Table27.A" style:family="table-column">
      <style:table-column-properties style:column-width="2.9792in"/>
    </style:style>
    <style:style style:name="Table27.B" style:family="table-column">
      <style:table-column-properties style:column-width="3.4688in"/>
    </style:style>
    <style:style style:name="Table27.A1" style:family="table-cell">
      <style:table-cell-properties fo:background-color="#dddddd" fo:padding="0.0382in" fo:border="0.05pt solid #000000">
        <style:background-image/>
      </style:table-cell-properties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4271in" fo:margin-left="0.5042in" table:align="left"/>
    </style:style>
    <style:style style:name="Table28.A" style:family="table-column">
      <style:table-column-properties style:column-width="2.9583in"/>
    </style:style>
    <style:style style:name="Table28.B" style:family="table-column">
      <style:table-column-properties style:column-width="3.4688in"/>
    </style:style>
    <style:style style:name="Table28.A1" style:family="table-cell">
      <style:table-cell-properties fo:background-color="#dddddd" fo:padding="0.0382in" fo:border="0.05pt solid #000000">
        <style:background-image/>
      </style:table-cell-properties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4479in" fo:margin-left="0.4833in" table:align="left"/>
    </style:style>
    <style:style style:name="Table29.A" style:family="table-column">
      <style:table-column-properties style:column-width="2.9792in"/>
    </style:style>
    <style:style style:name="Table29.B" style:family="table-column">
      <style:table-column-properties style:column-width="3.4688in"/>
    </style:style>
    <style:style style:name="Table29.A1" style:family="table-cell">
      <style:table-cell-properties fo:background-color="#dddddd" fo:padding="0.0382in" fo:border="0.05pt solid #000000">
        <style:background-image/>
      </style:table-cell-properties>
    </style:style>
    <style:style style:name="Table29.2" style:family="table-row">
      <style:table-row-properties style:min-row-height="1.0021in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4479in" fo:margin-left="0.4833in" table:align="left"/>
    </style:style>
    <style:style style:name="Table30.A" style:family="table-column">
      <style:table-column-properties style:column-width="2.9792in"/>
    </style:style>
    <style:style style:name="Table30.B" style:family="table-column">
      <style:table-column-properties style:column-width="3.4688in"/>
    </style:style>
    <style:style style:name="Table30.A1" style:family="table-cell">
      <style:table-cell-properties fo:background-color="#dddddd" fo:padding="0.0382in" fo:border="0.05pt solid #000000">
        <style:background-image/>
      </style:table-cell-properties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ca995" officeooo:paragraph-rsid="000e166a" style:font-size-asian="12pt" style:font-weight-asian="bold" style:font-name-complex="Verdana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ca995" officeooo:paragraph-rsid="00101343" style:font-size-asian="12pt" style:font-weight-asian="bold" style:font-name-complex="Verdana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ca995" officeooo:paragraph-rsid="001c2003" style:font-size-asian="12pt" style:font-weight-asian="bold" style:font-name-complex="Verdana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ca995" officeooo:paragraph-rsid="0023ae2d" style:font-size-asian="12pt" style:font-weight-asian="bold" style:font-name-complex="Verdana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ca995" officeooo:paragraph-rsid="002b5043" style:font-size-asian="12pt" style:font-weight-asian="bold" style:font-name-complex="Verdana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ca995" officeooo:paragraph-rsid="002b964b" style:font-size-asian="12pt" style:font-weight-asian="bold" style:font-name-complex="Verdana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ca995" officeooo:paragraph-rsid="003221b7" style:font-size-asian="12pt" style:font-weight-asian="bold" style:font-name-complex="Verdana" style:font-size-complex="1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ca995" officeooo:paragraph-rsid="004d37c2" style:font-size-asian="12pt" style:font-weight-asian="bold" style:font-name-complex="Verdana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ca995" officeooo:paragraph-rsid="0055fdf8" style:font-size-asian="12pt" style:font-weight-asian="bold" style:font-name-complex="Verdana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ca995" officeooo:paragraph-rsid="00586bac" style:font-size-asian="12pt" style:font-weight-asian="bold" style:font-name-complex="Verdana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0pt" officeooo:rsid="00b7afda" officeooo:paragraph-rsid="0023ae2d" style:font-size-asian="10pt" style:font-name-complex="Verdana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0pt" officeooo:rsid="00b7afda" officeooo:paragraph-rsid="002b5043" style:font-size-asian="10pt" style:font-name-complex="Verdana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0pt" officeooo:rsid="00b7afda" officeooo:paragraph-rsid="002b964b" style:font-size-asian="10pt" style:font-name-complex="Verdana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0pt" officeooo:rsid="00b7afda" officeooo:paragraph-rsid="003221b7" style:font-size-asian="10pt" style:font-name-complex="Verdana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ca995" officeooo:paragraph-rsid="001c2003" style:font-size-asian="10pt" style:font-weight-asian="bold" style:font-name-complex="Verdana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ca995" officeooo:paragraph-rsid="002b5043" style:font-size-asian="10pt" style:font-weight-asian="bold" style:font-name-complex="Verdana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ca995" officeooo:paragraph-rsid="002b964b" style:font-size-asian="10pt" style:font-weight-asian="bold" style:font-name-complex="Verdana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ca995" officeooo:paragraph-rsid="003221b7" style:font-size-asian="10pt" style:font-weight-asian="bold" style:font-name-complex="Verdana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101343" style:font-size-asian="10pt" style:font-weight-asian="normal" style:font-name-complex="Verdana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3221b7" style:font-size-asian="10pt" style:font-weight-asian="normal" style:font-name-complex="Verdana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ba021d" officeooo:paragraph-rsid="0023ae2d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ba021d" officeooo:paragraph-rsid="002b5043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ba021d" officeooo:paragraph-rsid="002b964b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ba021d" officeooo:paragraph-rsid="003221b7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ba021d" officeooo:paragraph-rsid="002b5043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ba021d" officeooo:paragraph-rsid="002b964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27" style:family="paragraph" style:parent-style-name="Table_20_Contents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ca995" officeooo:paragraph-rsid="002b5043" style:font-size-asian="12pt" style:font-style-asian="normal" style:font-weight-asian="bold" style:font-name-complex="Verdana" style:font-size-complex="12pt" style:font-style-complex="normal" style:font-weight-complex="bold"/>
    </style:style>
    <style:style style:name="P28" style:family="paragraph" style:parent-style-name="Table_20_Contents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ca995" officeooo:paragraph-rsid="002b964b" style:font-size-asian="12pt" style:font-style-asian="normal" style:font-weight-asian="bold" style:font-name-complex="Verdana" style:font-size-complex="12pt" style:font-style-complex="normal" style:font-weight-complex="bold"/>
    </style:style>
    <style:style style:name="P29" style:family="paragraph" style:parent-style-name="Table_20_Contents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ca995" officeooo:paragraph-rsid="003221b7" style:font-size-asian="12pt" style:font-style-asian="normal" style:font-weight-asian="bold" style:font-name-complex="Verdana" style:font-size-complex="12pt" style:font-style-complex="normal" style:font-weight-complex="bold"/>
    </style:style>
    <style:style style:name="P30" style:family="paragraph" style:parent-style-name="Table_20_Contents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ca995" officeooo:paragraph-rsid="00586bac" style:font-size-asian="12pt" style:font-style-asian="normal" style:font-weight-asian="bold" style:font-name-complex="Verdana" style:font-size-complex="12pt" style:font-style-complex="normal" style:font-weight-complex="bold"/>
    </style:style>
    <style:style style:name="P31" style:family="paragraph" style:parent-style-name="Table_20_Contents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88a84" officeooo:paragraph-rsid="0029bbe8" style:font-size-asian="12pt" style:font-style-asian="normal" style:font-weight-asian="bold" style:font-name-complex="Verdana" style:font-size-complex="12pt" style:font-style-complex="normal" style:font-weight-complex="bold"/>
    </style:style>
    <style:style style:name="P32" style:family="paragraph" style:parent-style-name="Table_20_Contents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88a84" officeooo:paragraph-rsid="002b964b" style:font-size-asian="12pt" style:font-style-asian="normal" style:font-weight-asian="bold" style:font-name-complex="Verdana" style:font-size-complex="12pt" style:font-style-complex="normal" style:font-weight-complex="bold"/>
    </style:style>
    <style:style style:name="P33" style:family="paragraph" style:parent-style-name="Table_20_Contents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88a84" officeooo:paragraph-rsid="003221b7" style:font-size-asian="12pt" style:font-style-asian="normal" style:font-weight-asian="bold" style:font-name-complex="Verdana" style:font-size-complex="12pt" style:font-style-complex="normal" style:font-weight-complex="bold"/>
    </style:style>
    <style:style style:name="P34" style:family="paragraph" style:parent-style-name="Table_20_Contents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88a84" officeooo:paragraph-rsid="003ef779" style:font-size-asian="12pt" style:font-style-asian="normal" style:font-weight-asian="bold" style:font-name-complex="Verdana" style:font-size-complex="12pt" style:font-style-complex="normal" style:font-weight-complex="bold"/>
    </style:style>
    <style:style style:name="P35" style:family="paragraph" style:parent-style-name="Table_20_Contents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88a84" officeooo:paragraph-rsid="004d37c2" style:font-size-asian="12pt" style:font-style-asian="normal" style:font-weight-asian="bold" style:font-name-complex="Verdana" style:font-size-complex="12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officeooo:rsid="001ca995" officeooo:paragraph-rsid="005a363c"/>
    </style:style>
    <style:style style:name="P37" style:family="paragraph" style:parent-style-name="Table_20_Contents">
      <style:paragraph-properties fo:text-align="start" style:justify-single-word="false"/>
      <style:text-properties officeooo:paragraph-rsid="003221b7"/>
    </style:style>
    <style:style style:name="P38" style:family="paragraph" style:parent-style-name="Standard">
      <style:text-properties officeooo:rsid="000db789" officeooo:paragraph-rsid="000db789"/>
    </style:style>
    <style:style style:name="P39" style:family="paragraph" style:parent-style-name="Standard">
      <style:text-properties officeooo:rsid="000db789" officeooo:paragraph-rsid="00101343"/>
    </style:style>
    <style:style style:name="P40" style:family="paragraph" style:parent-style-name="Standard">
      <style:text-properties officeooo:rsid="000db789" officeooo:paragraph-rsid="001371bc"/>
    </style:style>
    <style:style style:name="P41" style:family="paragraph" style:parent-style-name="Standard">
      <style:text-properties officeooo:rsid="000db789" officeooo:paragraph-rsid="0029bbe8"/>
    </style:style>
    <style:style style:name="P42" style:family="paragraph" style:parent-style-name="Standard">
      <style:text-properties officeooo:rsid="000db789" officeooo:paragraph-rsid="002b964b"/>
    </style:style>
    <style:style style:name="P43" style:family="paragraph" style:parent-style-name="Standard">
      <style:text-properties officeooo:rsid="000db789" officeooo:paragraph-rsid="003221b7"/>
    </style:style>
    <style:style style:name="P44" style:family="paragraph" style:parent-style-name="Standard">
      <style:text-properties officeooo:rsid="000db789" officeooo:paragraph-rsid="0037587f"/>
    </style:style>
    <style:style style:name="P45" style:family="paragraph" style:parent-style-name="Standard">
      <style:paragraph-properties style:line-height-at-least="0.1465in" fo:text-align="start" style:justify-single-word="false"/>
      <style:text-properties officeooo:rsid="000db789" officeooo:paragraph-rsid="0029bbe8"/>
    </style:style>
    <style:style style:name="P46" style:family="paragraph" style:parent-style-name="Standard">
      <style:text-properties officeooo:rsid="000db789" officeooo:paragraph-rsid="0042e1eb"/>
    </style:style>
    <style:style style:name="P47" style:family="paragraph" style:parent-style-name="Standard">
      <style:text-properties officeooo:rsid="000db789" officeooo:paragraph-rsid="004ec491"/>
    </style:style>
    <style:style style:name="P48" style:family="paragraph" style:parent-style-name="Standard">
      <style:text-properties officeooo:rsid="000db789" officeooo:paragraph-rsid="0050e959"/>
    </style:style>
    <style:style style:name="P49" style:family="paragraph" style:parent-style-name="Standard">
      <style:text-properties officeooo:rsid="000db789" officeooo:paragraph-rsid="0055fdf8"/>
    </style:style>
    <style:style style:name="P50" style:family="paragraph" style:parent-style-name="Standard">
      <style:text-properties officeooo:rsid="000db789" officeooo:paragraph-rsid="00586bac"/>
    </style:style>
    <style:style style:name="P51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7dc076" officeooo:paragraph-rsid="000db789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52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7dc076" officeooo:paragraph-rsid="000e166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53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7dc076" officeooo:paragraph-rsid="001371bc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54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7dc076" officeooo:paragraph-rsid="0029bbe8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55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7dc076" officeooo:paragraph-rsid="002b964b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56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7dc076" officeooo:paragraph-rsid="003221b7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57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7dc076" officeooo:paragraph-rsid="0037587f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58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7dc076" officeooo:paragraph-rsid="003c3751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59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1ce639" officeooo:paragraph-rsid="002b964b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60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1ce639" officeooo:paragraph-rsid="003221b7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61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101343" style:font-size-asian="10pt" style:font-weight-asian="normal" style:font-name-complex="Verdana" style:font-size-complex="10pt" style:font-weight-complex="normal"/>
    </style:style>
    <style:style style:name="P62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29bbe8" style:font-size-asian="10pt" style:font-weight-asian="normal" style:font-name-complex="Verdana" style:font-size-complex="10pt" style:font-weight-complex="normal"/>
    </style:style>
    <style:style style:name="P63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2b964b" style:font-size-asian="10pt" style:font-weight-asian="normal" style:font-name-complex="Verdana" style:font-size-complex="10pt" style:font-weight-complex="normal"/>
    </style:style>
    <style:style style:name="P64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3221b7" style:font-size-asian="10pt" style:font-weight-asian="normal" style:font-name-complex="Verdana" style:font-size-complex="10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0e166a" style:font-size-asian="10pt" style:font-weight-asian="normal" style:font-name-complex="Verdana" style:font-size-complex="10pt" style:font-weight-complex="normal"/>
    </style:style>
    <style:style style:name="P66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b7afda" officeooo:paragraph-rsid="0023ae2d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67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b7afda" officeooo:paragraph-rsid="002b5043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68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b7afda" officeooo:paragraph-rsid="002b964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69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b7afda" officeooo:paragraph-rsid="003221b7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70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1b5019" officeooo:paragraph-rsid="000db789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71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1b5019" officeooo:paragraph-rsid="001371bc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72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1b5019" officeooo:paragraph-rsid="0029bbe8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73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1b5019" officeooo:paragraph-rsid="002b964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74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1b5019" officeooo:paragraph-rsid="003221b7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75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1d32d4" officeooo:paragraph-rsid="00117653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76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1d32d4" officeooo:paragraph-rsid="001371bc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77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1d32d4" officeooo:paragraph-rsid="0029bbe8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78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1d32d4" officeooo:paragraph-rsid="002b964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79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1d32d4" officeooo:paragraph-rsid="0037587f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80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1d32d4" officeooo:paragraph-rsid="003221b7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81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1038d06" officeooo:paragraph-rsid="0023ae2d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82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1038d06" officeooo:paragraph-rsid="002b5043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83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1038d06" officeooo:paragraph-rsid="002b964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84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1038d06" officeooo:paragraph-rsid="003221b7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85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28460e" officeooo:paragraph-rsid="0029bbe8" style:font-size-asian="12pt" style:font-style-asian="normal" style:font-weight-asian="bold" style:font-name-complex="Verdana" style:font-size-complex="12pt" style:font-style-complex="normal" style:font-weight-complex="bold"/>
    </style:style>
    <style:style style:name="P86" style:family="paragraph" style:parent-style-name="Standard"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28460e" officeooo:paragraph-rsid="002b5043" style:font-size-asian="12pt" style:font-style-asian="normal" style:font-weight-asian="bold" style:font-name-complex="Verdana" style:font-size-complex="12pt" style:font-style-complex="normal" style:font-weight-complex="bold"/>
    </style:style>
    <style:style style:name="P87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b967ae" officeooo:paragraph-rsid="00188a84" style:font-size-asian="10pt" style:font-weight-asian="normal" style:font-name-complex="Verdana" style:font-size-complex="10pt" style:font-weight-complex="normal"/>
    </style:style>
    <style:style style:name="P88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b967ae" officeooo:paragraph-rsid="0029bbe8" style:font-size-asian="10pt" style:font-weight-asian="normal" style:font-name-complex="Verdana" style:font-size-complex="10pt" style:font-weight-complex="normal"/>
    </style:style>
    <style:style style:name="P89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b967ae" officeooo:paragraph-rsid="002b964b" style:font-size-asian="10pt" style:font-weight-asian="normal" style:font-name-complex="Verdana" style:font-size-complex="10pt" style:font-weight-complex="normal"/>
    </style:style>
    <style:style style:name="P90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b967ae" officeooo:paragraph-rsid="005b695c" style:font-size-asian="10pt" style:font-weight-asian="normal" style:font-name-complex="Verdana" style:font-size-complex="10pt" style:font-weight-complex="normal"/>
    </style:style>
    <style:style style:name="P91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be2e21" officeooo:paragraph-rsid="0023ae2d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92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be2e21" officeooo:paragraph-rsid="003221b7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93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be2e21" officeooo:paragraph-rsid="004ec491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94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be2e21" officeooo:paragraph-rsid="0056ced8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95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italic" style:text-underline-style="none" fo:font-weight="normal" officeooo:rsid="00ba021d" officeooo:paragraph-rsid="00188a84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96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italic" style:text-underline-style="none" fo:font-weight="normal" officeooo:rsid="00ba021d" officeooo:paragraph-rsid="0029bbe8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97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super 58%" style:font-name="Times New Roman" fo:font-size="10pt" fo:letter-spacing="normal" fo:font-style="normal" style:text-underline-style="none" fo:font-weight="normal" officeooo:rsid="00b967ae" officeooo:paragraph-rsid="00188a84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98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super 58%" style:font-name="Times New Roman" fo:font-size="10pt" fo:letter-spacing="normal" fo:font-style="normal" style:text-underline-style="none" fo:font-weight="normal" officeooo:rsid="00b967ae" officeooo:paragraph-rsid="0029bbe8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99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super 58%" style:font-name="Times New Roman" fo:font-size="10pt" fo:letter-spacing="normal" fo:font-style="normal" style:text-underline-style="none" fo:font-weight="normal" officeooo:rsid="00b967ae" officeooo:paragraph-rsid="002b964b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00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super 58%" style:font-name="Times New Roman" fo:font-size="10pt" fo:letter-spacing="normal" fo:font-style="normal" style:text-underline-style="none" fo:font-weight="normal" officeooo:rsid="00b967ae" officeooo:paragraph-rsid="003221b7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01" style:family="paragraph" style:parent-style-name="Standard">
      <style:text-properties officeooo:paragraph-rsid="000e166a"/>
    </style:style>
    <style:style style:name="P102" style:family="paragraph" style:parent-style-name="Standard">
      <style:paragraph-properties fo:text-align="center" style:justify-single-word="false"/>
      <style:text-properties officeooo:paragraph-rsid="000e166a"/>
    </style:style>
    <style:style style:name="P103" style:family="paragraph" style:parent-style-name="Standard">
      <style:paragraph-properties fo:text-align="center" style:justify-single-word="false"/>
      <style:text-properties officeooo:paragraph-rsid="00117653"/>
    </style:style>
    <style:style style:name="P104" style:family="paragraph" style:parent-style-name="Standard">
      <style:paragraph-properties fo:text-align="center" style:justify-single-word="false"/>
      <style:text-properties officeooo:paragraph-rsid="001371bc"/>
    </style:style>
    <style:style style:name="P105" style:family="paragraph" style:parent-style-name="Standard">
      <style:paragraph-properties fo:text-align="center" style:justify-single-word="false"/>
      <style:text-properties officeooo:paragraph-rsid="001a2280"/>
    </style:style>
    <style:style style:name="P106" style:family="paragraph" style:parent-style-name="Standard">
      <style:paragraph-properties fo:text-align="center" style:justify-single-word="false"/>
      <style:text-properties officeooo:paragraph-rsid="001caccb"/>
    </style:style>
    <style:style style:name="P107" style:family="paragraph" style:parent-style-name="Standard">
      <style:paragraph-properties fo:text-align="center" style:justify-single-word="false"/>
      <style:text-properties officeooo:paragraph-rsid="0023ae2d"/>
    </style:style>
    <style:style style:name="P108" style:family="paragraph" style:parent-style-name="Standard">
      <style:paragraph-properties fo:text-align="center" style:justify-single-word="false"/>
      <style:text-properties officeooo:paragraph-rsid="0029bbe8"/>
    </style:style>
    <style:style style:name="P109" style:family="paragraph" style:parent-style-name="Standard">
      <style:paragraph-properties fo:text-align="center" style:justify-single-word="false"/>
      <style:text-properties officeooo:paragraph-rsid="002b5043"/>
    </style:style>
    <style:style style:name="P110" style:family="paragraph" style:parent-style-name="Standard">
      <style:paragraph-properties fo:text-align="center" style:justify-single-word="false"/>
      <style:text-properties officeooo:paragraph-rsid="002b964b"/>
    </style:style>
    <style:style style:name="P111" style:family="paragraph" style:parent-style-name="Standard">
      <style:paragraph-properties fo:text-align="center" style:justify-single-word="false"/>
      <style:text-properties officeooo:paragraph-rsid="003221b7"/>
    </style:style>
    <style:style style:name="P112" style:family="paragraph" style:parent-style-name="Standard">
      <style:paragraph-properties fo:text-align="center" style:justify-single-word="false"/>
      <style:text-properties officeooo:paragraph-rsid="0033a5c2"/>
    </style:style>
    <style:style style:name="P113" style:family="paragraph" style:parent-style-name="Standard">
      <style:paragraph-properties fo:text-align="center" style:justify-single-word="false"/>
      <style:text-properties officeooo:paragraph-rsid="0037587f"/>
    </style:style>
    <style:style style:name="P114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1ce639" officeooo:paragraph-rsid="00101343" style:font-size-asian="10pt" style:font-weight-asian="normal" style:font-name-complex="Verdana" style:font-size-complex="10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1ce639" officeooo:paragraph-rsid="0029bbe8" style:font-size-asian="10pt" style:font-weight-asian="normal" style:font-name-complex="Verdana" style:font-size-complex="10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1ce639" officeooo:paragraph-rsid="002b964b" style:font-size-asian="10pt" style:font-weight-asian="normal" style:font-name-complex="Verdana" style:font-size-complex="10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1ce639" officeooo:paragraph-rsid="003221b7" style:font-size-asian="10pt" style:font-weight-asian="normal" style:font-name-complex="Verdana" style:font-size-complex="10pt" style:font-weight-complex="normal"/>
    </style:style>
    <style:style style:name="P118" style:family="paragraph" style:parent-style-name="Standard">
      <style:text-properties style:font-name="Times New Roman" fo:font-size="10pt" fo:font-weight="normal" officeooo:rsid="007dc076" officeooo:paragraph-rsid="003221b7" style:font-size-asian="10pt" style:font-weight-asian="normal" style:font-name-complex="Verdana" style:font-size-complex="10pt" style:font-weight-complex="normal"/>
    </style:style>
    <style:style style:name="P119" style:family="paragraph" style:parent-style-name="Standard">
      <style:text-properties officeooo:rsid="001c2003" officeooo:paragraph-rsid="001c2003"/>
    </style:style>
    <style:style style:name="P120" style:family="paragraph" style:parent-style-name="Standard">
      <style:text-properties officeooo:rsid="001c2003" officeooo:paragraph-rsid="0023ae2d"/>
    </style:style>
    <style:style style:name="P121" style:family="paragraph" style:parent-style-name="Standard">
      <style:text-properties officeooo:rsid="001c2003" officeooo:paragraph-rsid="002b5043"/>
    </style:style>
    <style:style style:name="P122" style:family="paragraph" style:parent-style-name="Standard">
      <style:text-properties officeooo:rsid="001c2003" officeooo:paragraph-rsid="002b964b"/>
    </style:style>
    <style:style style:name="P123" style:family="paragraph" style:parent-style-name="Standard">
      <style:text-properties officeooo:rsid="001c2003" officeooo:paragraph-rsid="003221b7"/>
    </style:style>
    <style:style style:name="P124" style:family="paragraph" style:parent-style-name="Standard">
      <style:text-properties officeooo:rsid="001c2003" officeooo:paragraph-rsid="003246e4"/>
    </style:style>
    <style:style style:name="P125" style:family="paragraph" style:parent-style-name="Standard">
      <style:text-properties officeooo:rsid="001c2003" officeooo:paragraph-rsid="00527eb3"/>
    </style:style>
    <style:style style:name="P126" style:family="paragraph" style:parent-style-name="Standard">
      <style:text-properties officeooo:paragraph-rsid="001caccb"/>
    </style:style>
    <style:style style:name="P127" style:family="paragraph" style:parent-style-name="Standard">
      <style:text-properties officeooo:paragraph-rsid="0029bbe8"/>
    </style:style>
    <style:style style:name="P128" style:family="paragraph" style:parent-style-name="Standard">
      <style:text-properties officeooo:paragraph-rsid="002b964b"/>
    </style:style>
    <style:style style:name="P129" style:family="paragraph" style:parent-style-name="Standard">
      <style:text-properties officeooo:paragraph-rsid="003221b7"/>
    </style:style>
    <style:style style:name="P130" style:family="paragraph" style:parent-style-name="Standard">
      <style:text-properties officeooo:paragraph-rsid="0037587f"/>
    </style:style>
    <style:style style:name="P131" style:family="paragraph" style:parent-style-name="Standard">
      <style:text-properties fo:font-size="14pt" fo:font-weight="bold" officeooo:rsid="000db789" officeooo:paragraph-rsid="000db789" style:font-size-asian="14pt" style:font-weight-asian="bold" style:font-size-complex="14pt" style:font-weight-complex="bold"/>
    </style:style>
    <style:style style:name="P132" style:family="paragraph" style:parent-style-name="Standard">
      <style:text-properties officeooo:paragraph-rsid="000db789"/>
    </style:style>
    <style:style style:name="P133" style:family="paragraph" style:parent-style-name="Standard">
      <style:paragraph-properties fo:break-before="page"/>
      <style:text-properties officeooo:rsid="000db789" officeooo:paragraph-rsid="00101343"/>
    </style:style>
    <style:style style:name="P134" style:family="paragraph" style:parent-style-name="Standard">
      <style:paragraph-properties fo:break-before="page"/>
      <style:text-properties officeooo:rsid="000db789" officeooo:paragraph-rsid="002b964b"/>
    </style:style>
    <style:style style:name="P135" style:family="paragraph" style:parent-style-name="Standard">
      <style:paragraph-properties fo:break-before="page"/>
      <style:text-properties officeooo:rsid="001c2003" officeooo:paragraph-rsid="0023ae2d"/>
    </style:style>
    <style:style style:name="P136" style:family="paragraph" style:parent-style-name="Standard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Verdana" fo:font-size="10pt" fo:letter-spacing="normal" fo:font-style="normal" fo:font-weight="normal" officeooo:rsid="00ba021d" officeooo:paragraph-rsid="0023ae2d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37" style:family="paragraph" style:parent-style-name="Standard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Verdana" fo:font-size="10pt" fo:letter-spacing="normal" fo:font-style="normal" fo:font-weight="normal" officeooo:rsid="00ba021d" officeooo:paragraph-rsid="003221b7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38" style:family="paragraph" style:parent-style-name="Standard">
      <style:paragraph-properties fo:margin-left="0in" fo:margin-right="0in" fo:margin-top="0in" fo:margin-bottom="0in" style:contextual-spacing="false" style:line-height-at-least="0.1665in" fo:text-align="start" style:justify-single-word="false" fo:text-indent="0in" style:auto-text-indent="false" fo:padding="0in" fo:border="non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217b5f" officeooo:paragraph-rsid="0029bbe8" style:font-size-asian="10pt" style:font-style-asian="italic" style:font-weight-asian="bold" style:font-name-complex="Verdana" style:font-size-complex="10pt" style:font-style-complex="italic" style:font-weight-complex="bold"/>
    </style:style>
    <style:style style:name="P139" style:family="paragraph" style:parent-style-name="Text_20_body">
      <style:paragraph-properties fo:margin-left="0in" fo:margin-right="0in" fo:margin-top="0in" fo:margin-bottom="0in" style:contextual-spacing="false" style:line-height-at-least="0.1465in" fo:text-align="start" style:justify-single-word="false" fo:text-indent="0in" style:auto-text-indent="false" fo:padding="0in" fo:border="non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217b5f" officeooo:paragraph-rsid="003221b7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40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188a84" style:font-size-asian="10pt" style:font-weight-asian="normal" style:font-name-complex="Verdana" style:font-size-complex="10pt" style:font-weight-complex="normal"/>
    </style:style>
    <style:style style:name="P141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29bbe8" style:font-size-asian="10pt" style:font-weight-asian="normal" style:font-name-complex="Verdana" style:font-size-complex="10pt" style:font-weight-complex="normal"/>
    </style:style>
    <style:style style:name="P142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2b964b" style:font-size-asian="10pt" style:font-weight-asian="normal" style:font-name-complex="Verdana" style:font-size-complex="10pt" style:font-weight-complex="normal"/>
    </style:style>
    <style:style style:name="P143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3221b7" style:font-size-asian="10pt" style:font-weight-asian="normal" style:font-name-complex="Verdana" style:font-size-complex="10pt" style:font-weight-complex="normal"/>
    </style:style>
    <style:style style:name="P144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a021d" officeooo:paragraph-rsid="001c3633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45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a021d" officeooo:paragraph-rsid="002b5043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46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a021d" officeooo:paragraph-rsid="002b964b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47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114b06d" officeooo:paragraph-rsid="004d37c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48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586bac" officeooo:paragraph-rsid="00586bac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49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ba021d" officeooo:paragraph-rsid="00188a84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50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ba021d" officeooo:paragraph-rsid="0029bbe8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51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ba021d" officeooo:paragraph-rsid="002b964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52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0db789" officeooo:paragraph-rsid="001c3633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53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0db789" officeooo:paragraph-rsid="0023ae2d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54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0db789" officeooo:paragraph-rsid="002b5043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55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0db789" officeooo:paragraph-rsid="002b964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56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0db789" officeooo:paragraph-rsid="003221b7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57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bold" officeooo:rsid="00217b5f" officeooo:paragraph-rsid="0037587f" style:font-size-asian="12pt" style:font-style-asian="italic" style:font-weight-asian="bold" style:font-name-complex="Verdana" style:font-size-complex="12pt" style:font-style-complex="italic" style:font-weight-complex="bold"/>
    </style:style>
    <style:style style:name="P158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14cc74" officeooo:paragraph-rsid="00155e2f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59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4ec491" officeooo:paragraph-rsid="004ec49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60" style:family="paragraph" style:parent-style-name="Text_20_body"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5a363c" officeooo:paragraph-rsid="005a363c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61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217b5f" officeooo:paragraph-rsid="005ccb33" style:font-size-asian="9pt" style:font-style-asian="italic" style:font-weight-asian="bold" style:font-name-complex="Verdana" style:font-size-complex="9pt" style:font-style-complex="italic" style:font-weight-complex="bold"/>
    </style:style>
    <style:style style:name="P162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4pt" fo:letter-spacing="normal" fo:font-style="normal" fo:font-weight="bold" officeooo:rsid="00217b5f" officeooo:paragraph-rsid="0037587f" style:font-size-asian="14pt" style:font-style-asian="italic" style:font-weight-asian="bold" style:font-name-complex="Verdana" style:font-size-complex="14pt" style:font-style-complex="italic" style:font-weight-complex="bold"/>
    </style:style>
    <style:style style:name="P163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text-position="super 58%" style:font-name="Verdana" fo:font-size="20pt" fo:letter-spacing="normal" fo:font-style="normal" fo:font-weight="bold" officeooo:rsid="00416bb9" officeooo:paragraph-rsid="002b964b" style:font-size-asian="20pt" style:font-weight-asian="bold" style:font-name-complex="Verdana" style:font-size-complex="20pt" style:font-weight-complex="bold"/>
    </style:style>
    <style:style style:name="P164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text-position="super 58%" style:font-name="Verdana" fo:font-size="20pt" fo:letter-spacing="normal" fo:font-style="normal" fo:font-weight="bold" officeooo:rsid="00416bb9" officeooo:paragraph-rsid="0029bbe8" style:font-size-asian="20pt" style:font-weight-asian="bold" style:font-name-complex="Verdana" style:font-size-complex="20pt" style:font-weight-complex="bold"/>
    </style:style>
    <style:style style:name="P165" style:family="paragraph" style:parent-style-name="Text_20_body">
      <style:paragraph-properties fo:text-align="start" style:justify-single-word="false"/>
      <style:text-properties officeooo:paragraph-rsid="001c3633"/>
    </style:style>
    <style:style style:name="P166" style:family="paragraph" style:parent-style-name="Text_20_body">
      <style:paragraph-properties fo:text-align="start" style:justify-single-word="false"/>
      <style:text-properties officeooo:paragraph-rsid="0023ae2d"/>
    </style:style>
    <style:style style:name="P167" style:family="paragraph" style:parent-style-name="Text_20_body">
      <style:paragraph-properties fo:text-align="start" style:justify-single-word="false"/>
      <style:text-properties officeooo:paragraph-rsid="002b5043"/>
    </style:style>
    <style:style style:name="P168" style:family="paragraph" style:parent-style-name="Text_20_body">
      <style:paragraph-properties fo:text-align="start" style:justify-single-word="false"/>
      <style:text-properties officeooo:paragraph-rsid="002b964b"/>
    </style:style>
    <style:style style:name="P169" style:family="paragraph" style:parent-style-name="Text_20_body">
      <style:paragraph-properties fo:text-align="start" style:justify-single-word="false"/>
      <style:text-properties officeooo:paragraph-rsid="003221b7"/>
    </style:style>
    <style:style style:name="P170" style:family="paragraph" style:parent-style-name="Text_20_body">
      <style:text-properties style:font-name="Times New Roman" fo:font-size="9pt" style:font-size-asian="9pt" style:font-size-complex="9pt"/>
    </style:style>
    <style:style style:name="P171" style:family="paragraph" style:parent-style-name="Text_20_body">
      <style:paragraph-properties style:line-height-at-least="0.1465in" fo:text-align="start" style:justify-single-word="false"/>
      <style:text-properties style:font-name="Times New Roman" fo:font-size="12pt" fo:font-style="normal" officeooo:rsid="0028460e" officeooo:paragraph-rsid="0029bbe8" style:font-size-asian="12pt" style:font-style-asian="normal" style:font-name-complex="Verdana" style:font-size-complex="12pt" style:font-style-complex="normal"/>
    </style:style>
    <style:style style:name="P172" style:family="paragraph" style:parent-style-name="Text_20_body">
      <style:paragraph-properties style:line-height-at-least="0.1465in" fo:text-align="start" style:justify-single-word="false"/>
      <style:text-properties officeooo:rsid="000db789" officeooo:paragraph-rsid="001371bc"/>
    </style:style>
    <style:style style:name="P173" style:family="paragraph" style:parent-style-name="Text_20_body">
      <style:paragraph-properties style:line-height-at-least="0.1465in" fo:text-align="start" style:justify-single-word="false"/>
      <style:text-properties officeooo:rsid="000db789" officeooo:paragraph-rsid="003221b7"/>
    </style:style>
    <style:style style:name="P174" style:family="paragraph" style:parent-style-name="Text_20_body" style:list-style-name="L1">
      <style:text-properties officeooo:paragraph-rsid="004b60c7"/>
    </style:style>
    <style:style style:name="P175" style:family="paragraph" style:parent-style-name="Text_20_body" style:list-style-name="L1">
      <style:text-properties fo:font-size="9pt" officeooo:paragraph-rsid="005ccb33" style:font-size-asian="9pt" style:font-size-complex="9pt"/>
    </style:style>
    <style:style style:name="P176" style:family="paragraph" style:parent-style-name="Text_20_body" style:list-style-name="L1">
      <style:text-properties fo:font-size="9pt" officeooo:paragraph-rsid="003a74c1" style:font-size-asian="9pt" style:font-size-complex="9pt"/>
    </style:style>
    <style:style style:name="P177" style:family="paragraph" style:parent-style-name="Text_20_body" style:list-style-name="L1">
      <style:text-properties fo:font-size="9pt" officeooo:paragraph-rsid="000e166a" style:font-size-asian="9pt" style:font-size-complex="9pt"/>
    </style:style>
    <style:style style:name="P178" style:family="paragraph" style:parent-style-name="Text_20_body" style:list-style-name="L1">
      <style:text-properties fo:font-size="9pt" officeooo:rsid="002094ab" officeooo:paragraph-rsid="003a74c1" style:font-size-asian="9pt" style:font-size-complex="9pt"/>
    </style:style>
    <style:style style:name="P179" style:family="paragraph" style:parent-style-name="Text_20_body" style:list-style-name="L20">
      <style:text-properties fo:font-size="9pt" style:font-size-asian="9pt" style:font-size-complex="9pt"/>
    </style:style>
    <style:style style:name="P180" style:family="paragraph" style:parent-style-name="Text_20_body" style:list-style-name="L1">
      <style:text-properties fo:font-size="9pt" officeooo:paragraph-rsid="000e166a" style:font-size-asian="9pt" style:font-name-complex="Verdana" style:font-size-complex="9pt"/>
    </style:style>
    <style:style style:name="P181" style:family="paragraph" style:parent-style-name="Text_20_body" style:list-style-name="L1">
      <style:text-properties fo:font-size="9pt" fo:font-weight="normal" officeooo:paragraph-rsid="000e166a" style:font-size-asian="9pt" style:font-weight-asian="normal" style:font-size-complex="9pt" style:font-weight-complex="normal"/>
    </style:style>
    <style:style style:name="P182" style:family="paragraph" style:parent-style-name="Text_20_body" style:list-style-name="L2">
      <style:text-properties fo:font-size="9pt" fo:font-weight="normal" officeooo:paragraph-rsid="000e54eb" style:font-size-asian="9pt" style:font-weight-asian="normal" style:font-size-complex="9pt" style:font-weight-complex="normal"/>
    </style:style>
    <style:style style:name="P183" style:family="paragraph" style:parent-style-name="Text_20_body" style:list-style-name="L8">
      <style:text-properties fo:font-size="9pt" fo:font-weight="normal" officeooo:rsid="0027cb70" officeooo:paragraph-rsid="001caccb" style:font-size-asian="9pt" style:font-weight-asian="normal" style:font-size-complex="9pt" style:font-weight-complex="normal"/>
    </style:style>
    <style:style style:name="P184" style:family="paragraph" style:parent-style-name="Text_20_body" style:list-style-name="L29">
      <style:text-properties fo:font-size="9pt" fo:font-weight="normal" officeooo:rsid="003642d2" officeooo:paragraph-rsid="0037587f" style:font-size-asian="9pt" style:font-weight-asian="normal" style:font-size-complex="9pt" style:font-weight-complex="normal"/>
    </style:style>
    <style:style style:name="P185" style:family="paragraph" style:parent-style-name="Text_20_body" style:list-style-name="L1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8d92f" officeooo:paragraph-rsid="003a74c1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86" style:family="paragraph" style:parent-style-name="Text_20_body" style:list-style-name="L3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5b3ec" officeooo:paragraph-rsid="003da2c6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87" style:family="paragraph" style:parent-style-name="Text_20_body" style:list-style-name="L1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5b3ec" officeooo:paragraph-rsid="002ea71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88" style:family="paragraph" style:parent-style-name="Text_20_body" style:list-style-name="L1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5b3ec" officeooo:paragraph-rsid="004769a6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89" style:family="paragraph" style:parent-style-name="Text_20_body" style:list-style-name="L14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5b3ec" officeooo:paragraph-rsid="0029bbe8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90" style:family="paragraph" style:parent-style-name="Text_20_body" style:list-style-name="L7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d82ecf" officeooo:paragraph-rsid="001a2280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91" style:family="paragraph" style:parent-style-name="Text_20_body" style:list-style-name="L7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f15be" officeooo:paragraph-rsid="003ef779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92" style:family="paragraph" style:parent-style-name="Text_20_body" style:list-style-name="L14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10d332d" officeooo:paragraph-rsid="0029bbe8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93" style:family="paragraph" style:parent-style-name="Text_20_body" style:list-style-name="L1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4d37c2" officeooo:paragraph-rsid="004d37c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94" style:family="paragraph" style:parent-style-name="Text_20_body" style:list-style-name="L17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4d37c2" officeooo:paragraph-rsid="004d37c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95" style:family="paragraph" style:parent-style-name="Text_20_body" style:list-style-name="L1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112ce01" officeooo:paragraph-rsid="004d37c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96" style:family="paragraph" style:parent-style-name="Text_20_body" style:list-style-name="L32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112ce01" officeooo:paragraph-rsid="003642d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97" style:family="paragraph" style:parent-style-name="Text_20_body" style:list-style-name="L1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4769a6" officeooo:paragraph-rsid="004d37c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98" style:family="paragraph" style:parent-style-name="Text_20_body" style:list-style-name="L17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54ec58" officeooo:paragraph-rsid="002b5043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99" style:family="paragraph" style:parent-style-name="Text_20_body" style:list-style-name="L18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1a2280" officeooo:paragraph-rsid="002b5043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00" style:family="paragraph" style:parent-style-name="Text_20_body" style:list-style-name="L26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1a2280" officeooo:paragraph-rsid="003221b7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01" style:family="paragraph" style:parent-style-name="Text_20_body" style:list-style-name="L3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1a2280" officeooo:paragraph-rsid="003642d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02" style:family="paragraph" style:parent-style-name="Text_20_body" style:list-style-name="L28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cf4e6" officeooo:paragraph-rsid="002cf7de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03" style:family="paragraph" style:parent-style-name="Text_20_body" style:list-style-name="L32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cf4e6" officeooo:paragraph-rsid="003246e4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04" style:family="paragraph" style:parent-style-name="Text_20_body" style:list-style-name="L32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cf4e6" officeooo:paragraph-rsid="005b695c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05" style:family="paragraph" style:parent-style-name="Text_20_body" style:list-style-name="L30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0db789" officeooo:paragraph-rsid="003642d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06" style:family="paragraph" style:parent-style-name="Text_20_body" style:list-style-name="L30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1ce639" officeooo:paragraph-rsid="003642d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07" style:family="paragraph" style:parent-style-name="Text_20_body" style:list-style-name="L30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586bac" officeooo:paragraph-rsid="00586bac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08" style:family="paragraph" style:parent-style-name="Text_20_body" style:list-style-name="L31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586bac" officeooo:paragraph-rsid="003642d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09" style:family="paragraph" style:parent-style-name="Text_20_body" style:list-style-name="L31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586bac" officeooo:paragraph-rsid="00586bac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10" style:family="paragraph" style:parent-style-name="Text_20_body" style:list-style-name="L31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9d894" officeooo:paragraph-rsid="0038ac7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11" style:family="paragraph" style:parent-style-name="Text_20_body" style:list-style-name="L32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9d894" officeooo:paragraph-rsid="005b695c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12" style:family="paragraph" style:parent-style-name="Text_20_body" style:list-style-name="L32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5a363c" officeooo:paragraph-rsid="005a363c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13" style:family="paragraph" style:parent-style-name="Text_20_body" style:list-style-name="L7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17b5f" officeooo:paragraph-rsid="001a2280" style:font-size-asian="10pt" style:font-style-asian="normal" style:font-weight-asian="bold" style:font-name-complex="Verdana" style:font-size-complex="10pt" style:font-style-complex="normal" style:font-weight-complex="bold"/>
    </style:style>
    <style:style style:name="P214" style:family="paragraph" style:parent-style-name="Text_20_body" style:list-style-name="L7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17b5f" officeooo:paragraph-rsid="003ef779" style:font-size-asian="10pt" style:font-style-asian="normal" style:font-weight-asian="bold" style:font-name-complex="Verdana" style:font-size-complex="10pt" style:font-style-complex="normal" style:font-weight-complex="bold"/>
    </style:style>
    <style:style style:name="P215" style:family="paragraph" style:parent-style-name="Text_20_body" style:list-style-name="L2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55fdf8" officeooo:paragraph-rsid="0055fdf8" style:font-size-asian="10pt" style:font-style-asian="normal" style:font-weight-asian="bold" style:font-name-complex="Verdana" style:font-size-complex="10pt" style:font-style-complex="normal" style:font-weight-complex="bold"/>
    </style:style>
    <style:style style:name="P216" style:family="paragraph" style:parent-style-name="Text_20_body" style:list-style-name="L7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17b5f" officeooo:paragraph-rsid="001a2280" style:font-size-asian="10pt" style:font-style-asian="italic" style:font-weight-asian="bold" style:font-name-complex="Verdana" style:font-size-complex="10pt" style:font-style-complex="italic" style:font-weight-complex="bold"/>
    </style:style>
    <style:style style:name="P217" style:family="paragraph" style:parent-style-name="Text_20_body" style:list-style-name="L26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17b5f" officeooo:paragraph-rsid="003221b7" style:font-size-asian="10pt" style:font-style-asian="italic" style:font-weight-asian="bold" style:font-name-complex="Verdana" style:font-size-complex="10pt" style:font-style-complex="italic" style:font-weight-complex="bold"/>
    </style:style>
    <style:style style:name="P218" style:family="paragraph" style:parent-style-name="Text_20_body" style:list-style-name="L27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17b5f" officeooo:paragraph-rsid="002cf7de" style:font-size-asian="10pt" style:font-style-asian="italic" style:font-weight-asian="bold" style:font-name-complex="Verdana" style:font-size-complex="10pt" style:font-style-complex="italic" style:font-weight-complex="bold"/>
    </style:style>
    <style:style style:name="P219" style:family="paragraph" style:parent-style-name="Text_20_body" style:list-style-name="L27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17b5f" officeooo:paragraph-rsid="003221b7" style:font-size-asian="10pt" style:font-style-asian="italic" style:font-weight-asian="bold" style:font-name-complex="Verdana" style:font-size-complex="10pt" style:font-style-complex="italic" style:font-weight-complex="bold"/>
    </style:style>
    <style:style style:name="P220" style:family="paragraph" style:parent-style-name="Text_20_body" style:list-style-name="L27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17b5f" officeooo:paragraph-rsid="0055fdf8" style:font-size-asian="10pt" style:font-style-asian="italic" style:font-weight-asian="bold" style:font-name-complex="Verdana" style:font-size-complex="10pt" style:font-style-complex="italic" style:font-weight-complex="bold"/>
    </style:style>
    <style:style style:name="P221" style:family="paragraph" style:parent-style-name="Text_20_body" style:list-style-name="L26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217b5f" officeooo:paragraph-rsid="002cf7de" style:font-size-asian="10pt" style:font-style-asian="italic" style:font-weight-asian="bold" style:font-name-complex="Verdana" style:font-size-complex="10pt" style:font-style-complex="italic" style:font-weight-complex="bold"/>
    </style:style>
    <style:style style:name="P222" style:family="paragraph" style:parent-style-name="Text_20_body" style:list-style-name="L27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217b5f" officeooo:paragraph-rsid="002cf7de" style:font-size-asian="10pt" style:font-style-asian="italic" style:font-weight-asian="bold" style:font-name-complex="Verdana" style:font-size-complex="10pt" style:font-style-complex="italic" style:font-weight-complex="bold"/>
    </style:style>
    <style:style style:name="P223" style:family="paragraph" style:parent-style-name="Text_20_body" style:list-style-name="L27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217b5f" officeooo:paragraph-rsid="003221b7" style:font-size-asian="10pt" style:font-style-asian="italic" style:font-weight-asian="bold" style:font-name-complex="Verdana" style:font-size-complex="10pt" style:font-style-complex="italic" style:font-weight-complex="bold"/>
    </style:style>
    <style:style style:name="P224" style:family="paragraph" style:parent-style-name="Text_20_body" style:list-style-name="L28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217b5f" officeooo:paragraph-rsid="002cf7de" style:font-size-asian="10pt" style:font-style-asian="italic" style:font-weight-asian="bold" style:font-name-complex="Verdana" style:font-size-complex="10pt" style:font-style-complex="italic" style:font-weight-complex="bold"/>
    </style:style>
    <style:style style:name="P225" style:family="paragraph" style:parent-style-name="Text_20_body" style:list-style-name="L37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217b5f" officeooo:paragraph-rsid="00371b40" style:font-size-asian="10pt" style:font-style-asian="italic" style:font-weight-asian="bold" style:font-name-complex="Verdana" style:font-size-complex="10pt" style:font-style-complex="italic" style:font-weight-complex="bold"/>
    </style:style>
    <style:style style:name="P226" style:family="paragraph" style:parent-style-name="Text_20_body" style:list-style-name="L37">
      <style:paragraph-properties style:line-height-at-least="0.1465in"/>
      <style:text-properties fo:font-variant="normal" fo:text-transform="none" fo:color="#000000" style:text-position="0% 100%" style:font-name="Times New Roman" fo:font-size="10pt" fo:letter-spacing="normal" fo:font-style="normal" fo:font-weight="normal" officeooo:rsid="00217b5f" officeooo:paragraph-rsid="00371b40" style:font-size-asian="10pt" style:font-style-asian="italic" style:font-weight-asian="bold" style:font-name-complex="Verdana" style:font-size-complex="10pt" style:font-style-complex="italic" style:font-weight-complex="bold"/>
    </style:style>
    <style:style style:name="P227" style:family="paragraph" style:parent-style-name="Text_20_body" style:list-style-name="L9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1038d06" officeooo:paragraph-rsid="0023ae2d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228" style:family="paragraph" style:parent-style-name="Text_20_body" style:list-style-name="L19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1038d06" officeooo:paragraph-rsid="00428da7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229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0db789" officeooo:paragraph-rsid="002b5043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230" style:family="paragraph" style:parent-style-name="Text_20_body" style:list-style-name="L1"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0db789" officeooo:paragraph-rsid="000e166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31" style:family="paragraph" style:parent-style-name="Text_20_body" style:list-style-name="L1"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0db789" officeooo:paragraph-rsid="003a74c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32" style:family="paragraph" style:parent-style-name="Text_20_body" style:list-style-name="L3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0db789" officeooo:paragraph-rsid="003da2c6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33" style:family="paragraph" style:parent-style-name="Text_20_body" style:list-style-name="L8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0db789" officeooo:paragraph-rsid="003ef779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34" style:family="paragraph" style:parent-style-name="Text_20_body" style:list-style-name="L1"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3c3751" officeooo:paragraph-rsid="003c375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35" style:family="paragraph" style:parent-style-name="Text_20_body" style:list-style-name="L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3c3751" officeooo:paragraph-rsid="003ef779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36" style:family="paragraph" style:parent-style-name="Text_20_body" style:list-style-name="L7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3c3751" officeooo:paragraph-rsid="003ef779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37" style:family="paragraph" style:parent-style-name="Text_20_body" style:list-style-name="L1"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49943f" officeooo:paragraph-rsid="0049943f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38" style:family="paragraph" style:parent-style-name="Text_20_body" style:list-style-name="L1"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49943f" officeooo:paragraph-rsid="004b60c7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39" style:family="paragraph" style:parent-style-name="Text_20_body" style:list-style-name="L3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99d894" officeooo:paragraph-rsid="003c375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0" style:family="paragraph" style:parent-style-name="Text_20_body" style:list-style-name="L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99d894" officeooo:paragraph-rsid="003da2c6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1" style:family="paragraph" style:parent-style-name="Text_20_body" style:list-style-name="L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99d894" officeooo:paragraph-rsid="001371bc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2" style:family="paragraph" style:parent-style-name="Text_20_body" style:list-style-name="L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9cf4e6" officeooo:paragraph-rsid="001371bc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3" style:family="paragraph" style:parent-style-name="Text_20_body" style:list-style-name="L10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9cf4e6" officeooo:paragraph-rsid="0042e1eb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4" style:family="paragraph" style:parent-style-name="Text_20_body" style:list-style-name="L14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9cf4e6" officeooo:paragraph-rsid="004d37c2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5" style:family="paragraph" style:parent-style-name="Text_20_body" style:list-style-name="L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243cde" officeooo:paragraph-rsid="001371bc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6" style:family="paragraph" style:parent-style-name="Text_20_body" style:list-style-name="L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112ce01" officeooo:paragraph-rsid="001371bc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7" style:family="paragraph" style:parent-style-name="Text_20_body" style:list-style-name="L8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26045b" officeooo:paragraph-rsid="001caccb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8" style:family="paragraph" style:parent-style-name="Text_20_body" style:list-style-name="L8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1a2280" officeooo:paragraph-rsid="003ef779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9" style:family="paragraph" style:parent-style-name="Text_20_body" style:list-style-name="L20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10f63b4" officeooo:paragraph-rsid="004ec49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50" style:family="paragraph" style:parent-style-name="Text_20_body" style:list-style-name="L21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a5b3ec" officeooo:paragraph-rsid="00305a70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51" style:family="paragraph" style:parent-style-name="Text_20_body" style:list-style-name="L22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a5b3ec" officeooo:paragraph-rsid="00378fbd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52" style:family="paragraph" style:parent-style-name="Text_20_body" style:list-style-name="L29"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5b695c" officeooo:paragraph-rsid="005b695c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53" style:family="paragraph" style:parent-style-name="Text_20_body" style:list-style-name="L29"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56ced8" officeooo:paragraph-rsid="0056ced8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54" style:family="paragraph" style:parent-style-name="Text_20_body" style:list-style-name="L29"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5a363c" officeooo:paragraph-rsid="005a363c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55" style:family="paragraph" style:parent-style-name="Text_20_body" style:list-style-name="L21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0db789" officeooo:paragraph-rsid="002cf7de" style:font-size-asian="9pt" style:font-style-asian="normal" style:font-weight-asian="bold" style:font-name-complex="Verdana" style:font-size-complex="9pt" style:font-style-complex="normal" style:font-weight-complex="bold"/>
    </style:style>
    <style:style style:name="P256" style:family="paragraph" style:parent-style-name="Text_20_body" style:list-style-name="L21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0db789" officeooo:paragraph-rsid="00305a70" style:font-size-asian="9pt" style:font-style-asian="normal" style:font-weight-asian="bold" style:font-name-complex="Verdana" style:font-size-complex="9pt" style:font-style-complex="normal" style:font-weight-complex="bold"/>
    </style:style>
    <style:style style:name="P257" style:family="paragraph" style:parent-style-name="Text_20_body" style:list-style-name="L34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217b5f" officeooo:paragraph-rsid="003642d2" style:font-size-asian="9pt" style:font-style-asian="normal" style:font-weight-asian="bold" style:font-name-complex="Verdana" style:font-size-complex="9pt" style:font-style-complex="normal" style:font-weight-complex="bold"/>
    </style:style>
    <style:style style:name="P258" style:family="paragraph" style:parent-style-name="Text_20_body" style:list-style-name="L8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26045b" officeooo:paragraph-rsid="001caccb" style:font-size-asian="9pt" style:font-style-asian="italic" style:font-weight-asian="normal" style:font-name-complex="Verdana" style:font-size-complex="9pt" style:font-style-complex="italic" style:font-weight-complex="normal"/>
    </style:style>
    <style:style style:name="P259" style:family="paragraph" style:parent-style-name="Text_20_body" style:list-style-name="L21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217b5f" officeooo:paragraph-rsid="005b695c" style:font-size-asian="9pt" style:font-style-asian="italic" style:font-weight-asian="bold" style:font-name-complex="Verdana" style:font-size-complex="9pt" style:font-style-complex="italic" style:font-weight-complex="bold"/>
    </style:style>
    <style:style style:name="P260" style:family="paragraph" style:parent-style-name="Text_20_body" style:list-style-name="L21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217b5f" officeooo:paragraph-rsid="002cf7de" style:font-size-asian="9pt" style:font-style-asian="italic" style:font-weight-asian="bold" style:font-name-complex="Verdana" style:font-size-complex="9pt" style:font-style-complex="italic" style:font-weight-complex="bold"/>
    </style:style>
    <style:style style:name="P261" style:family="paragraph" style:parent-style-name="Text_20_body" style:list-style-name="L21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217b5f" officeooo:paragraph-rsid="00305a70" style:font-size-asian="9pt" style:font-style-asian="italic" style:font-weight-asian="bold" style:font-name-complex="Verdana" style:font-size-complex="9pt" style:font-style-complex="italic" style:font-weight-complex="bold"/>
    </style:style>
    <style:style style:name="P262" style:family="paragraph" style:parent-style-name="Text_20_body" style:list-style-name="L22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217b5f" officeooo:paragraph-rsid="00378fbd" style:font-size-asian="9pt" style:font-style-asian="italic" style:font-weight-asian="bold" style:font-name-complex="Verdana" style:font-size-complex="9pt" style:font-style-complex="italic" style:font-weight-complex="bold"/>
    </style:style>
    <style:style style:name="P263" style:family="paragraph" style:parent-style-name="Text_20_body" style:list-style-name="L22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217b5f" officeooo:paragraph-rsid="0050e959" style:font-size-asian="9pt" style:font-style-asian="italic" style:font-weight-asian="bold" style:font-name-complex="Verdana" style:font-size-complex="9pt" style:font-style-complex="italic" style:font-weight-complex="bold"/>
    </style:style>
    <style:style style:name="P264" style:family="paragraph" style:parent-style-name="Text_20_body" style:list-style-name="L34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217b5f" officeooo:paragraph-rsid="0033a5c2" style:font-size-asian="9pt" style:font-style-asian="italic" style:font-weight-asian="bold" style:font-name-complex="Verdana" style:font-size-complex="9pt" style:font-style-complex="italic" style:font-weight-complex="bold"/>
    </style:style>
    <style:style style:name="P265" style:family="paragraph" style:parent-style-name="Text_20_body" style:list-style-name="L34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217b5f" officeooo:paragraph-rsid="005ccb33" style:font-size-asian="9pt" style:font-style-asian="italic" style:font-weight-asian="bold" style:font-name-complex="Verdana" style:font-size-complex="9pt" style:font-style-complex="italic" style:font-weight-complex="bold"/>
    </style:style>
    <style:style style:name="P266" style:family="paragraph" style:parent-style-name="Text_20_body" style:list-style-name="L21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50e959" officeooo:paragraph-rsid="0050e959" style:font-size-asian="9pt" style:font-style-asian="italic" style:font-weight-asian="bold" style:font-name-complex="Verdana" style:font-size-complex="9pt" style:font-style-complex="italic" style:font-weight-complex="bold"/>
    </style:style>
    <style:style style:name="P267" style:family="paragraph" style:parent-style-name="Text_20_body" style:list-style-name="L22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557abf" officeooo:paragraph-rsid="00557abf" style:font-size-asian="9pt" style:font-style-asian="italic" style:font-weight-asian="bold" style:font-name-complex="Verdana" style:font-size-complex="9pt" style:font-style-complex="italic" style:font-weight-complex="bold"/>
    </style:style>
    <style:style style:name="P268" style:family="paragraph" style:parent-style-name="Text_20_body" style:list-style-name="L34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5a363c" officeooo:paragraph-rsid="005a363c" style:font-size-asian="9pt" style:font-style-asian="italic" style:font-weight-asian="bold" style:font-name-complex="Verdana" style:font-size-complex="9pt" style:font-style-complex="italic" style:font-weight-complex="bold"/>
    </style:style>
    <style:style style:name="P269" style:family="paragraph" style:parent-style-name="Text_20_body" style:list-style-name="L8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bold" officeooo:rsid="001a2280" officeooo:paragraph-rsid="001caccb" style:font-size-asian="9pt" style:font-style-asian="normal" style:font-weight-asian="bold" style:font-name-complex="Verdana" style:font-size-complex="9pt" style:font-style-complex="normal" style:font-weight-complex="bold"/>
    </style:style>
    <style:style style:name="P270" style:family="paragraph" style:parent-style-name="Text_20_body" style:list-style-name="L3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fo:font-weight="normal" officeooo:rsid="00abf54e" officeooo:paragraph-rsid="003c3751" style:font-size-asian="9pt" style:font-weight-asian="normal" style:font-name-complex="Verdana" style:font-size-complex="9pt" style:font-weight-complex="normal"/>
    </style:style>
    <style:style style:name="P271" style:family="paragraph" style:parent-style-name="Text_20_body" style:list-style-name="L21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fo:font-weight="normal" officeooo:rsid="00217b5f" officeooo:paragraph-rsid="002cf7de" style:font-size-asian="9pt" style:font-style-asian="italic" style:font-weight-asian="bold" style:font-name-complex="Verdana" style:font-size-complex="9pt" style:font-style-complex="italic" style:font-weight-complex="bold"/>
    </style:style>
    <style:style style:name="P272" style:family="paragraph" style:parent-style-name="Text_20_body" style:list-style-name="L22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fo:font-weight="normal" officeooo:rsid="00217b5f" officeooo:paragraph-rsid="003246e4" style:font-size-asian="9pt" style:font-style-asian="italic" style:font-weight-asian="bold" style:font-name-complex="Verdana" style:font-size-complex="9pt" style:font-style-complex="italic" style:font-weight-complex="bold"/>
    </style:style>
    <style:style style:name="P273" style:family="paragraph" style:parent-style-name="Text_20_body" style:list-style-name="L23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fo:font-weight="normal" officeooo:rsid="00217b5f" officeooo:paragraph-rsid="00557abf" style:font-size-asian="9pt" style:font-style-asian="italic" style:font-weight-asian="bold" style:font-name-complex="Verdana" style:font-size-complex="9pt" style:font-style-complex="italic" style:font-weight-complex="bold"/>
    </style:style>
    <style:style style:name="P274" style:family="paragraph" style:parent-style-name="Text_20_body" style:list-style-name="L23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fo:font-weight="normal" officeooo:rsid="00217b5f" officeooo:paragraph-rsid="00305a70" style:font-size-asian="9pt" style:font-style-asian="italic" style:font-weight-asian="bold" style:font-name-complex="Verdana" style:font-size-complex="9pt" style:font-style-complex="italic" style:font-weight-complex="bold"/>
    </style:style>
    <style:style style:name="P275" style:family="paragraph" style:parent-style-name="Text_20_body" style:list-style-name="L23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fo:font-weight="normal" officeooo:rsid="00217b5f" officeooo:paragraph-rsid="00527eb3" style:font-size-asian="9pt" style:font-style-asian="italic" style:font-weight-asian="bold" style:font-name-complex="Verdana" style:font-size-complex="9pt" style:font-style-complex="italic" style:font-weight-complex="bold"/>
    </style:style>
    <style:style style:name="P276" style:family="paragraph" style:parent-style-name="Text_20_body" style:list-style-name="L28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fo:font-weight="normal" officeooo:rsid="00217b5f" officeooo:paragraph-rsid="003221b7" style:font-size-asian="9pt" style:font-style-asian="italic" style:font-weight-asian="bold" style:font-name-complex="Verdana" style:font-size-complex="9pt" style:font-style-complex="italic" style:font-weight-complex="bold"/>
    </style:style>
    <style:style style:name="P277" style:family="paragraph" style:parent-style-name="Text_20_body" style:list-style-name="L36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fo:font-weight="normal" officeooo:rsid="00217b5f" officeooo:paragraph-rsid="0033a5c2" style:font-size-asian="9pt" style:font-style-asian="italic" style:font-weight-asian="bold" style:font-name-complex="Verdana" style:font-size-complex="9pt" style:font-style-complex="italic" style:font-weight-complex="bold"/>
    </style:style>
    <style:style style:name="P278" style:family="paragraph" style:parent-style-name="Text_20_body" style:list-style-name="L36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fo:font-weight="normal" officeooo:rsid="00217b5f" officeooo:paragraph-rsid="003642d2" style:font-size-asian="9pt" style:font-style-asian="italic" style:font-weight-asian="bold" style:font-name-complex="Verdana" style:font-size-complex="9pt" style:font-style-complex="italic" style:font-weight-complex="bold"/>
    </style:style>
    <style:style style:name="P279" style:family="paragraph" style:parent-style-name="Text_20_body" style:list-style-name="L36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fo:font-weight="normal" officeooo:rsid="00217b5f" officeooo:paragraph-rsid="005ccb33" style:font-size-asian="9pt" style:font-style-asian="italic" style:font-weight-asian="bold" style:font-name-complex="Verdana" style:font-size-complex="9pt" style:font-style-complex="italic" style:font-weight-complex="bold"/>
    </style:style>
    <style:style style:name="P280" style:family="paragraph" style:parent-style-name="Text_20_body" style:list-style-name="L23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fo:font-weight="normal" officeooo:rsid="00557abf" officeooo:paragraph-rsid="00557abf" style:font-size-asian="9pt" style:font-style-asian="italic" style:font-weight-asian="bold" style:font-name-complex="Verdana" style:font-size-complex="9pt" style:font-style-complex="italic" style:font-weight-complex="bold"/>
    </style:style>
    <style:style style:name="P281" style:family="paragraph" style:parent-style-name="Text_20_body" style:list-style-name="L27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17b5f" officeooo:paragraph-rsid="003221b7" style:font-size-asian="12pt" style:font-style-asian="italic" style:font-weight-asian="bold" style:font-name-complex="Verdana" style:font-size-complex="12pt" style:font-style-complex="italic" style:font-weight-complex="bold"/>
    </style:style>
    <style:style style:name="P282" style:family="paragraph" style:parent-style-name="Text_20_body" style:list-style-name="L36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17b5f" officeooo:paragraph-rsid="003642d2" style:font-size-asian="12pt" style:font-style-asian="italic" style:font-weight-asian="bold" style:font-name-complex="Verdana" style:font-size-complex="12pt" style:font-style-complex="italic" style:font-weight-complex="bold"/>
    </style:style>
    <style:style style:name="P283" style:family="paragraph" style:parent-style-name="Text_20_body" style:list-style-name="L28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3221b7" style:font-size-asian="12pt" style:font-style-asian="italic" style:font-weight-asian="bold" style:font-name-complex="Verdana" style:font-size-complex="12pt" style:font-style-complex="italic" style:font-weight-complex="bold"/>
    </style:style>
    <style:style style:name="P284" style:family="paragraph" style:parent-style-name="Text_20_body" style:list-style-name="L36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33a5c2" style:font-size-asian="12pt" style:font-style-asian="italic" style:font-weight-asian="bold" style:font-name-complex="Verdana" style:font-size-complex="12pt" style:font-style-complex="italic" style:font-weight-complex="bold"/>
    </style:style>
    <style:style style:name="P285" style:family="paragraph" style:parent-style-name="Text_20_body" style:list-style-name="L37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371b40" style:font-size-asian="12pt" style:font-style-asian="italic" style:font-weight-asian="bold" style:font-name-complex="Verdana" style:font-size-complex="12pt" style:font-style-complex="italic" style:font-weight-complex="bold"/>
    </style:style>
    <style:style style:name="P286" style:family="paragraph" style:parent-style-name="Text_20_body" style:list-style-name="L37">
      <style:paragraph-properties style:line-height-at-least="0.1465in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371b40" style:font-size-asian="12pt" style:font-style-asian="italic" style:font-weight-asian="bold" style:font-name-complex="Verdana" style:font-size-complex="12pt" style:font-style-complex="italic" style:font-weight-complex="bold"/>
    </style:style>
    <style:style style:name="P287" style:family="paragraph" style:parent-style-name="Text_20_body" style:list-style-name="L1">
      <style:text-properties fo:font-variant="normal" fo:text-transform="none" fo:color="#000000" style:font-name="Times New Roman" fo:font-size="9pt" fo:letter-spacing="normal" fo:font-style="normal" fo:font-weight="normal" officeooo:paragraph-rsid="004b60c7" style:font-size-asian="9pt" style:font-size-complex="9pt"/>
    </style:style>
    <style:style style:name="P288" style:family="paragraph" style:parent-style-name="Text_20_body" style:list-style-name="L14">
      <style:text-properties fo:font-variant="normal" fo:text-transform="none" fo:color="#000000" style:font-name="Times New Roman" fo:font-size="10pt" fo:letter-spacing="normal" fo:font-style="normal" fo:font-weight="normal" officeooo:rsid="0112ce01" officeooo:paragraph-rsid="0029bbe8" style:font-size-asian="10pt" style:font-name-complex="Verdana" style:font-size-complex="10pt"/>
    </style:style>
    <style:style style:name="P289" style:family="paragraph" style:parent-style-name="Text_20_body" style:list-style-name="L14">
      <style:paragraph-properties style:line-height-at-least="0.1465in"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officeooo:rsid="00a5b3ec" officeooo:paragraph-rsid="0029bbe8" style:font-size-asian="10pt" style:font-name-complex="Verdana" style:font-size-complex="10pt"/>
    </style:style>
    <style:style style:name="P290" style:family="paragraph" style:parent-style-name="Text_20_body" style:list-style-name="L18">
      <style:text-properties fo:font-variant="normal" fo:text-transform="none" fo:color="#000000" style:font-name="Times New Roman" fo:font-size="10pt" fo:letter-spacing="normal" fo:font-style="normal" fo:font-weight="normal" officeooo:rsid="004d37c2" officeooo:paragraph-rsid="004d37c2" style:font-size-asian="10pt" style:font-name-complex="Verdana" style:font-size-complex="10pt"/>
    </style:style>
    <style:style style:name="P291" style:family="paragraph" style:parent-style-name="Text_20_body" style:list-style-name="L2">
      <style:paragraph-properties fo:text-align="start" style:justify-single-word="false"/>
      <style:text-properties style:font-name="Times New Roman" fo:font-size="9pt" style:text-underline-style="none" fo:font-weight="normal" officeooo:rsid="001ce639" officeooo:paragraph-rsid="000e54eb" style:font-size-asian="9pt" style:font-weight-asian="normal" style:font-name-complex="Verdana" style:font-size-complex="9pt" style:font-weight-complex="normal"/>
    </style:style>
    <style:style style:name="P292" style:family="paragraph" style:parent-style-name="Text_20_body" style:list-style-name="L3">
      <style:paragraph-properties style:line-height-at-least="0.1465in" fo:text-align="start" style:justify-single-word="false"/>
      <style:text-properties style:font-name="Times New Roman" fo:font-size="9pt" officeooo:rsid="00e211dd" officeooo:paragraph-rsid="003c3751" style:font-size-asian="9pt" style:font-size-complex="9pt"/>
    </style:style>
    <style:style style:name="P293" style:family="paragraph" style:parent-style-name="Text_20_body" style:list-style-name="L11">
      <style:text-properties style:font-name="Times New Roman" fo:font-size="9pt" style:font-size-asian="9pt" style:font-size-complex="9pt"/>
    </style:style>
    <style:style style:name="P294" style:family="paragraph" style:parent-style-name="Text_20_body" style:list-style-name="L11">
      <style:text-properties style:font-name="Times New Roman" fo:font-size="9pt" officeooo:rsid="0112ce01" style:font-size-asian="9pt" style:font-size-complex="9pt"/>
    </style:style>
    <style:style style:name="P295" style:family="paragraph" style:parent-style-name="Text_20_body" style:list-style-name="L11">
      <style:text-properties style:font-name="Times New Roman" fo:font-size="9pt" officeooo:rsid="0114b06d" style:font-size-asian="9pt" style:font-size-complex="9pt"/>
    </style:style>
    <style:style style:name="P296" style:family="paragraph" style:parent-style-name="Text_20_body" style:list-style-name="L11">
      <style:text-properties style:font-name="Times New Roman" fo:font-size="9pt" officeooo:rsid="00f3c5f5" style:font-size-asian="9pt" style:font-size-complex="9pt"/>
    </style:style>
    <style:style style:name="P297" style:family="paragraph" style:parent-style-name="Text_20_body" style:list-style-name="L12">
      <style:text-properties style:font-name="Times New Roman" fo:font-size="9pt" style:font-size-asian="9pt" style:font-size-complex="9pt"/>
    </style:style>
    <style:style style:name="P298" style:family="paragraph" style:parent-style-name="Text_20_body" style:list-style-name="L12">
      <style:text-properties style:font-name="Times New Roman" fo:font-size="9pt" officeooo:rsid="0049943f" style:font-size-asian="9pt" style:font-size-complex="9pt"/>
    </style:style>
    <style:style style:name="P299" style:family="paragraph" style:parent-style-name="Text_20_body" style:list-style-name="L12">
      <style:text-properties style:font-name="Times New Roman" fo:font-size="9pt" officeooo:rsid="004b60c7" style:font-size-asian="9pt" style:font-size-complex="9pt"/>
    </style:style>
    <style:style style:name="P300" style:family="paragraph" style:parent-style-name="Text_20_body" style:list-style-name="L13">
      <style:text-properties style:font-name="Times New Roman" fo:font-size="9pt" style:font-size-asian="9pt" style:font-size-complex="9pt"/>
    </style:style>
    <style:style style:name="P301" style:family="paragraph" style:parent-style-name="Text_20_body" style:list-style-name="L3">
      <style:paragraph-properties style:line-height-at-least="0.1465in" fo:text-align="start" style:justify-single-word="false"/>
      <style:text-properties style:font-name="Times New Roman" fo:font-size="9pt" officeooo:rsid="007dc076" officeooo:paragraph-rsid="003c3751" style:font-size-asian="9pt" style:font-name-complex="Verdana" style:font-size-complex="9pt"/>
    </style:style>
    <style:style style:name="P302" style:family="paragraph" style:parent-style-name="Text_20_body" style:list-style-name="L10">
      <style:paragraph-properties fo:text-align="start" style:justify-single-word="false"/>
      <style:text-properties style:font-name="Times New Roman" fo:font-size="9pt" officeooo:rsid="007e3029" officeooo:paragraph-rsid="00428da7" style:font-size-asian="9pt" style:font-name-complex="Verdana" style:font-size-complex="9pt"/>
    </style:style>
    <style:style style:name="P303" style:family="paragraph" style:parent-style-name="Text_20_body" style:list-style-name="L11">
      <style:text-properties style:font-name="Times New Roman" fo:font-size="9pt" officeooo:rsid="004bbfb9" style:font-size-asian="9pt" style:font-style-asian="normal" style:font-weight-asian="normal" style:font-size-complex="9pt" style:font-style-complex="normal" style:font-weight-complex="normal"/>
    </style:style>
    <style:style style:name="P304" style:family="paragraph" style:parent-style-name="Text_20_body" style:list-style-name="L12">
      <style:text-properties style:font-name="Times New Roman" fo:font-size="9pt" style:font-size-asian="9pt" style:font-style-asian="normal" style:font-weight-asian="normal" style:font-size-complex="9pt" style:font-style-complex="normal" style:font-weight-complex="normal"/>
    </style:style>
    <style:style style:name="P305" style:family="paragraph" style:parent-style-name="Text_20_body" style:list-style-name="L2">
      <style:paragraph-properties fo:text-align="start" style:justify-single-word="false"/>
      <style:text-properties style:font-name="Times New Roman" fo:font-size="10pt" style:text-underline-style="none" fo:font-weight="normal" officeooo:rsid="001ce639" officeooo:paragraph-rsid="000e54eb" style:font-size-asian="10pt" style:font-weight-asian="normal" style:font-name-complex="Verdana" style:font-size-complex="10pt" style:font-weight-complex="normal"/>
    </style:style>
    <style:style style:name="P306" style:family="paragraph" style:parent-style-name="Text_20_body" style:list-style-name="L10">
      <style:paragraph-properties fo:text-align="start" style:justify-single-word="false"/>
      <style:text-properties style:font-name="Times New Roman" fo:font-size="10pt" officeooo:rsid="007e3029" officeooo:paragraph-rsid="00428da7" style:font-size-asian="10pt" style:font-name-complex="Verdana" style:font-size-complex="10pt"/>
    </style:style>
    <style:style style:name="P307" style:family="paragraph" style:parent-style-name="Text_20_body" style:list-style-name="L14">
      <style:text-properties style:font-name="Times New Roman" fo:font-size="10pt" officeooo:rsid="01038d06" officeooo:paragraph-rsid="0029bbe8" style:font-size-asian="10pt" style:font-size-complex="10pt"/>
    </style:style>
    <style:style style:name="P308" style:family="paragraph" style:parent-style-name="Text_20_body" style:list-style-name="L17">
      <style:text-properties style:font-name="Times New Roman" fo:font-size="10pt" officeooo:rsid="0114b06d" officeooo:paragraph-rsid="002b5043" style:font-size-asian="10pt" style:font-size-complex="10pt"/>
    </style:style>
    <style:style style:name="P309" style:family="paragraph" style:parent-style-name="Text_20_body" style:list-style-name="L31">
      <style:text-properties style:font-name="Times New Roman" fo:font-size="10pt" officeooo:rsid="007dc076" officeooo:paragraph-rsid="0038ac72" style:font-size-asian="10pt" style:font-size-complex="10pt"/>
    </style:style>
    <style:style style:name="P310" style:family="paragraph" style:parent-style-name="Text_20_body" style:list-style-name="L11">
      <style:text-properties style:font-name="Times New Roman" fo:font-size="10pt" fo:font-weight="normal" officeooo:rsid="01038d06" officeooo:paragraph-rsid="004ec491" style:font-size-asian="10pt" style:font-weight-asian="normal" style:font-size-complex="10pt" style:font-weight-complex="normal"/>
    </style:style>
    <style:style style:name="P311" style:family="paragraph" style:parent-style-name="Text_20_body" style:list-style-name="L9">
      <style:paragraph-properties style:line-height-at-least="0.1465in" fo:text-align="start" style:justify-single-word="false"/>
      <style:text-properties style:font-name="Times New Roman" fo:font-size="12pt" officeooo:rsid="001c26f3" officeooo:paragraph-rsid="00428da7" style:font-size-asian="12pt" style:font-name-complex="Verdana" style:font-size-complex="12pt"/>
    </style:style>
    <style:style style:name="P312" style:family="paragraph" style:parent-style-name="Text_20_body" style:list-style-name="L19">
      <style:paragraph-properties style:line-height-at-least="0.1465in" fo:text-align="start" style:justify-single-word="false"/>
      <style:text-properties style:font-name="Times New Roman" fo:font-size="12pt" officeooo:rsid="001c26f3" officeooo:paragraph-rsid="004ec491" style:font-size-asian="12pt" style:font-name-complex="Verdana" style:font-size-complex="12pt"/>
    </style:style>
    <style:style style:name="P313" style:family="paragraph" style:parent-style-name="Text_20_body" style:list-style-name="L37">
      <style:paragraph-properties style:line-height-at-least="0.1465in"/>
      <style:text-properties style:font-name="Times New Roman" fo:font-size="12pt" officeooo:rsid="00217b5f" officeooo:paragraph-rsid="00371b40" style:font-size-asian="12pt" style:font-name-complex="Verdana" style:font-size-complex="12pt"/>
    </style:style>
    <style:style style:name="P314" style:family="paragraph" style:parent-style-name="Text_20_body" style:list-style-name="L4">
      <style:paragraph-properties style:line-height-at-least="0.1465in" fo:text-align="start" style:justify-single-word="false"/>
      <style:text-properties officeooo:rsid="000db789" officeooo:paragraph-rsid="001371bc"/>
    </style:style>
    <style:style style:name="P315" style:family="paragraph" style:parent-style-name="Text_20_body" style:list-style-name="L9">
      <style:text-properties officeooo:paragraph-rsid="00428da7"/>
    </style:style>
    <style:style style:name="P316" style:family="paragraph" style:parent-style-name="Text_20_body" style:list-style-name="L11"/>
    <style:style style:name="P317" style:family="paragraph" style:parent-style-name="Text_20_body" style:list-style-name="L11">
      <style:text-properties fo:color="#333333" style:font-name="Times New Roman" fo:font-size="9pt" style:font-size-asian="9pt" style:font-size-complex="9pt"/>
    </style:style>
    <style:style style:name="P318" style:family="paragraph" style:parent-style-name="Text_20_body" style:list-style-name="L19">
      <style:text-properties officeooo:paragraph-rsid="004ec491"/>
    </style:style>
    <style:style style:name="P319" style:family="paragraph" style:parent-style-name="Text_20_body" style:list-style-name="L19">
      <style:text-properties style:text-position="0% 100%" style:font-name="Times New Roman" fo:font-size="10pt" officeooo:paragraph-rsid="002b5043" style:font-size-asian="10pt" style:font-size-complex="10pt"/>
    </style:style>
    <style:style style:name="P320" style:family="paragraph" style:parent-style-name="Text_20_body" style:list-style-name="L30">
      <style:text-properties fo:font-size="10pt" fo:font-weight="normal" officeooo:paragraph-rsid="003246e4" style:font-size-asian="10pt" style:font-weight-asian="normal" style:font-size-complex="10pt" style:font-weight-complex="normal"/>
    </style:style>
    <style:style style:name="P321" style:family="paragraph" style:parent-style-name="Text_20_body" style:list-style-name="L35">
      <style:text-properties fo:font-size="10pt" fo:font-weight="normal" officeooo:rsid="0027cb70" officeooo:paragraph-rsid="0033a5c2" style:font-size-asian="10pt" style:font-weight-asian="normal" style:font-size-complex="10pt" style:font-weight-complex="normal"/>
    </style:style>
    <style:style style:name="P322" style:family="paragraph" style:parent-style-name="Text_20_body" style:list-style-name="L35">
      <style:text-properties fo:font-size="10pt" fo:font-weight="normal" officeooo:rsid="0026045b" officeooo:paragraph-rsid="003642d2" style:font-size-asian="10pt" style:font-weight-asian="normal" style:font-size-complex="10pt" style:font-weight-complex="normal"/>
    </style:style>
    <style:style style:name="P323" style:family="paragraph" style:parent-style-name="Text_20_body" style:list-style-name="L36">
      <style:text-properties officeooo:paragraph-rsid="0033a5c2"/>
    </style:style>
    <style:style style:name="P324" style:family="paragraph" style:parent-style-name="Standard" style:list-style-name="L1"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adb8ab" officeooo:paragraph-rsid="000e166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25" style:family="paragraph" style:parent-style-name="Standard" style:list-style-name="L21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217b5f" officeooo:paragraph-rsid="002cf7de" style:font-size-asian="9pt" style:font-style-asian="italic" style:font-weight-asian="bold" style:font-name-complex="Verdana" style:font-size-complex="9pt" style:font-style-complex="italic" style:font-weight-complex="bold"/>
    </style:style>
    <style:style style:name="P326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1b5019" officeooo:paragraph-rsid="003c3751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327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7dc076" officeooo:paragraph-rsid="0037587f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328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4ec491" officeooo:paragraph-rsid="002b5043" style:font-size-asian="10pt" style:font-style-asian="normal" style:font-weight-asian="bold" style:font-name-complex="Verdana" style:font-size-complex="10pt" style:font-style-complex="normal" style:font-weight-complex="bold"/>
    </style:style>
    <style:style style:name="P329" style:family="paragraph" style:parent-style-name="Standard" style:list-style-name="L27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217b5f" officeooo:paragraph-rsid="002cf7de" style:font-size-asian="10pt" style:font-style-asian="italic" style:font-weight-asian="bold" style:font-name-complex="Verdana" style:font-size-complex="10pt" style:font-style-complex="italic" style:font-weight-complex="bold"/>
    </style:style>
    <style:style style:name="P330" style:family="paragraph" style:parent-style-name="Standard" style:list-style-name="L37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217b5f" officeooo:paragraph-rsid="00371b40" style:font-size-asian="10pt" style:font-style-asian="italic" style:font-weight-asian="bold" style:font-name-complex="Verdana" style:font-size-complex="10pt" style:font-style-complex="italic" style:font-weight-complex="bold"/>
    </style:style>
    <style:style style:name="P331" style:family="paragraph" style:parent-style-name="Standard" style:list-style-name="L37">
      <style:paragraph-properties style:line-height-at-least="0.1465in"/>
      <style:text-properties fo:font-variant="normal" fo:text-transform="none" fo:color="#000000" style:text-position="0% 100%" style:font-name="Times New Roman" fo:font-size="10pt" fo:letter-spacing="normal" fo:font-style="normal" fo:font-weight="normal" officeooo:rsid="00217b5f" officeooo:paragraph-rsid="0033a5c2" style:font-size-asian="10pt" style:font-style-asian="italic" style:font-weight-asian="bold" style:font-name-complex="Verdana" style:font-size-complex="10pt" style:font-style-complex="italic" style:font-weight-complex="bold"/>
    </style:style>
    <style:style style:name="P332" style:family="paragraph" style:parent-style-name="Standard">
      <style:text-properties fo:font-weight="bold" officeooo:rsid="000db789" officeooo:paragraph-rsid="004415c2" style:font-weight-asian="bold" style:font-weight-complex="bold"/>
    </style:style>
    <style:style style:name="P333" style:family="paragraph" style:parent-style-name="Standard">
      <style:text-properties fo:font-weight="bold" officeooo:rsid="0050e959" officeooo:paragraph-rsid="0050e959" style:font-weight-asian="bold" style:font-weight-complex="bold"/>
    </style:style>
    <style:style style:name="P334" style:family="paragraph" style:parent-style-name="Standard">
      <style:text-properties officeooo:rsid="0023ae2d" officeooo:paragraph-rsid="002b5043"/>
    </style:style>
    <style:style style:name="P335" style:family="paragraph" style:parent-style-name="Standard">
      <style:text-properties officeooo:rsid="0023ae2d" officeooo:paragraph-rsid="002b964b"/>
    </style:style>
    <style:style style:name="P336" style:family="paragraph" style:parent-style-name="Standard" style:list-style-name="L32">
      <style:paragraph-properties fo:text-align="start" style:justify-single-word="false"/>
      <style:text-properties style:font-name="Times New Roman" fo:font-size="10pt" officeooo:rsid="00af61be" officeooo:paragraph-rsid="003246e4" style:font-size-asian="10pt" style:font-name-complex="Verdana" style:font-size-complex="10pt"/>
    </style:style>
    <style:style style:name="P337" style:family="paragraph" style:parent-style-name="Standard" style:list-style-name="L35">
      <style:text-properties fo:font-size="10pt" fo:font-weight="normal" officeooo:rsid="0026045b" officeooo:paragraph-rsid="0033a5c2" style:font-size-asian="10pt" style:font-weight-asian="normal" style:font-size-complex="10pt" style:font-weight-complex="normal"/>
    </style:style>
    <style:style style:name="P338" style:family="paragraph" style:parent-style-name="Standard" style:list-style-name="L36">
      <style:text-properties fo:font-size="9pt" officeooo:paragraph-rsid="0033a5c2" style:font-size-asian="9pt" style:font-size-complex="9pt"/>
    </style:style>
    <style:style style:name="P339" style:family="paragraph" style:parent-style-name="Table_20_Contents" style:list-style-name="L3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d82ecf" officeooo:paragraph-rsid="003c375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40" style:family="paragraph" style:parent-style-name="Table_20_Contents" style:list-style-name="L36">
      <style:paragraph-properties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fo:font-weight="normal" officeooo:rsid="00217b5f" officeooo:paragraph-rsid="003642d2" style:font-size-asian="9pt" style:font-style-asian="italic" style:font-weight-asian="bold" style:font-name-complex="Verdana" style:font-size-complex="9pt" style:font-style-complex="italic" style:font-weight-complex="bold"/>
    </style:style>
    <style:style style:name="P341" style:family="paragraph" style:parent-style-name="Table_20_Contents" style:list-style-name="L6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ca995" officeooo:paragraph-rsid="00188a84" style:font-size-asian="12pt" style:font-style-asian="normal" style:font-weight-asian="bold" style:font-name-complex="Verdana" style:font-size-complex="12pt" style:font-style-complex="normal" style:font-weight-complex="bold"/>
    </style:style>
    <style:style style:name="P342" style:family="paragraph" style:parent-style-name="Table_20_Contents" style:list-style-name="L16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ca995" officeooo:paragraph-rsid="0029bbe8" style:font-size-asian="12pt" style:font-style-asian="normal" style:font-weight-asian="bold" style:font-name-complex="Verdana" style:font-size-complex="12pt" style:font-style-complex="normal" style:font-weight-complex="bold"/>
    </style:style>
    <style:style style:name="P343" style:family="paragraph" style:parent-style-name="Table_20_Contents" style:list-style-name="L24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ca995" officeooo:paragraph-rsid="002b964b" style:font-size-asian="12pt" style:font-style-asian="normal" style:font-weight-asian="bold" style:font-name-complex="Verdana" style:font-size-complex="12pt" style:font-style-complex="normal" style:font-weight-complex="bold"/>
    </style:style>
    <style:style style:name="P344" style:family="paragraph" style:parent-style-name="Table_20_Contents" style:list-style-name="L33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ca995" officeooo:paragraph-rsid="003221b7" style:font-size-asian="12pt" style:font-style-asian="normal" style:font-weight-asian="bold" style:font-name-complex="Verdana" style:font-size-complex="12pt" style:font-style-complex="normal" style:font-weight-complex="bold"/>
    </style:style>
    <style:style style:name="P345" style:family="paragraph" style:parent-style-name="Table_20_Contents" style:list-style-name="L37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7afda" officeooo:paragraph-rsid="00371b40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46" style:family="paragraph" style:parent-style-name="Table_20_Contents" style:list-style-name="L37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7afda" officeooo:paragraph-rsid="00371b40" style:font-size-asian="10pt" style:font-style-asian="italic" style:font-weight-asian="bold" style:font-name-complex="Verdana" style:font-size-complex="10pt" style:font-style-complex="italic" style:font-weight-complex="bold"/>
    </style:style>
    <style:style style:name="P347" style:family="paragraph" style:parent-style-name="Table_20_Contents" style:list-style-name="L5">
      <style:paragraph-properties fo:text-align="start" style:justify-single-word="false"/>
      <style:text-properties style:font-name="Times New Roman" fo:font-size="9pt" officeooo:rsid="00af61be" officeooo:paragraph-rsid="001371bc" style:font-size-asian="9pt" style:font-name-complex="Verdana" style:font-size-complex="9pt"/>
    </style:style>
    <style:style style:name="P348" style:family="paragraph" style:parent-style-name="Table_20_Contents" style:list-style-name="L7">
      <style:paragraph-properties fo:text-align="start" style:justify-single-word="false"/>
      <style:text-properties style:font-name="Times New Roman" fo:font-size="10pt" fo:font-weight="normal" officeooo:rsid="00af15be" officeooo:paragraph-rsid="001a2280" style:font-size-asian="10pt" style:font-weight-asian="normal" style:font-name-complex="Verdana" style:font-size-complex="10pt" style:font-weight-complex="normal"/>
    </style:style>
    <style:style style:name="P349" style:family="paragraph" style:parent-style-name="Table_20_Contents" style:list-style-name="L9">
      <style:paragraph-properties style:line-height-at-least="0.1465in" fo:text-align="start" style:justify-single-word="false"/>
      <style:text-properties style:font-name="Times New Roman" fo:font-size="10pt" fo:font-style="normal" officeooo:rsid="00ba021d" officeooo:paragraph-rsid="00428da7" style:font-size-asian="10pt" style:font-style-asian="normal" style:font-name-complex="Verdana" style:font-size-complex="10pt" style:font-style-complex="normal"/>
    </style:style>
    <style:style style:name="P350" style:family="paragraph" style:parent-style-name="Table_20_Contents" style:list-style-name="L37">
      <style:paragraph-properties fo:text-align="start" style:justify-single-word="false"/>
      <style:text-properties style:font-name="Times New Roman" fo:font-size="10pt" officeooo:rsid="00b7afda" officeooo:paragraph-rsid="00371b40" style:font-size-asian="10pt" style:font-name-complex="Verdana" style:font-size-complex="10pt"/>
    </style:style>
    <style:style style:name="P35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ca995" officeooo:paragraph-rsid="005a363c" style:font-size-asian="12pt" style:font-weight-asian="bold" style:font-name-complex="Verdana" style:font-size-complex="12pt" style:font-weight-complex="bold"/>
    </style:style>
    <style:style style:name="P352" style:family="paragraph" style:parent-style-name="Table_20_Contents" style:list-style-name="L25">
      <style:paragraph-properties fo:margin-top="0in" fo:margin-bottom="0in" style:contextual-spacing="false"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17b5f" officeooo:paragraph-rsid="002cf7de" style:font-size-asian="10pt" style:font-style-asian="normal" style:font-weight-asian="bold" style:font-name-complex="Verdana" style:font-size-complex="10pt" style:font-style-complex="normal" style:font-weight-complex="bold"/>
    </style:style>
    <style:style style:name="T1" style:family="text">
      <style:text-properties officeooo:rsid="000db789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ce639" style:font-size-asian="10pt" style:font-size-complex="10pt"/>
    </style:style>
    <style:style style:name="T4" style:family="text">
      <style:text-properties fo:font-size="10pt" officeooo:rsid="000db789" style:font-size-asian="10pt" style:font-size-complex="10pt"/>
    </style:style>
    <style:style style:name="T5" style:family="text">
      <style:text-properties fo:font-size="10pt" officeooo:rsid="003a74c1" style:font-size-asian="10pt" style:font-size-complex="10pt"/>
    </style:style>
    <style:style style:name="T6" style:family="text">
      <style:text-properties fo:font-size="10pt" officeooo:rsid="003ef779" style:font-size-asian="10pt" style:font-size-complex="10pt"/>
    </style:style>
    <style:style style:name="T7" style:family="text">
      <style:text-properties fo:font-size="10pt" officeooo:rsid="004f9c87" style:font-size-asian="10pt" style:font-size-complex="10pt"/>
    </style:style>
    <style:style style:name="T8" style:family="text">
      <style:text-properties fo:font-size="10pt" officeooo:rsid="00557abf" style:font-size-asian="10pt" style:font-size-complex="10pt"/>
    </style:style>
    <style:style style:name="T9" style:family="text">
      <style:text-properties fo:font-size="10pt" officeooo:rsid="0055fdf8" style:font-size-asian="10pt" style:font-size-complex="10pt"/>
    </style:style>
    <style:style style:name="T10" style:family="text">
      <style:text-properties fo:font-size="10pt" officeooo:rsid="0056ced8" style:font-size-asian="10pt" style:font-size-complex="10pt"/>
    </style:style>
    <style:style style:name="T11" style:family="text">
      <style:text-properties fo:font-size="10pt" officeooo:rsid="00586bac" style:font-size-asian="10pt" style:font-size-complex="10pt"/>
    </style:style>
    <style:style style:name="T12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13" style:family="text">
      <style:text-properties fo:font-size="10pt" fo:font-style="italic" style:text-underline-style="solid" style:text-underline-width="auto" style:text-underline-color="font-color" officeooo:rsid="001ce639" style:font-size-asian="10pt" style:font-style-asian="italic" style:font-size-complex="10pt" style:font-style-complex="italic"/>
    </style:style>
    <style:style style:name="T14" style:family="text">
      <style:text-properties fo:font-size="10pt" fo:font-style="italic" style:text-underline-style="solid" style:text-underline-width="auto" style:text-underline-color="font-color" officeooo:rsid="000db789" style:font-size-asian="10pt" style:font-style-asian="italic" style:font-size-complex="10pt" style:font-style-complex="italic"/>
    </style:style>
    <style:style style:name="T15" style:family="text">
      <style:text-properties fo:font-size="10pt" fo:font-style="italic" style:text-underline-style="solid" style:text-underline-width="auto" style:text-underline-color="font-color" officeooo:rsid="0056ced8" style:font-size-asian="10pt" style:font-style-asian="italic" style:font-size-complex="10pt" style:font-style-complex="italic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style:style style:name="T17" style:family="text">
      <style:text-properties fo:font-size="10pt" fo:font-style="normal" style:text-underline-style="none" officeooo:rsid="009cf4e6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size="10pt" fo:font-style="normal" style:font-size-asian="10pt" style:font-style-asian="italic" style:font-size-complex="10pt" style:font-style-complex="italic"/>
    </style:style>
    <style:style style:name="T19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0" style:family="text">
      <style:text-properties fo:font-size="10pt" style:text-underline-style="solid" style:text-underline-width="auto" style:text-underline-color="font-color" officeooo:rsid="000db789" style:font-size-asian="10pt" style:font-size-complex="10pt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fo:font-size="10pt" fo:font-weight="normal" officeooo:rsid="0042e1eb" style:font-size-asian="10pt" style:font-weight-asian="normal" style:font-size-complex="10pt" style:font-weight-complex="normal"/>
    </style:style>
    <style:style style:name="T23" style:family="text">
      <style:text-properties fo:font-style="italic" style:text-underline-style="solid" style:text-underline-width="auto" style:text-underline-color="font-color" officeooo:rsid="001c26f3" style:font-style-asian="italic" style:font-style-complex="italic"/>
    </style:style>
    <style:style style:name="T24" style:family="text">
      <style:text-properties fo:font-style="italic" style:text-underline-style="solid" style:text-underline-width="auto" style:text-underline-color="font-color" officeooo:rsid="00ba021d" style:font-style-asian="italic" style:font-style-complex="italic"/>
    </style:style>
    <style:style style:name="T25" style:family="text">
      <style:text-properties fo:font-style="italic" style:text-underline-style="solid" style:text-underline-width="auto" style:text-underline-color="font-color" officeooo:rsid="003ef779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b8d92f" style:font-style-asian="italic" style:font-style-complex="italic"/>
    </style:style>
    <style:style style:name="T28" style:family="text">
      <style:text-properties fo:font-style="italic" officeooo:rsid="00bbf372" style:font-style-asian="italic" style:font-style-complex="italic"/>
    </style:style>
    <style:style style:name="T29" style:family="text">
      <style:text-properties fo:font-style="italic" officeooo:rsid="001b5019" style:font-style-asian="italic" style:font-style-complex="italic"/>
    </style:style>
    <style:style style:name="T30" style:family="text">
      <style:text-properties fo:font-style="italic" officeooo:rsid="000db789" style:font-style-asian="italic" style:font-style-complex="italic"/>
    </style:style>
    <style:style style:name="T31" style:family="text">
      <style:text-properties fo:font-style="italic" officeooo:rsid="001c26f3" style:font-style-asian="italic" style:font-style-complex="italic"/>
    </style:style>
    <style:style style:name="T32" style:family="text">
      <style:text-properties fo:font-style="italic" officeooo:rsid="001371bc" style:font-style-asian="italic" style:font-style-complex="italic"/>
    </style:style>
    <style:style style:name="T33" style:family="text">
      <style:text-properties fo:font-style="italic" officeooo:rsid="003a74c1" style:font-style-asian="italic" style:font-style-complex="italic"/>
    </style:style>
    <style:style style:name="T34" style:family="text">
      <style:text-properties fo:font-style="italic" officeooo:rsid="004415c2" style:font-style-asian="italic" style:font-style-complex="italic"/>
    </style:style>
    <style:style style:name="T35" style:family="text">
      <style:text-properties fo:font-style="italic" officeooo:rsid="004f9c87" style:font-style-asian="italic" style:font-style-complex="italic"/>
    </style:style>
    <style:style style:name="T36" style:family="text">
      <style:text-properties fo:font-style="italic" officeooo:rsid="00557abf" style:font-style-asian="italic" style:font-style-complex="italic"/>
    </style:style>
    <style:style style:name="T37" style:family="text">
      <style:text-properties fo:font-style="italic" officeooo:rsid="00586bac" style:font-style-asian="italic" style:font-style-complex="italic"/>
    </style:style>
    <style:style style:name="T38" style:family="text">
      <style:text-properties fo:font-style="italic" style:text-underline-style="none" officeooo:rsid="000db789" style:font-style-asian="italic" style:font-style-complex="italic"/>
    </style:style>
    <style:style style:name="T39" style:family="text">
      <style:text-properties fo:font-style="italic" style:text-underline-style="none" officeooo:rsid="001b5019" style:font-style-asian="italic" style:font-style-complex="italic"/>
    </style:style>
    <style:style style:name="T40" style:family="text">
      <style:text-properties fo:font-style="italic" style:text-underline-style="none" officeooo:rsid="00b967ae" style:font-style-asian="italic" style:font-style-complex="italic"/>
    </style:style>
    <style:style style:name="T41" style:family="text">
      <style:text-properties fo:font-style="italic" style:text-underline-style="none" officeooo:rsid="001c26f3" style:font-style-asian="italic" style:font-style-complex="italic"/>
    </style:style>
    <style:style style:name="T42" style:family="text">
      <style:text-properties fo:font-style="italic" style:text-underline-style="none" officeooo:rsid="00e0cc49" style:font-style-asian="italic" style:font-style-complex="italic"/>
    </style:style>
    <style:style style:name="T43" style:family="text">
      <style:text-properties fo:font-style="italic" style:text-underline-style="none" officeooo:rsid="00e211dd" style:font-style-asian="italic" style:font-style-complex="italic"/>
    </style:style>
    <style:style style:name="T44" style:family="text">
      <style:text-properties fo:font-style="italic" style:text-underline-style="none" officeooo:rsid="00e16a08" style:font-style-asian="italic" style:font-style-complex="italic"/>
    </style:style>
    <style:style style:name="T45" style:family="text">
      <style:text-properties fo:font-style="italic" style:text-underline-style="none" officeooo:rsid="001371bc" style:font-style-asian="italic" style:font-style-complex="italic"/>
    </style:style>
    <style:style style:name="T46" style:family="text">
      <style:text-properties fo:font-style="italic" style:text-underline-style="none" officeooo:rsid="00ba021d" style:font-style-asian="italic" style:font-style-complex="italic"/>
    </style:style>
    <style:style style:name="T47" style:family="text">
      <style:text-properties fo:font-style="italic" style:text-underline-style="none" officeooo:rsid="00188a84" style:font-style-asian="italic" style:font-style-complex="italic"/>
    </style:style>
    <style:style style:name="T48" style:family="text">
      <style:text-properties fo:font-style="italic" style:text-underline-style="none" officeooo:rsid="00bbf372" style:font-style-asian="italic" style:font-style-complex="italic"/>
    </style:style>
    <style:style style:name="T49" style:family="text">
      <style:text-properties fo:font-style="italic" style:text-underline-style="none" officeooo:rsid="00be2e21" style:font-style-asian="italic" style:font-style-complex="italic"/>
    </style:style>
    <style:style style:name="T50" style:family="text">
      <style:text-properties fo:font-style="italic" style:text-underline-style="none" officeooo:rsid="0027cb70" style:font-style-asian="italic" style:font-style-complex="italic"/>
    </style:style>
    <style:style style:name="T51" style:family="text">
      <style:text-properties fo:font-style="italic" style:text-underline-style="none" officeooo:rsid="003ef779" style:font-style-asian="italic" style:font-style-complex="italic"/>
    </style:style>
    <style:style style:name="T52" style:family="text">
      <style:text-properties fo:font-style="italic" style:text-underline-style="none" officeooo:rsid="0040a822" style:font-style-asian="italic" style:font-style-complex="italic"/>
    </style:style>
    <style:style style:name="T53" style:family="text">
      <style:text-properties fo:font-style="italic" style:text-underline-style="none" officeooo:rsid="004d37c2" style:font-style-asian="italic" style:font-style-complex="italic"/>
    </style:style>
    <style:style style:name="T54" style:family="text">
      <style:text-properties fo:font-style="italic" style:text-underline-style="none" officeooo:rsid="00557abf" style:font-style-asian="italic" style:font-style-complex="italic"/>
    </style:style>
    <style:style style:name="T55" style:family="text">
      <style:text-properties fo:font-style="italic" style:text-underline-style="none" officeooo:rsid="00586bac" style:font-style-asian="italic" style:font-style-complex="italic"/>
    </style:style>
    <style:style style:name="T56" style:family="text">
      <style:text-properties fo:font-style="italic" style:text-underline-style="none" fo:font-weight="bold" officeooo:rsid="000db789" style:font-style-asian="italic" style:font-weight-asian="bold" style:font-style-complex="italic" style:font-weight-complex="bold"/>
    </style:style>
    <style:style style:name="T57" style:family="text">
      <style:text-properties fo:font-style="italic" fo:font-weight="bold" officeooo:rsid="000db789" style:font-style-asian="italic" style:font-weight-asian="bold" style:font-style-complex="italic" style:font-weight-complex="bold"/>
    </style:style>
    <style:style style:name="T58" style:family="text">
      <style:text-properties officeooo:rsid="001ce639"/>
    </style:style>
    <style:style style:name="T59" style:family="text"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style:font-size-asian="10pt" style:font-weight-asian="normal" style:font-name-complex="Verdana" style:font-size-complex="10pt" style:font-weight-complex="normal"/>
    </style:style>
    <style:style style:name="T60" style:family="text">
      <style:text-properties fo:font-variant="normal" fo:text-transform="none" fo:color="#000000" style:text-position="0% 100%" style:font-name="Times New Roman" fo:font-size="10pt" fo:letter-spacing="normal" fo:font-style="normal" fo:font-weight="normal" officeooo:rsid="00d8e61c" style:font-size-asian="10pt" style:font-weight-asian="normal" style:font-name-complex="Verdana" style:font-size-complex="10pt" style:font-weight-complex="normal"/>
    </style:style>
    <style:style style:name="T61" style:family="text"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style:font-size-asian="10pt" style:font-weight-asian="normal" style:font-name-complex="Verdana" style:font-size-complex="10pt" style:font-weight-complex="normal"/>
    </style:style>
    <style:style style:name="T62" style:family="text"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63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db8a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64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0db789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65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1d32d4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66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a021d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67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bf37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68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4d37c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69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428da7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70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586bac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71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98a68" style:font-size-asian="10pt" style:font-style-asian="normal" style:font-weight-asian="normal" style:font-size-complex="10pt" style:font-style-complex="normal" style:font-weight-complex="normal"/>
    </style:style>
    <style:style style:name="T72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a021d" style:font-size-asian="10pt" style:font-style-asian="normal" style:font-weight-asian="normal" style:font-size-complex="10pt" style:font-style-complex="normal" style:font-weight-complex="normal"/>
    </style:style>
    <style:style style:name="T73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bf372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967ae" style:font-size-asian="10pt" style:font-weight-asian="normal" style:font-name-complex="Verdana" style:font-size-complex="10pt" style:font-weight-complex="normal"/>
    </style:style>
    <style:style style:name="T75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e0cc49" style:font-size-asian="10pt" style:font-weight-asian="normal" style:font-name-complex="Verdana" style:font-size-complex="10pt" style:font-weight-complex="normal"/>
    </style:style>
    <style:style style:name="T76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428da7" style:font-size-asian="10pt" style:font-weight-asian="normal" style:font-name-complex="Verdana" style:font-size-complex="10pt" style:font-weight-complex="normal"/>
    </style:style>
    <style:style style:name="T77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4769a6" style:font-size-asian="10pt" style:font-weight-asian="normal" style:font-name-complex="Verdana" style:font-size-complex="10pt" style:font-weight-complex="normal"/>
    </style:style>
    <style:style style:name="T78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4d37c2" style:font-size-asian="10pt" style:font-weight-asian="normal" style:font-name-complex="Verdana" style:font-size-complex="10pt" style:font-weight-complex="normal"/>
    </style:style>
    <style:style style:name="T79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4ec491" style:font-size-asian="10pt" style:font-weight-asian="normal" style:font-name-complex="Verdana" style:font-size-complex="10pt" style:font-weight-complex="normal"/>
    </style:style>
    <style:style style:name="T80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557abf" style:font-size-asian="10pt" style:font-weight-asian="normal" style:font-name-complex="Verdana" style:font-size-complex="10pt" style:font-weight-complex="normal"/>
    </style:style>
    <style:style style:name="T81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98a68" style:font-size-asian="10pt" style:font-weight-asian="normal" style:font-name-complex="Verdana" style:font-size-complex="10pt" style:font-weight-complex="normal"/>
    </style:style>
    <style:style style:name="T82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55fdf8" style:font-size-asian="10pt" style:font-weight-asian="normal" style:font-name-complex="Verdana" style:font-size-complex="10pt" style:font-weight-complex="normal"/>
    </style:style>
    <style:style style:name="T83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586bac" style:font-size-asian="10pt" style:font-weight-asian="normal" style:font-name-complex="Verdana" style:font-size-complex="10pt" style:font-weight-complex="normal"/>
    </style:style>
    <style:style style:name="T84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98a68" style:font-size-asian="10pt" style:font-weight-asian="normal" style:font-size-complex="10pt" style:font-weight-complex="normal"/>
    </style:style>
    <style:style style:name="T85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0db789" style:font-size-asian="10pt" style:font-style-asian="normal" style:font-weight-asian="bold" style:font-name-complex="Verdana" style:font-size-complex="10pt" style:font-style-complex="normal" style:font-weight-complex="bold"/>
    </style:style>
    <style:style style:name="T86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0e166a" style:font-size-asian="10pt" style:font-style-asian="normal" style:font-weight-asian="bold" style:font-name-complex="Verdana" style:font-size-complex="10pt" style:font-style-complex="normal" style:font-weight-complex="bold"/>
    </style:style>
    <style:style style:name="T87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0e54eb" style:font-size-asian="10pt" style:font-style-asian="normal" style:font-weight-asian="bold" style:font-name-complex="Verdana" style:font-size-complex="10pt" style:font-style-complex="normal" style:font-weight-complex="bold"/>
    </style:style>
    <style:style style:name="T88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117653" style:font-size-asian="10pt" style:font-style-asian="normal" style:font-weight-asian="bold" style:font-name-complex="Verdana" style:font-size-complex="10pt" style:font-style-complex="normal" style:font-weight-complex="bold"/>
    </style:style>
    <style:style style:name="T89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155e2f" style:font-size-asian="10pt" style:font-style-asian="normal" style:font-weight-asian="bold" style:font-name-complex="Verdana" style:font-size-complex="10pt" style:font-style-complex="normal" style:font-weight-complex="bold"/>
    </style:style>
    <style:style style:name="T90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1a2280" style:font-size-asian="10pt" style:font-style-asian="normal" style:font-weight-asian="bold" style:font-name-complex="Verdana" style:font-size-complex="10pt" style:font-style-complex="normal" style:font-weight-complex="bold"/>
    </style:style>
    <style:style style:name="T91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1caccb" style:font-size-asian="10pt" style:font-style-asian="normal" style:font-weight-asian="bold" style:font-name-complex="Verdana" style:font-size-complex="10pt" style:font-style-complex="normal" style:font-weight-complex="bold"/>
    </style:style>
    <style:style style:name="T92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1e3e9a" style:font-size-asian="10pt" style:font-style-asian="normal" style:font-weight-asian="bold" style:font-name-complex="Verdana" style:font-size-complex="10pt" style:font-style-complex="normal" style:font-weight-complex="bold"/>
    </style:style>
    <style:style style:name="T93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1fa5f5" style:font-size-asian="10pt" style:font-style-asian="normal" style:font-weight-asian="bold" style:font-name-complex="Verdana" style:font-size-complex="10pt" style:font-style-complex="normal" style:font-weight-complex="bold"/>
    </style:style>
    <style:style style:name="T94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2094ab" style:font-size-asian="10pt" style:font-style-asian="normal" style:font-weight-asian="bold" style:font-name-complex="Verdana" style:font-size-complex="10pt" style:font-style-complex="normal" style:font-weight-complex="bold"/>
    </style:style>
    <style:style style:name="T95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29bbe8" style:font-size-asian="10pt" style:font-style-asian="normal" style:font-weight-asian="bold" style:font-name-complex="Verdana" style:font-size-complex="10pt" style:font-style-complex="normal" style:font-weight-complex="bold"/>
    </style:style>
    <style:style style:name="T96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4b60c7" style:font-size-asian="10pt" style:font-style-asian="normal" style:font-weight-asian="bold" style:font-name-complex="Verdana" style:font-size-complex="10pt" style:font-style-complex="normal" style:font-weight-complex="bold"/>
    </style:style>
    <style:style style:name="T97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4ec491" style:font-size-asian="10pt" style:font-style-asian="normal" style:font-weight-asian="bold" style:font-name-complex="Verdana" style:font-size-complex="10pt" style:font-style-complex="normal" style:font-weight-complex="bold"/>
    </style:style>
    <style:style style:name="T98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4f9c87" style:font-size-asian="10pt" style:font-style-asian="normal" style:font-weight-asian="bold" style:font-name-complex="Verdana" style:font-size-complex="10pt" style:font-style-complex="normal" style:font-weight-complex="bold"/>
    </style:style>
    <style:style style:name="T99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56ced8" style:font-size-asian="10pt" style:font-style-asian="normal" style:font-weight-asian="bold" style:font-name-complex="Verdana" style:font-size-complex="10pt" style:font-style-complex="normal" style:font-weight-complex="bold"/>
    </style:style>
    <style:style style:name="T100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5a363c" style:font-size-asian="10pt" style:font-style-asian="normal" style:font-weight-asian="bold" style:font-name-complex="Verdana" style:font-size-complex="10pt" style:font-style-complex="normal" style:font-weight-complex="bold"/>
    </style:style>
    <style:style style:name="T101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adb8a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02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1a885d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03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0db789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04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1b7269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05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ba021d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06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37587f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07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adb8ab" style:font-size-asian="10pt" style:font-weight-asian="normal" style:font-name-complex="Verdana" style:font-size-complex="10pt" style:font-weight-complex="normal"/>
    </style:style>
    <style:style style:name="T108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1a885d" style:font-size-asian="10pt" style:font-weight-asian="normal" style:font-name-complex="Verdana" style:font-size-complex="10pt" style:font-weight-complex="normal"/>
    </style:style>
    <style:style style:name="T109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1b7269" style:font-size-asian="10pt" style:font-weight-asian="normal" style:font-name-complex="Verdana" style:font-size-complex="10pt" style:font-weight-complex="normal"/>
    </style:style>
    <style:style style:name="T110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b967ae" style:font-size-asian="10pt" style:font-weight-asian="normal" style:font-name-complex="Verdana" style:font-size-complex="10pt" style:font-weight-complex="normal"/>
    </style:style>
    <style:style style:name="T111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officeooo:rsid="00ba021d" style:font-size-asian="10pt" style:font-style-asian="normal" style:font-size-complex="10pt" style:font-style-complex="normal"/>
    </style:style>
    <style:style style:name="T112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0db789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13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1d32d4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14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adb8a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15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188a84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16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1371bc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17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226f0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18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372d08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19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b967ae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20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e0cc49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21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b8d92f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22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3da2c6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23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4769a6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24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bold" officeooo:rsid="000db789" style:font-size-asian="10pt" style:font-style-asian="italic" style:font-weight-asian="bold" style:font-name-complex="Verdana" style:font-size-complex="10pt" style:font-style-complex="italic" style:font-weight-complex="bold"/>
    </style:style>
    <style:style style:name="T125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solid" style:text-underline-width="auto" style:text-underline-color="font-color" fo:font-weight="normal" officeooo:rsid="00b967ae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26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solid" style:text-underline-width="auto" style:text-underline-color="font-color" fo:font-weight="normal" officeooo:rsid="00adb8a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27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solid" style:text-underline-width="auto" style:text-underline-color="font-color" fo:font-weight="normal" officeooo:rsid="001a885d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28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solid" style:text-underline-width="auto" style:text-underline-color="font-color" fo:font-weight="normal" officeooo:rsid="004415c2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29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solid" style:text-underline-width="auto" style:text-underline-color="font-color" fo:font-weight="normal" officeooo:rsid="000db789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30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solid" style:text-underline-width="auto" style:text-underline-color="font-color" fo:font-weight="normal" officeooo:rsid="00bbf372" style:font-size-asian="10pt" style:font-style-asian="italic" style:font-weight-asian="normal" style:font-size-complex="10pt" style:font-style-complex="italic" style:font-weight-complex="normal"/>
    </style:style>
    <style:style style:name="T131" style:family="text">
      <style:text-properties fo:font-variant="normal" fo:text-transform="none" fo:color="#000000" style:text-position="0% 100%" style:font-name="Times New Roman" fo:font-size="10pt" fo:letter-spacing="normal" fo:font-style="italic" fo:font-weight="normal" officeooo:rsid="00adb8a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32" style:family="text">
      <style:text-properties fo:font-variant="normal" fo:text-transform="none" fo:color="#000000" style:text-position="0% 100%" style:font-name="Times New Roman" fo:font-size="10pt" fo:letter-spacing="normal" fo:font-style="italic" fo:font-weight="normal" officeooo:rsid="004415c2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33" style:family="text">
      <style:text-properties fo:font-variant="normal" fo:text-transform="none" fo:color="#000000" style:text-position="0% 100%" style:font-name="Times New Roman" fo:font-size="10pt" fo:letter-spacing="normal" fo:font-style="italic" fo:font-weight="normal" officeooo:rsid="00d8e61c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34" style:family="text">
      <style:text-properties fo:font-variant="normal" fo:text-transform="none" fo:color="#000000" style:text-position="0% 100%" style:font-name="Times New Roman" fo:letter-spacing="normal" fo:font-style="normal" style:text-underline-style="none" fo:font-weight="normal" officeooo:rsid="01038d06" style:font-style-asian="normal" style:font-weight-asian="normal" style:font-name-complex="Verdana" style:font-style-complex="normal" style:font-weight-complex="normal"/>
    </style:style>
    <style:style style:name="T135" style:family="text">
      <style:text-properties fo:font-variant="normal" fo:text-transform="none" fo:color="#000000" style:text-position="0% 100%" style:font-name="Times New Roman" fo:letter-spacing="normal" fo:font-style="normal" style:text-underline-style="none" fo:font-weight="normal" officeooo:rsid="003a74c1" style:font-style-asian="normal" style:font-weight-asian="normal" style:font-name-complex="Verdana" style:font-style-complex="normal" style:font-weight-complex="normal"/>
    </style:style>
    <style:style style:name="T136" style:family="text">
      <style:text-properties fo:font-variant="normal" fo:text-transform="none" fo:color="#000000" style:text-position="0% 100%" style:font-name="Times New Roman" fo:letter-spacing="normal" fo:font-style="normal" style:text-underline-style="none" fo:font-weight="normal" officeooo:rsid="009cf4e6" style:font-style-asian="normal" style:font-weight-asian="normal" style:font-style-complex="normal" style:font-weight-complex="normal"/>
    </style:style>
    <style:style style:name="T137" style:family="text">
      <style:text-properties fo:font-variant="normal" fo:text-transform="none" fo:color="#000000" style:text-position="0% 100%" style:font-name="Times New Roman" fo:letter-spacing="normal" fo:font-style="normal" style:text-underline-style="none" style:font-style-asian="normal" style:font-name-complex="Verdana" style:font-style-complex="normal"/>
    </style:style>
    <style:style style:name="T138" style:family="text">
      <style:text-properties fo:font-variant="normal" fo:text-transform="none" fo:color="#000000" style:text-position="0% 100%" style:font-name="Times New Roman" fo:letter-spacing="normal" fo:font-style="normal" style:text-underline-style="none" officeooo:rsid="000db789" style:font-style-asian="normal" style:font-name-complex="Verdana" style:font-style-complex="normal"/>
    </style:style>
    <style:style style:name="T139" style:family="text">
      <style:text-properties fo:font-variant="normal" fo:text-transform="none" fo:color="#000000" style:text-position="0% 100%" style:font-name="Times New Roman" fo:letter-spacing="normal" fo:font-style="normal" style:text-underline-style="none" officeooo:rsid="000e54eb" style:font-style-asian="normal" style:font-name-complex="Verdana" style:font-style-complex="normal"/>
    </style:style>
    <style:style style:name="T140" style:family="text">
      <style:text-properties fo:font-variant="normal" fo:text-transform="none" fo:color="#000000" style:text-position="0% 100%" style:font-name="Times New Roman" fo:letter-spacing="normal" fo:font-style="normal" style:text-underline-style="none" officeooo:rsid="002094ab" style:font-style-asian="normal" style:font-name-complex="Verdana" style:font-style-complex="normal"/>
    </style:style>
    <style:style style:name="T141" style:family="text">
      <style:text-properties fo:font-variant="normal" fo:text-transform="none" fo:color="#000000" style:text-position="0% 100%" style:font-name="Times New Roman" fo:letter-spacing="normal" fo:font-style="italic" style:text-underline-style="none" fo:font-weight="normal" officeooo:rsid="00ba021d" style:font-style-asian="italic" style:font-weight-asian="normal" style:font-style-complex="italic" style:font-weight-complex="normal"/>
    </style:style>
    <style:style style:name="T142" style:family="text"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226f0b" style:font-size-asian="12pt" style:font-style-asian="normal" style:font-weight-asian="bold" style:font-name-complex="Verdana" style:font-size-complex="12pt" style:font-style-complex="normal" style:font-weight-complex="bold"/>
    </style:style>
    <style:style style:name="T143" style:family="text"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ca995" style:font-size-asian="12pt" style:font-style-asian="normal" style:font-weight-asian="bold" style:font-name-complex="Verdana" style:font-size-complex="12pt" style:font-style-complex="normal" style:font-weight-complex="bold"/>
    </style:style>
    <style:style style:name="T144" style:family="text"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3c3751" style:font-size-asian="9pt" style:font-style-asian="normal" style:font-weight-asian="normal" style:font-name-complex="Verdana" style:font-size-complex="9pt" style:font-style-complex="normal" style:font-weight-complex="normal"/>
    </style:style>
    <style:style style:name="T145" style:family="text"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0db789" style:font-size-asian="9pt" style:font-style-asian="normal" style:font-weight-asian="normal" style:font-name-complex="Verdana" style:font-size-complex="9pt" style:font-style-complex="normal" style:font-weight-complex="normal"/>
    </style:style>
    <style:style style:name="T146" style:family="text">
      <style:text-properties fo:font-variant="normal" fo:text-transform="none" fo:color="#000000" style:text-position="0% 100%" fo:letter-spacing="normal" fo:font-style="normal" style:text-underline-style="none" officeooo:rsid="00d82ecf" style:font-style-asian="normal" style:font-style-complex="normal"/>
    </style:style>
    <style:style style:name="T147" style:family="text">
      <style:text-properties fo:font-variant="normal" fo:text-transform="none" fo:color="#000000" style:text-position="0% 100%" fo:letter-spacing="normal" fo:font-style="normal" style:text-underline-style="none" officeooo:rsid="001c26f3" style:font-style-asian="normal" style:font-style-complex="normal"/>
    </style:style>
    <style:style style:name="T148" style:family="text">
      <style:text-properties fo:font-variant="normal" fo:text-transform="none" fo:color="#000000" style:text-position="0% 100%" fo:letter-spacing="normal" fo:font-style="normal" style:text-underline-style="none" fo:font-weight="normal" style:font-style-asian="normal" style:font-weight-asian="normal" style:font-name-complex="Verdana" style:font-style-complex="normal" style:font-weight-complex="normal"/>
    </style:style>
    <style:style style:name="T149" style:family="text">
      <style:text-properties fo:font-variant="normal" fo:text-transform="none" fo:color="#000000" style:text-position="0% 100%" fo:letter-spacing="normal" fo:font-style="normal" style:text-underline-style="none" fo:font-weight="normal" officeooo:rsid="00117653" style:font-style-asian="normal" style:font-weight-asian="normal" style:font-name-complex="Verdana" style:font-style-complex="normal" style:font-weight-complex="normal"/>
    </style:style>
    <style:style style:name="T150" style:family="text">
      <style:text-properties fo:font-variant="normal" fo:text-transform="none" fo:color="#000000" style:text-position="0% 100%" fo:letter-spacing="normal" fo:font-style="normal" style:text-underline-style="none" fo:font-weight="normal" officeooo:rsid="003c3751" style:font-style-asian="normal" style:font-weight-asian="normal" style:font-name-complex="Verdana" style:font-style-complex="normal" style:font-weight-complex="normal"/>
    </style:style>
    <style:style style:name="T151" style:family="text">
      <style:text-properties fo:font-variant="normal" fo:text-transform="none" fo:color="#000000" style:text-position="0% 100%" fo:letter-spacing="normal" fo:font-style="normal" style:text-underline-style="none" fo:font-weight="normal" officeooo:rsid="00131ee1" style:font-style-asian="normal" style:font-weight-asian="normal" style:font-name-complex="Verdana" style:font-style-complex="normal" style:font-weight-complex="normal"/>
    </style:style>
    <style:style style:name="T152" style:family="text">
      <style:text-properties fo:font-variant="normal" fo:text-transform="none" fo:color="#000000" style:text-position="0% 100%" fo:letter-spacing="normal" fo:font-style="normal" style:text-underline-style="none" fo:font-weight="normal" officeooo:rsid="001b7269" style:font-style-asian="normal" style:font-weight-asian="normal" style:font-style-complex="normal" style:font-weight-complex="normal"/>
    </style:style>
    <style:style style:name="T153" style:family="text">
      <style:text-properties fo:font-variant="normal" fo:text-transform="none" fo:color="#000000" style:text-position="0% 100%" fo:letter-spacing="normal" fo:font-style="normal" style:text-underline-style="none" fo:font-weight="normal" officeooo:rsid="00adb8ab" style:font-style-asian="italic" style:font-weight-asian="normal" style:font-style-complex="italic" style:font-weight-complex="normal"/>
    </style:style>
    <style:style style:name="T154" style:family="text">
      <style:text-properties fo:font-variant="normal" fo:text-transform="none" fo:color="#000000" style:text-position="0% 100%" fo:letter-spacing="normal" fo:font-style="normal" style:text-underline-style="none" fo:font-weight="normal" officeooo:rsid="00d8e61c" style:font-style-asian="italic" style:font-weight-asian="normal" style:font-style-complex="italic" style:font-weight-complex="normal"/>
    </style:style>
    <style:style style:name="T155" style:family="text">
      <style:text-properties fo:font-variant="normal" fo:text-transform="none" fo:color="#000000" style:text-position="0% 100%" fo:letter-spacing="normal" fo:font-style="normal" style:text-underline-style="none" fo:font-weight="normal" officeooo:rsid="001b7269" style:font-style-asian="italic" style:font-weight-asian="normal" style:font-style-complex="italic" style:font-weight-complex="normal"/>
    </style:style>
    <style:style style:name="T156" style:family="text">
      <style:text-properties fo:font-variant="normal" fo:text-transform="none" fo:color="#000000" style:text-position="0% 100%" fo:letter-spacing="normal" fo:font-style="normal" officeooo:rsid="001d32d4" style:font-style-asian="normal" style:font-style-complex="normal"/>
    </style:style>
    <style:style style:name="T157" style:family="text">
      <style:text-properties fo:font-variant="normal" fo:text-transform="none" fo:color="#000000" style:text-position="0% 100%" fo:letter-spacing="normal" fo:font-style="normal" officeooo:rsid="00da9e87" style:font-style-asian="normal" style:font-style-complex="normal"/>
    </style:style>
    <style:style style:name="T158" style:family="text">
      <style:text-properties fo:font-variant="normal" fo:text-transform="none" fo:color="#000000" style:text-position="0% 100%" fo:letter-spacing="normal" fo:font-style="normal" officeooo:rsid="0014cc74" style:font-style-asian="normal" style:font-style-complex="normal"/>
    </style:style>
    <style:style style:name="T159" style:family="text">
      <style:text-properties fo:font-variant="normal" fo:text-transform="none" fo:color="#000000" style:text-position="0% 100%" fo:letter-spacing="normal" fo:font-style="normal" officeooo:rsid="003a74c1" style:font-style-asian="normal" style:font-style-complex="normal"/>
    </style:style>
    <style:style style:name="T160" style:family="text">
      <style:text-properties fo:font-variant="normal" fo:text-transform="none" fo:color="#000000" style:text-position="0% 100%" fo:letter-spacing="normal" fo:font-style="normal" officeooo:rsid="003c3751" style:font-style-asian="normal" style:font-style-complex="normal"/>
    </style:style>
    <style:style style:name="T161" style:family="text">
      <style:text-properties fo:font-variant="normal" fo:text-transform="none" fo:color="#000000" style:text-position="0% 100%" fo:letter-spacing="normal" fo:font-style="normal" officeooo:rsid="0050e959" style:font-style-asian="normal" style:font-style-complex="normal"/>
    </style:style>
    <style:style style:name="T162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officeooo:rsid="00adb8ab" style:font-style-asian="italic" style:font-style-complex="italic"/>
    </style:style>
    <style:style style:name="T163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officeooo:rsid="001a885d" style:font-style-asian="italic" style:font-style-complex="italic"/>
    </style:style>
    <style:style style:name="T164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officeooo:rsid="000db789" style:font-style-asian="normal" style:font-style-complex="normal"/>
    </style:style>
    <style:style style:name="T165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officeooo:rsid="00da9e87" style:font-style-asian="normal" style:font-style-complex="normal"/>
    </style:style>
    <style:style style:name="T166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officeooo:rsid="00c18d86" style:font-style-asian="normal" style:font-style-complex="normal"/>
    </style:style>
    <style:style style:name="T167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officeooo:rsid="001d32d4" style:font-style-asian="normal" style:font-style-complex="normal"/>
    </style:style>
    <style:style style:name="T168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officeooo:rsid="0050e959" style:font-style-asian="normal" style:font-style-complex="normal"/>
    </style:style>
    <style:style style:name="T169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fo:font-weight="normal" officeooo:rsid="00adb8ab" style:font-style-asian="italic" style:font-weight-asian="normal" style:font-style-complex="italic" style:font-weight-complex="normal"/>
    </style:style>
    <style:style style:name="T170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fo:font-weight="normal" officeooo:rsid="001a885d" style:font-style-asian="italic" style:font-weight-asian="normal" style:font-style-complex="italic" style:font-weight-complex="normal"/>
    </style:style>
    <style:style style:name="T171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fo:font-weight="normal" officeooo:rsid="001b7269" style:font-style-asian="italic" style:font-weight-asian="normal" style:font-style-complex="italic" style:font-weight-complex="normal"/>
    </style:style>
    <style:style style:name="T172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fo:font-weight="normal" officeooo:rsid="000db789" style:font-style-asian="normal" style:font-weight-asian="normal" style:font-style-complex="normal" style:font-weight-complex="normal"/>
    </style:style>
    <style:style style:name="T173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officeooo:rsid="00adb8ab"/>
    </style:style>
    <style:style style:name="T174" style:family="text">
      <style:text-properties fo:font-variant="normal" fo:text-transform="none" fo:color="#000000" style:text-position="0% 100%" fo:letter-spacing="normal" fo:font-style="normal" officeooo:rsid="00adb8ab" style:font-style-asian="italic" style:font-style-complex="italic"/>
    </style:style>
    <style:style style:name="T175" style:family="text">
      <style:text-properties fo:font-variant="normal" fo:text-transform="none" fo:color="#000000" style:text-position="0% 100%" fo:letter-spacing="normal" fo:font-style="normal" officeooo:rsid="00adb8ab"/>
    </style:style>
    <style:style style:name="T176" style:family="text">
      <style:text-properties fo:font-variant="normal" fo:text-transform="none" fo:color="#000000" style:text-position="0% 100%" fo:letter-spacing="normal" fo:font-style="normal" officeooo:rsid="00d8e61c"/>
    </style:style>
    <style:style style:name="T177" style:family="text">
      <style:text-properties fo:font-variant="normal" fo:text-transform="none" fo:color="#000000" style:text-position="0% 100%" fo:letter-spacing="normal" fo:font-style="normal" fo:font-weight="normal" style:font-style-asian="italic" style:font-weight-asian="bold" style:font-style-complex="italic" style:font-weight-complex="bold"/>
    </style:style>
    <style:style style:name="T178" style:family="text">
      <style:text-properties fo:font-variant="normal" fo:text-transform="none" fo:color="#000000" style:text-position="0% 100%" fo:letter-spacing="normal" fo:font-style="italic" officeooo:rsid="000db789" style:font-style-asian="italic" style:font-style-complex="italic"/>
    </style:style>
    <style:style style:name="T179" style:family="text">
      <style:text-properties fo:font-variant="normal" fo:text-transform="none" fo:color="#000000" style:text-position="0% 100%" fo:letter-spacing="normal" fo:font-style="italic" style:text-underline-style="none" fo:font-weight="normal" officeooo:rsid="000db789" style:font-style-asian="italic" style:font-weight-asian="normal" style:font-style-complex="italic" style:font-weight-complex="normal"/>
    </style:style>
    <style:style style:name="T180" style:family="text">
      <style:text-properties fo:font-variant="normal" fo:text-transform="none" fo:color="#000000" style:text-position="0% 100%" fo:letter-spacing="normal" fo:font-style="italic" style:text-underline-style="none" fo:font-weight="normal" officeooo:rsid="00ba021d" style:font-style-asian="italic" style:font-weight-asian="normal" style:font-style-complex="italic" style:font-weight-complex="normal"/>
    </style:style>
    <style:style style:name="T181" style:family="text">
      <style:text-properties fo:font-variant="normal" fo:text-transform="none" fo:color="#000000" style:text-position="0% 100%" fo:letter-spacing="normal" fo:font-style="italic" style:text-underline-style="none" fo:font-weight="normal" officeooo:rsid="003ef779" style:font-style-asian="italic" style:font-weight-asian="normal" style:font-style-complex="italic" style:font-weight-complex="normal"/>
    </style:style>
    <style:style style:name="T182" style:family="text">
      <style:text-properties fo:font-variant="normal" fo:text-transform="none" fo:color="#000000" style:text-position="0% 100%" fo:letter-spacing="normal" fo:font-style="italic" style:text-underline-style="none" fo:font-weight="bold" officeooo:rsid="000db789" style:font-style-asian="italic" style:font-weight-asian="bold" style:font-style-complex="italic" style:font-weight-complex="bold"/>
    </style:style>
    <style:style style:name="T183" style:family="text">
      <style:text-properties fo:font-variant="normal" fo:text-transform="none" fo:color="#000000" style:text-position="0% 100%" fo:letter-spacing="normal" fo:font-style="italic" style:text-underline-style="none" officeooo:rsid="000db789" style:font-style-asian="italic" style:font-style-complex="italic"/>
    </style:style>
    <style:style style:name="T184" style:family="text">
      <style:text-properties fo:font-variant="normal" fo:text-transform="none" fo:color="#000000" style:text-position="0% 100%" fo:letter-spacing="normal" style:text-underline-style="none" fo:font-weight="normal" officeooo:rsid="00be2e21" style:font-weight-asian="normal" style:font-weight-complex="normal"/>
    </style:style>
    <style:style style:name="T185" style:family="text">
      <style:text-properties fo:font-variant="normal" fo:text-transform="none" fo:color="#000000" style:text-position="0% 100%" fo:letter-spacing="normal" style:text-underline-style="none" fo:font-weight="normal" officeooo:rsid="0040a822" style:font-weight-asian="normal" style:font-weight-complex="normal"/>
    </style:style>
    <style:style style:name="T186" style:family="text">
      <style:text-properties fo:font-variant="normal" fo:text-transform="none" fo:color="#000000" style:text-position="0% 100%" fo:font-size="10pt" fo:letter-spacing="normal" fo:font-style="normal" style:text-underline-style="none" fo:font-weight="normal" officeooo:rsid="0040a822" style:font-size-asian="10pt" style:font-style-asian="normal" style:font-weight-asian="normal" style:font-size-complex="10pt" style:font-style-complex="normal" style:font-weight-complex="normal"/>
    </style:style>
    <style:style style:name="T187" style:family="text">
      <style:text-properties fo:font-variant="normal" fo:text-transform="none" fo:color="#000000" style:text-position="0% 100%" fo:font-size="10pt" fo:letter-spacing="normal" fo:font-style="normal" style:text-underline-style="none" fo:font-weight="normal" officeooo:rsid="00428da7" style:font-size-asian="10pt" style:font-style-asian="normal" style:font-weight-asian="normal" style:font-size-complex="10pt" style:font-style-complex="normal" style:font-weight-complex="normal"/>
    </style:style>
    <style:style style:name="T188" style:family="text">
      <style:text-properties fo:font-variant="normal" fo:text-transform="none" fo:color="#000000" style:text-position="0% 100%" fo:font-size="10pt" fo:letter-spacing="normal" fo:font-style="normal" style:text-underline-style="none" fo:font-weight="normal" officeooo:rsid="00bbf372" style:font-size-asian="10pt" style:font-style-asian="normal" style:font-weight-asian="normal" style:font-size-complex="10pt" style:font-style-complex="normal" style:font-weight-complex="normal"/>
    </style:style>
    <style:style style:name="T189" style:family="text">
      <style:text-properties fo:font-variant="normal" fo:text-transform="none" fo:color="#000000" style:text-position="0% 100%" fo:font-size="10pt" fo:letter-spacing="normal" fo:font-style="normal" style:text-underline-style="none" fo:font-weight="normal" officeooo:rsid="004d37c2" style:font-size-asian="10pt" style:font-style-asian="normal" style:font-weight-asian="normal" style:font-size-complex="10pt" style:font-style-complex="normal" style:font-weight-complex="normal"/>
    </style:style>
    <style:style style:name="T190" style:family="text">
      <style:text-properties fo:font-variant="normal" fo:text-transform="none" fo:color="#000000" style:text-position="0% 100%" fo:font-size="10pt" fo:letter-spacing="normal" fo:font-style="normal" style:text-underline-style="none" fo:font-weight="normal" officeooo:rsid="00b98a68" style:font-size-asian="10pt" style:font-style-asian="normal" style:font-weight-asian="normal" style:font-size-complex="10pt" style:font-style-complex="normal" style:font-weight-complex="normal"/>
    </style:style>
    <style:style style:name="T191" style:family="text">
      <style:text-properties fo:font-variant="normal" fo:text-transform="none" fo:color="#000000" style:text-position="0% 100%" fo:font-size="10pt" fo:letter-spacing="normal" fo:font-style="normal" style:text-underline-style="none" fo:font-weight="normal" officeooo:rsid="0055fdf8" style:font-size-asian="10pt" style:font-style-asian="normal" style:font-weight-asian="normal" style:font-size-complex="10pt" style:font-style-complex="normal" style:font-weight-complex="normal"/>
    </style:style>
    <style:style style:name="T192" style:family="text">
      <style:text-properties fo:font-variant="normal" fo:text-transform="none" fo:color="#000000" style:text-position="0% 100%" fo:font-size="10pt" fo:letter-spacing="normal" fo:font-style="normal" style:text-underline-style="none" fo:font-weight="normal" officeooo:rsid="00586bac" style:font-size-asian="10pt" style:font-style-asian="normal" style:font-weight-asian="normal" style:font-size-complex="10pt" style:font-style-complex="normal" style:font-weight-complex="normal"/>
    </style:style>
    <style:style style:name="T193" style:family="text">
      <style:text-properties fo:font-variant="normal" fo:text-transform="none" fo:color="#000000" style:text-position="0% 100%" fo:font-size="10pt" fo:letter-spacing="normal" fo:font-style="normal" style:text-underline-style="none" fo:font-weight="normal" officeooo:rsid="00428da7" style:font-size-asian="10pt" style:font-weight-asian="normal" style:font-size-complex="10pt" style:font-weight-complex="normal"/>
    </style:style>
    <style:style style:name="T194" style:family="text">
      <style:text-properties fo:font-variant="normal" fo:text-transform="none" fo:color="#000000" style:text-position="0% 100%" fo:font-size="10pt" fo:letter-spacing="normal" fo:font-style="normal" fo:font-weight="normal" officeooo:rsid="007e3029" style:font-size-asian="10pt" style:font-style-asian="italic" style:font-weight-asian="bold" style:font-size-complex="10pt" style:font-style-complex="italic" style:font-weight-complex="bold"/>
    </style:style>
    <style:style style:name="T195" style:family="text">
      <style:text-properties fo:font-variant="normal" fo:text-transform="none" fo:color="#000000" style:text-position="0% 100%" style:font-name="Verdana" fo:letter-spacing="normal" fo:font-style="italic" style:text-underline-style="none" fo:font-weight="normal" officeooo:rsid="00ba021d" style:font-style-asian="italic" style:font-weight-asian="normal" style:font-style-complex="italic" style:font-weight-complex="normal"/>
    </style:style>
    <style:style style:name="T196" style:family="text">
      <style:text-properties fo:font-variant="normal" fo:text-transform="none" fo:color="#000000" style:text-position="0% 100%" fo:font-size="9pt" fo:letter-spacing="normal" fo:font-style="normal" style:text-underline-style="none" fo:font-weight="normal" officeooo:rsid="00428da7" style:font-size-asian="9pt" style:font-style-asian="normal" style:font-weight-asian="normal" style:font-size-complex="9pt" style:font-style-complex="normal" style:font-weight-complex="normal"/>
    </style:style>
    <style:style style:name="T197" style:family="text">
      <style:text-properties fo:font-variant="normal" fo:text-transform="none" fo:color="#000000" style:text-position="0% 100%" fo:font-size="9pt" fo:letter-spacing="normal" fo:font-style="normal" style:text-underline-style="none" fo:font-weight="normal" officeooo:rsid="00226f0b" style:font-size-asian="9pt" style:font-style-asian="normal" style:font-weight-asian="normal" style:font-size-complex="9pt" style:font-style-complex="normal" style:font-weight-complex="normal"/>
    </style:style>
    <style:style style:name="T198" style:family="text">
      <style:text-properties fo:font-variant="normal" fo:text-transform="none" fo:color="#000000" style:text-position="super 58%" fo:letter-spacing="normal" fo:font-style="normal" officeooo:rsid="01071291" style:font-name-complex="Verdana"/>
    </style:style>
    <style:style style:name="T199" style:family="text">
      <style:text-properties fo:font-variant="normal" fo:text-transform="none" fo:color="#000000" fo:letter-spacing="normal" fo:font-style="normal" fo:font-weight="normal" style:font-name-complex="Verdana"/>
    </style:style>
    <style:style style:name="T200" style:family="text">
      <style:text-properties fo:font-variant="normal" fo:text-transform="none" fo:color="#000000" fo:letter-spacing="normal" fo:font-style="normal" fo:font-weight="normal" officeooo:rsid="010d332d" style:font-name-complex="Verdana"/>
    </style:style>
    <style:style style:name="T201" style:family="text">
      <style:text-properties fo:font-variant="normal" fo:text-transform="none" fo:color="#000000" fo:letter-spacing="normal" fo:font-style="normal" officeooo:rsid="011736cd" style:font-name-complex="Verdana"/>
    </style:style>
    <style:style style:name="T202" style:family="text">
      <style:text-properties fo:font-variant="normal" fo:text-transform="none" fo:color="#000000" fo:letter-spacing="normal" fo:font-style="normal" officeooo:rsid="0104c2a6" style:font-name-complex="Verdana"/>
    </style:style>
    <style:style style:name="T203" style:family="text">
      <style:text-properties fo:font-variant="normal" fo:text-transform="none" fo:color="#000000" fo:letter-spacing="normal" fo:font-style="normal" officeooo:rsid="01071291" style:font-name-complex="Verdana"/>
    </style:style>
    <style:style style:name="T204" style:family="text">
      <style:text-properties fo:font-variant="normal" fo:text-transform="none" fo:color="#000000" fo:letter-spacing="normal" fo:font-style="normal" officeooo:rsid="010f63b4" style:font-name-complex="Verdana"/>
    </style:style>
    <style:style style:name="T205" style:family="text">
      <style:text-properties fo:font-variant="normal" fo:text-transform="none" fo:color="#000000" style:font-name="Times New Roman1" fo:font-size="14pt" fo:letter-spacing="normal" fo:font-style="normal" fo:font-weight="bold" style:font-name-complex="Verdana"/>
    </style:style>
    <style:style style:name="T206" style:family="text"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T207" style:family="text">
      <style:text-properties fo:font-variant="normal" fo:text-transform="none" fo:color="#000000" style:font-name="Times New Roman" fo:font-size="9pt" fo:letter-spacing="normal" fo:font-style="normal" fo:font-weight="normal" officeooo:rsid="004b60c7" style:font-size-asian="9pt" style:font-size-complex="9pt"/>
    </style:style>
    <style:style style:name="T208" style:family="text">
      <style:text-properties officeooo:rsid="00adb8ab" style:font-style-asian="italic" style:font-style-complex="italic"/>
    </style:style>
    <style:style style:name="T209" style:family="text">
      <style:text-properties style:font-style-asian="italic" style:font-weight-asian="bold" style:font-style-complex="italic" style:font-weight-complex="bold"/>
    </style:style>
    <style:style style:name="T210" style:family="text">
      <style:text-properties officeooo:rsid="00217b5f" style:font-style-asian="italic" style:font-weight-asian="bold" style:font-style-complex="italic" style:font-weight-complex="bold"/>
    </style:style>
    <style:style style:name="T211" style:family="text">
      <style:text-properties officeooo:rsid="00476d09" style:font-style-asian="italic" style:font-weight-asian="bold" style:font-style-complex="italic" style:font-weight-complex="bold"/>
    </style:style>
    <style:style style:name="T212" style:family="text">
      <style:text-properties officeooo:rsid="00adb8ab"/>
    </style:style>
    <style:style style:name="T213" style:family="text">
      <style:text-properties style:text-underline-style="none"/>
    </style:style>
    <style:style style:name="T214" style:family="text">
      <style:text-properties style:text-underline-style="none" officeooo:rsid="002320e2" style:font-style-asian="normal" style:font-style-complex="normal"/>
    </style:style>
    <style:style style:name="T215" style:family="text">
      <style:text-properties style:text-underline-style="none" officeooo:rsid="00b98a68"/>
    </style:style>
    <style:style style:name="T216" style:family="text">
      <style:text-properties style:text-underline-style="none" officeooo:rsid="01038d06"/>
    </style:style>
    <style:style style:name="T217" style:family="text">
      <style:text-properties style:text-underline-style="none" officeooo:rsid="00527eb3"/>
    </style:style>
    <style:style style:name="T218" style:family="text">
      <style:text-properties style:text-underline-style="solid" style:text-underline-width="auto" style:text-underline-color="font-color"/>
    </style:style>
    <style:style style:name="T219" style:family="text">
      <style:text-properties style:text-underline-style="solid" style:text-underline-width="auto" style:text-underline-color="font-color" officeooo:rsid="000db789"/>
    </style:style>
    <style:style style:name="T220" style:family="text">
      <style:text-properties style:text-underline-style="solid" style:text-underline-width="auto" style:text-underline-color="font-color" officeooo:rsid="00adb8ab" style:font-style-asian="italic" style:font-style-complex="italic"/>
    </style:style>
    <style:style style:name="T221" style:family="text">
      <style:text-properties style:text-underline-style="solid" style:text-underline-width="auto" style:text-underline-color="font-color" officeooo:rsid="001a885d" style:font-style-asian="italic" style:font-style-complex="italic"/>
    </style:style>
    <style:style style:name="T222" style:family="text">
      <style:text-properties style:text-underline-style="solid" style:text-underline-width="auto" style:text-underline-color="font-color" officeooo:rsid="00476d09" style:font-style-asian="italic" style:font-weight-asian="bold" style:font-style-complex="italic" style:font-weight-complex="bold"/>
    </style:style>
    <style:style style:name="T223" style:family="text">
      <style:text-properties style:text-underline-style="solid" style:text-underline-width="auto" style:text-underline-color="font-color" officeooo:rsid="00adb8ab"/>
    </style:style>
    <style:style style:name="T224" style:family="text">
      <style:text-properties style:text-underline-style="solid" style:text-underline-width="auto" style:text-underline-color="font-color" officeooo:rsid="00da9e87"/>
    </style:style>
    <style:style style:name="T225" style:family="text">
      <style:text-properties style:text-underline-style="solid" style:text-underline-width="auto" style:text-underline-color="font-color" officeooo:rsid="00c18d86"/>
    </style:style>
    <style:style style:name="T226" style:family="text">
      <style:text-properties style:text-underline-style="solid" style:text-underline-width="auto" style:text-underline-color="font-color" officeooo:rsid="001a885d"/>
    </style:style>
    <style:style style:name="T227" style:family="text">
      <style:text-properties style:text-underline-style="solid" style:text-underline-width="auto" style:text-underline-color="font-color" officeooo:rsid="00462da3"/>
    </style:style>
    <style:style style:name="T228" style:family="text">
      <style:text-properties style:text-underline-style="solid" style:text-underline-width="auto" style:text-underline-color="font-color" officeooo:rsid="0037587f"/>
    </style:style>
    <style:style style:name="T229" style:family="text">
      <style:text-properties style:text-underline-style="solid" style:text-underline-width="auto" style:text-underline-color="font-color" officeooo:rsid="001c26f3"/>
    </style:style>
    <style:style style:name="T230" style:family="text">
      <style:text-properties fo:font-style="normal" officeooo:rsid="001b7269" style:font-style-asian="normal" style:font-style-complex="normal"/>
    </style:style>
    <style:style style:name="T231" style:family="text">
      <style:text-properties fo:font-style="normal" officeooo:rsid="00b7afda" style:font-style-asian="normal" style:font-style-complex="normal"/>
    </style:style>
    <style:style style:name="T232" style:family="text">
      <style:text-properties fo:font-style="normal" style:text-underline-style="solid" style:text-underline-width="auto" style:text-underline-color="font-color" officeooo:rsid="00adb8ab"/>
    </style:style>
    <style:style style:name="T233" style:family="text">
      <style:text-properties fo:font-style="normal" style:text-underline-style="solid" style:text-underline-width="auto" style:text-underline-color="font-color" officeooo:rsid="001a885d"/>
    </style:style>
    <style:style style:name="T234" style:family="text">
      <style:text-properties fo:font-style="normal" style:text-underline-style="solid" style:text-underline-width="auto" style:text-underline-color="font-color" officeooo:rsid="001b7269"/>
    </style:style>
    <style:style style:name="T235" style:family="text">
      <style:text-properties fo:font-style="normal" style:text-underline-style="solid" style:text-underline-width="auto" style:text-underline-color="font-color" officeooo:rsid="000db789" style:font-style-asian="normal" style:font-style-complex="normal"/>
    </style:style>
    <style:style style:name="T236" style:family="text">
      <style:text-properties fo:font-style="normal" officeooo:rsid="00adb8ab"/>
    </style:style>
    <style:style style:name="T237" style:family="text">
      <style:text-properties fo:font-style="normal" officeooo:rsid="00d8e61c"/>
    </style:style>
    <style:style style:name="T238" style:family="text">
      <style:text-properties fo:font-style="normal" officeooo:rsid="001b7269"/>
    </style:style>
    <style:style style:name="T239" style:family="text">
      <style:text-properties fo:font-style="normal" officeooo:rsid="0055fdf8" style:font-style-asian="italic" style:font-style-complex="italic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officeooo:rsid="00101343" style:font-weight-asian="bold" style:font-weight-complex="bold"/>
    </style:style>
    <style:style style:name="T242" style:family="text">
      <style:text-properties fo:font-weight="bold" officeooo:rsid="001371bc" style:font-weight-asian="bold" style:font-weight-complex="bold"/>
    </style:style>
    <style:style style:name="T243" style:family="text">
      <style:text-properties fo:font-weight="bold" officeooo:rsid="000db789" style:font-weight-asian="bold" style:font-weight-complex="bold"/>
    </style:style>
    <style:style style:name="T244" style:family="text">
      <style:text-properties fo:font-weight="bold" officeooo:rsid="0050e959" style:font-weight-asian="bold" style:font-weight-complex="bold"/>
    </style:style>
    <style:style style:name="T245" style:family="text">
      <style:text-properties style:font-name="Times New Roman"/>
    </style:style>
    <style:style style:name="T246" style:family="text">
      <style:text-properties style:font-name="Times New Roman" officeooo:rsid="01038d06"/>
    </style:style>
    <style:style style:name="T247" style:family="text">
      <style:text-properties style:font-name="Times New Roman" fo:font-size="10pt" officeooo:rsid="00159d54" style:font-size-asian="10pt" style:font-name-complex="Verdana" style:font-size-complex="10pt"/>
    </style:style>
    <style:style style:name="T248" style:family="text">
      <style:text-properties style:font-name="Times New Roman" fo:font-size="10pt" officeooo:rsid="00586bac" style:font-size-asian="10pt" style:font-name-complex="Verdana" style:font-size-complex="10pt"/>
    </style:style>
    <style:style style:name="T249" style:family="text">
      <style:text-properties style:font-name="Times New Roman" fo:font-size="10pt" style:font-size-asian="10pt" style:font-size-complex="10pt"/>
    </style:style>
    <style:style style:name="T250" style:family="text">
      <style:text-properties style:font-name="Times New Roman" fo:font-size="10pt" fo:font-style="normal" officeooo:rsid="00d8e61c" style:font-size-asian="10pt" style:font-size-complex="10pt"/>
    </style:style>
    <style:style style:name="T251" style:family="text">
      <style:text-properties style:font-name="Times New Roman" fo:font-size="10pt" fo:font-style="normal" officeooo:rsid="00da9e87" style:font-size-asian="10pt" style:font-size-complex="10pt"/>
    </style:style>
    <style:style style:name="T252" style:family="text">
      <style:text-properties style:font-name="Times New Roman" fo:font-size="10pt" fo:font-style="normal" officeooo:rsid="00af15be" style:font-size-asian="10pt" style:font-size-complex="10pt"/>
    </style:style>
    <style:style style:name="T253" style:family="text">
      <style:text-properties style:font-name="Times New Roman" style:text-underline-style="none" officeooo:rsid="00b98a68"/>
    </style:style>
    <style:style style:name="T254" style:family="text">
      <style:text-properties style:font-name="Times New Roman" style:text-underline-style="none" officeooo:rsid="0055fdf8"/>
    </style:style>
    <style:style style:name="T255" style:family="text">
      <style:text-properties style:font-name="Times New Roman" fo:font-weight="normal" officeooo:rsid="001ce639" style:font-weight-asian="normal" style:font-weight-complex="normal"/>
    </style:style>
    <style:style style:name="T256" style:family="text">
      <style:text-properties style:font-name="Times New Roman" officeooo:rsid="003a74c1"/>
    </style:style>
    <style:style style:name="T257" style:family="text">
      <style:text-properties style:font-name="Times New Roman" fo:font-size="12pt" fo:font-weight="bold" style:font-size-asian="12pt" style:font-weight-asian="bold" style:font-name-complex="Verdana" style:font-size-complex="12pt" style:font-weight-complex="bold"/>
    </style:style>
    <style:style style:name="T258" style:family="text">
      <style:text-properties style:font-name="Times New Roman" fo:font-size="12pt" fo:font-weight="bold" officeooo:rsid="001ca995" style:font-size-asian="12pt" style:font-weight-asian="bold" style:font-name-complex="Verdana" style:font-size-complex="12pt" style:font-weight-complex="bold"/>
    </style:style>
    <style:style style:name="T259" style:family="text">
      <style:text-properties style:font-name="Times New Roman" fo:font-size="12pt" fo:font-weight="bold" officeooo:rsid="002094ab" style:font-size-asian="12pt" style:font-weight-asian="bold" style:font-name-complex="Verdana" style:font-size-complex="12pt" style:font-weight-complex="bold"/>
    </style:style>
    <style:style style:name="T260" style:family="text">
      <style:text-properties style:font-name="Times New Roman" fo:font-size="12pt" fo:font-weight="bold" officeooo:rsid="001ce639" style:font-size-asian="12pt" style:font-weight-asian="bold" style:font-name-complex="Verdana" style:font-size-complex="12pt" style:font-weight-complex="bold"/>
    </style:style>
    <style:style style:name="T261" style:family="text">
      <style:text-properties style:font-name="Times New Roman" fo:font-size="12pt" officeooo:rsid="0055fdf8" style:font-size-asian="12pt" style:font-size-complex="12pt"/>
    </style:style>
    <style:style style:name="T262" style:family="text">
      <style:text-properties style:font-name="Times New Roman" fo:font-size="12pt" fo:font-weight="normal" officeooo:rsid="00226f0b" style:font-size-asian="12pt" style:font-weight-asian="normal" style:font-name-complex="Verdana" style:font-size-complex="12pt" style:font-weight-complex="normal"/>
    </style:style>
    <style:style style:name="T263" style:family="text">
      <style:text-properties style:font-name="Times New Roman" officeooo:rsid="004ec491"/>
    </style:style>
    <style:style style:name="T264" style:family="text">
      <style:text-properties style:font-name="Times New Roman" fo:font-style="italic" officeooo:rsid="01038d06" style:font-style-asian="italic" style:font-style-complex="italic"/>
    </style:style>
    <style:style style:name="T265" style:family="text">
      <style:text-properties style:font-name="Times New Roman" fo:font-style="italic" officeooo:rsid="004ec491" style:font-style-asian="italic" style:font-style-complex="italic"/>
    </style:style>
    <style:style style:name="T266" style:family="text">
      <style:text-properties style:font-name="Times New Roman" officeooo:rsid="00ba021d"/>
    </style:style>
    <style:style style:name="T267" style:family="text">
      <style:text-properties style:font-name="Times New Roman" officeooo:rsid="0055fdf8"/>
    </style:style>
    <style:style style:name="T268" style:family="text">
      <style:text-properties style:font-name="Times New Roman" officeooo:rsid="00b98a68"/>
    </style:style>
    <style:style style:name="T269" style:family="text">
      <style:text-properties style:font-name="Times New Roman" officeooo:rsid="0056ced8"/>
    </style:style>
    <style:style style:name="T270" style:family="text">
      <style:text-properties style:font-name="Times New Roman" fo:font-size="9pt" fo:font-style="normal" style:font-size-asian="9pt" style:font-size-complex="9pt"/>
    </style:style>
    <style:style style:name="T271" style:family="text">
      <style:text-properties style:font-name="Times New Roman" fo:font-size="9pt" fo:font-style="normal" officeooo:rsid="00d8e61c" style:font-size-asian="9pt" style:font-size-complex="9pt"/>
    </style:style>
    <style:style style:name="T272" style:family="text">
      <style:text-properties style:font-name="Times New Roman" fo:font-size="9pt" fo:font-style="normal" officeooo:rsid="00da9e87" style:font-size-asian="9pt" style:font-size-complex="9pt"/>
    </style:style>
    <style:style style:name="T273" style:family="text">
      <style:text-properties style:font-name="Times New Roman" fo:font-size="9pt" fo:font-style="normal" officeooo:rsid="005b695c" style:font-size-asian="9pt" style:font-size-complex="9pt"/>
    </style:style>
    <style:style style:name="T274" style:family="text">
      <style:text-properties style:font-name="Times New Roman" fo:font-size="9pt" fo:font-style="normal" officeooo:rsid="001a2280" style:font-size-asian="9pt" style:font-style-asian="italic" style:font-size-complex="9pt" style:font-style-complex="italic"/>
    </style:style>
    <style:style style:name="T275" style:family="text">
      <style:text-properties style:font-name="Times New Roman" fo:font-size="9pt" fo:font-style="normal" officeooo:rsid="011736cd" style:font-size-asian="9pt" style:font-style-asian="italic" style:font-size-complex="9pt" style:font-style-complex="italic"/>
    </style:style>
    <style:style style:name="T276" style:family="text">
      <style:text-properties style:font-name="Times New Roman" fo:font-size="9pt" fo:font-style="normal" officeooo:rsid="002b5315" style:font-size-asian="9pt" style:font-style-asian="italic" style:font-size-complex="9pt" style:font-style-complex="italic"/>
    </style:style>
    <style:style style:name="T277" style:family="text">
      <style:text-properties style:font-name="Times New Roman" fo:font-size="9pt" style:font-size-asian="9pt" style:font-size-complex="9pt"/>
    </style:style>
    <style:style style:name="T278" style:family="text">
      <style:text-properties style:font-name="Times New Roman" fo:font-size="9pt" officeooo:rsid="0049943f" style:font-size-asian="9pt" style:font-style-asian="italic" style:font-weight-asian="bold" style:font-size-complex="9pt" style:font-style-complex="italic" style:font-weight-complex="bold"/>
    </style:style>
    <style:style style:name="T279" style:family="text">
      <style:text-properties officeooo:rsid="001d6a7d"/>
    </style:style>
    <style:style style:name="T280" style:family="text">
      <style:text-properties officeooo:rsid="000e166a"/>
    </style:style>
    <style:style style:name="T281" style:family="text">
      <style:text-properties officeooo:rsid="0112ce01"/>
    </style:style>
    <style:style style:name="T282" style:family="text">
      <style:text-properties style:text-position="0% 100%" style:text-underline-style="none" style:font-style-asian="normal" style:font-weight-asian="normal" style:font-style-complex="normal" style:font-weight-complex="normal"/>
    </style:style>
    <style:style style:name="T283" style:family="text">
      <style:text-properties style:text-position="0% 100%" style:text-underline-style="none" officeooo:rsid="0029bbe8" style:font-style-asian="normal" style:font-weight-asian="normal" style:font-style-complex="normal" style:font-weight-complex="normal"/>
    </style:style>
    <style:style style:name="T284" style:family="text">
      <style:text-properties style:text-position="0% 100%" style:text-underline-style="none" officeooo:rsid="010caa78" style:font-style-asian="normal" style:font-weight-asian="normal" style:font-name-complex="Verdana" style:font-style-complex="normal" style:font-weight-complex="normal"/>
    </style:style>
    <style:style style:name="T285" style:family="text">
      <style:text-properties style:text-position="0% 100%" style:text-underline-style="none" officeooo:rsid="002ea71a" style:font-style-asian="normal" style:font-weight-asian="normal" style:font-name-complex="Verdana" style:font-style-complex="normal" style:font-weight-complex="normal"/>
    </style:style>
    <style:style style:name="T286" style:family="text">
      <style:text-properties style:text-position="0% 100%" style:text-underline-style="none" officeooo:rsid="010d332d" style:font-style-asian="normal" style:font-weight-asian="normal" style:font-name-complex="Verdana" style:font-style-complex="normal" style:font-weight-complex="normal"/>
    </style:style>
    <style:style style:name="T287" style:family="text">
      <style:text-properties style:text-position="0% 100%" fo:font-style="italic" officeooo:rsid="00b98a68" style:font-style-asian="italic" style:font-style-complex="italic"/>
    </style:style>
    <style:style style:name="T288" style:family="text">
      <style:text-properties style:text-position="0% 100%" fo:font-style="italic" officeooo:rsid="00ba021d" style:font-style-asian="italic" style:font-style-complex="italic"/>
    </style:style>
    <style:style style:name="T289" style:family="text">
      <style:text-properties style:text-position="0% 100%" fo:font-style="italic" officeooo:rsid="0055fdf8" style:font-style-asian="italic" style:font-style-complex="italic"/>
    </style:style>
    <style:style style:name="T290" style:family="text">
      <style:text-properties style:text-position="0% 100%" fo:font-style="italic" officeooo:rsid="005b695c" style:font-style-asian="italic" style:font-style-complex="italic"/>
    </style:style>
    <style:style style:name="T291" style:family="text">
      <style:text-properties style:text-position="0% 100%" style:font-name="Times New Roman" fo:font-size="10pt" fo:font-style="normal" officeooo:rsid="00428da7" style:font-size-asian="10pt" style:font-size-complex="10pt"/>
    </style:style>
    <style:style style:name="T292" style:family="text">
      <style:text-properties style:text-position="0% 100%" style:text-underline-style="solid" style:text-underline-width="auto" style:text-underline-color="font-color" officeooo:rsid="00462da3" style:font-style-asian="normal" style:font-weight-asian="normal" style:font-name-complex="Verdana" style:font-style-complex="normal" style:font-weight-complex="normal"/>
    </style:style>
    <style:style style:name="T293" style:family="text">
      <style:text-properties style:text-position="0% 100%" style:font-weight-asian="normal" style:font-weight-complex="normal"/>
    </style:style>
    <style:style style:name="T294" style:family="text">
      <style:text-properties style:text-position="0% 100%" officeooo:rsid="00f3c5f5" style:font-weight-asian="normal" style:font-weight-complex="normal"/>
    </style:style>
    <style:style style:name="T295" style:family="text">
      <style:text-properties officeooo:rsid="00c18d86"/>
    </style:style>
    <style:style style:name="T296" style:family="text">
      <style:text-properties officeooo:rsid="011576ca"/>
    </style:style>
    <style:style style:name="T297" style:family="text">
      <style:text-properties officeooo:rsid="0030336e"/>
    </style:style>
    <style:style style:name="T298" style:family="text">
      <style:text-properties officeooo:rsid="001f9325"/>
    </style:style>
    <style:style style:name="T299" style:family="text">
      <style:text-properties officeooo:rsid="00168933"/>
    </style:style>
    <style:style style:name="T300" style:family="text">
      <style:text-properties officeooo:rsid="00d82ecf"/>
    </style:style>
    <style:style style:name="T301" style:family="text">
      <style:text-properties fo:font-weight="normal" style:font-weight-asian="normal" style:font-weight-complex="normal"/>
    </style:style>
    <style:style style:name="T302" style:family="text">
      <style:text-properties fo:font-weight="normal" officeooo:rsid="001ce639" style:font-weight-asian="normal" style:font-weight-complex="normal"/>
    </style:style>
    <style:style style:name="T303" style:family="text">
      <style:text-properties fo:font-weight="normal" officeooo:rsid="00226f0b" style:font-weight-asian="normal" style:font-weight-complex="normal"/>
    </style:style>
    <style:style style:name="T304" style:family="text">
      <style:text-properties fo:font-weight="normal" officeooo:rsid="0055fdf8" style:font-weight-asian="normal" style:font-weight-complex="normal"/>
    </style:style>
    <style:style style:name="T305" style:family="text">
      <style:text-properties fo:font-weight="normal" officeooo:rsid="00586bac" style:font-weight-asian="normal" style:font-weight-complex="normal"/>
    </style:style>
    <style:style style:name="T306" style:family="text">
      <style:text-properties fo:font-weight="normal" officeooo:rsid="005a363c" style:font-weight-asian="normal" style:font-weight-complex="normal"/>
    </style:style>
    <style:style style:name="T307" style:family="text">
      <style:text-properties officeooo:rsid="0016db75"/>
    </style:style>
    <style:style style:name="T308" style:family="text">
      <style:text-properties officeooo:rsid="00226f0b"/>
    </style:style>
    <style:style style:name="T309" style:family="text">
      <style:text-properties officeooo:rsid="0023ae2d"/>
    </style:style>
    <style:style style:name="T310" style:family="text">
      <style:text-properties officeooo:rsid="0029bbe8"/>
    </style:style>
    <style:style style:name="T311" style:family="text">
      <style:text-properties officeooo:rsid="010caa78"/>
    </style:style>
    <style:style style:name="T312" style:family="text">
      <style:text-properties officeooo:rsid="010d332d"/>
    </style:style>
    <style:style style:name="T313" style:family="text">
      <style:text-properties officeooo:rsid="002b5315"/>
    </style:style>
    <style:style style:name="T314" style:family="text">
      <style:text-properties officeooo:rsid="011fecd8"/>
    </style:style>
    <style:style style:name="T315" style:family="text">
      <style:text-properties officeooo:rsid="00378fbd"/>
    </style:style>
    <style:style style:name="T316" style:family="text">
      <style:text-properties officeooo:rsid="00305a70"/>
    </style:style>
    <style:style style:name="T317" style:family="text">
      <style:text-properties officeooo:rsid="003221b7"/>
    </style:style>
    <style:style style:name="T318" style:family="text">
      <style:text-properties officeooo:rsid="0038ac72"/>
    </style:style>
    <style:style style:name="T319" style:family="text">
      <style:text-properties officeooo:rsid="003642d2"/>
    </style:style>
    <style:style style:name="T320" style:family="text">
      <style:text-properties officeooo:rsid="00371b40"/>
    </style:style>
    <style:style style:name="T321" style:family="text">
      <style:text-properties officeooo:rsid="0037587f"/>
    </style:style>
    <style:style style:name="T322" style:family="text">
      <style:text-properties officeooo:rsid="003c3751"/>
    </style:style>
    <style:style style:name="T323" style:family="text">
      <style:text-properties officeooo:rsid="003da2c6"/>
    </style:style>
    <style:style style:name="T324" style:family="text">
      <style:text-properties officeooo:rsid="003ef779"/>
    </style:style>
    <style:style style:name="T325" style:family="text">
      <style:text-properties officeooo:rsid="00af15be" style:font-weight-asian="normal" style:font-weight-complex="normal"/>
    </style:style>
    <style:style style:name="T326" style:family="text">
      <style:text-properties officeooo:rsid="00d82ecf" style:font-weight-asian="normal" style:font-weight-complex="normal"/>
    </style:style>
    <style:style style:name="T327" style:family="text">
      <style:text-properties fo:font-size="9pt" fo:font-style="normal" style:font-size-asian="9pt" style:font-style-asian="italic" style:font-size-complex="9pt" style:font-style-complex="italic"/>
    </style:style>
    <style:style style:name="T328" style:family="text">
      <style:text-properties fo:font-size="9pt" fo:font-style="normal" style:text-underline-style="none" officeooo:rsid="00217b5f" style:font-size-asian="9pt" style:font-style-asian="italic" style:font-weight-asian="bold" style:font-size-complex="9pt" style:font-style-complex="italic" style:font-weight-complex="bold"/>
    </style:style>
    <style:style style:name="T329" style:family="text">
      <style:text-properties officeooo:rsid="0040a822"/>
    </style:style>
    <style:style style:name="T330" style:family="text">
      <style:text-properties officeooo:rsid="0042e1eb"/>
    </style:style>
    <style:style style:name="T331" style:family="text">
      <style:text-properties officeooo:rsid="004415c2"/>
    </style:style>
    <style:style style:name="T332" style:family="text">
      <style:text-properties officeooo:rsid="001c26f3"/>
    </style:style>
    <style:style style:name="T333" style:family="text">
      <style:text-properties officeooo:rsid="0114b06d"/>
    </style:style>
    <style:style style:name="T334" style:family="text">
      <style:text-properties officeooo:rsid="004769a6"/>
    </style:style>
    <style:style style:name="T335" style:family="text">
      <style:text-properties style:text-position="super 58%"/>
    </style:style>
    <style:style style:name="T336" style:family="text">
      <style:text-properties officeooo:rsid="004b60c7"/>
    </style:style>
    <style:style style:name="T337" style:family="text">
      <style:text-properties officeooo:rsid="004bbfb9"/>
    </style:style>
    <style:style style:name="T338" style:family="text">
      <style:text-properties officeooo:rsid="004ec491"/>
    </style:style>
    <style:style style:name="T339" style:family="text">
      <style:text-properties officeooo:rsid="004f9c87"/>
    </style:style>
    <style:style style:name="T340" style:family="text">
      <style:text-properties officeooo:rsid="0050e959"/>
    </style:style>
    <style:style style:name="T341" style:family="text">
      <style:text-properties officeooo:rsid="00527eb3"/>
    </style:style>
    <style:style style:name="T342" style:family="text">
      <style:text-properties officeooo:rsid="0055fdf8"/>
    </style:style>
    <style:style style:name="T343" style:family="text">
      <style:text-properties officeooo:rsid="0056ced8"/>
    </style:style>
    <style:style style:name="T344" style:family="text">
      <style:text-properties officeooo:rsid="00586bac"/>
    </style:style>
    <style:style style:name="T345" style:family="text">
      <style:text-properties officeooo:rsid="005a363c"/>
    </style:style>
    <style:style style:name="T346" style:family="text">
      <style:text-properties officeooo:rsid="005b695c"/>
    </style:style>
    <style:style style:name="T347" style:family="text">
      <style:text-properties officeooo:rsid="005ccb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1"><text:span text:style-name="T322">I</text:span>.<text:tab/><text:span text:style-name="T299">Polya Step 1: </text:span>Understanding the Problem to be <text:span text:style-name="T322">S</text:span>olved</text:p>
      <text:p text:style-name="P38"><text:tab/><text:span text:style-name="T301">Element of Reasoning: Key Question</text:span></text:p>
      <text:p text:style-name="P38"><text:tab/><text:span text:style-name="T2">The key </text:span><text:span text:style-name="T5">math </text:span><text:span text:style-name="T12">question</text:span><text:span text:style-name="T13">(s)</text:span><text:span text:style-name="T2"> or </text:span><text:span text:style-name="T12">problem</text:span><text:span text:style-name="T13">(s)</text:span><text:span text:style-name="T2"> </text:span><text:span text:style-name="T5">that I am to solve </text:span><text:span text:style-name="T2">is/</text:span><text:span text:style-name="T3">are</text:span><text:span text:style-name="T2">____________________________.</text:span></text:p>
      <text:p text:style-name="P51"><text:span text:style-name="T26"><text:tab/></text:span><text:span text:style-name="T33">(</text:span><text:span text:style-name="T26">What is the problem asking or what question am I trying to answer?</text:span><text:span text:style-name="T29">)</text:span></text:p>
      <text:p text:style-name="P70"/>
      <text:p text:style-name="P51"><text:span text:style-name="T29"><text:tab/></text:span><text:span text:style-name="T30">The </text:span><text:span text:style-name="T57">Intellectual Standards</text:span><text:span text:style-name="T30"> used to judge the quality of my understanding of the problem are as follows:</text:span></text:p>
      <text:p text:style-name="P132"><text:span text:style-name="T112"><text:tab/></text:span><text:span text:style-name="T101">Clar</text:span><text:span text:style-name="T102">i</text:span><text:span text:style-name="T101">ty </text:span><text:span text:style-name="T63">– the meaning can be understood; </text:span><text:span text:style-name="T59">Accurate – free of errors; </text:span><text:span text:style-name="T19">Precis</text:span><text:span text:style-name="T20">ion</text:span><text:span text:style-name="T2">- exact to necessary detail </text:span><text:span text:style-name="T4">with <text:tab/>a</text:span><text:span text:style-name="T59">ppropriate attention to details through explicit and accurate use of language </text:span><text:span text:style-name="T60">including mathematical terms, <text:tab/>definitions, labels, analogies, concepts, </text:span><text:span text:style-name="T59">and </text:span><text:span text:style-name="T60">symbols; </text:span><text:span text:style-name="T103">Fairness </text:span><text:span text:style-name="T64">– </text:span><text:span text:style-name="T65">respect for other </text:span><text:span text:style-name="T64">viewpoints or </text:span><text:span text:style-name="T65">interpretations</text:span><text:span text:style-name="T113">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02"><text:span text:style-name="T96">S</text:span><text:span text:style-name="T85">trategies to </text:span><text:span text:style-name="T86">F</text:span><text:span text:style-name="T85">acilitate </text:span><text:span text:style-name="T86">U</text:span><text:span text:style-name="T85">nderstanding the </text:span><text:span text:style-name="T86">P</text:span><text:span text:style-name="T85">roblem</text:span></text:p>
          </table:table-cell>
          <table:covered-table-cell/>
        </table:table-row>
        <table:table-row>
          <table:table-cell table:style-name="Table1.A2" office:value-type="string">
            <text:list xml:id="list6256761536881070674" text:style-name="L1">
              <text:list-item>
                <text:p text:style-name="P324">Read/Re Read</text:p>
              </text:list-item>
              <text:list-item>
                <text:p text:style-name="P175">Underline Key Terms</text:p>
              </text:list-item>
              <text:list-item>
                <text:p text:style-name="P175"><text:span text:style-name="T280">Apply </text:span>SQR (<text:span text:style-name="T218">S</text:span>urvey, <text:span text:style-name="T218">Q</text:span>uestion, <text:span text:style-name="T218">R</text:span>ead)*</text:p>
              </text:list-item>
              <text:list-item>
                <text:p text:style-name="P185">What exactly are we trying to determine? </text:p>
              </text:list-item>
              <text:list-item>
                <text:p text:style-name="P176"><text:span text:style-name="T279">Have I worked a similar problem before i</text:span><text:span text:style-name="T246">n a slightly different form </text:span><text:span text:style-name="T256">and/o</text:span><text:span text:style-name="T135">r </text:span><text:span text:style-name="T121"><text:s/></text:span><text:span text:style-name="T134">categorize the problem into a particular type?</text:span></text:p>
              </text:list-item>
              <text:list-item>
                <text:p text:style-name="P230">What seems different about this problem?</text:p>
              </text:list-item>
              <text:list-item>
                <text:p text:style-name="P231">Identify goal<text:span text:style-name="T279">(s)</text:span> or unknown<text:span text:style-name="T279">(</text:span>s<text:span text:style-name="T279">)</text:span></text:p>
              </text:list-item>
              <text:list-item>
                <text:p text:style-name="P234">Review definitions, theorems or previous content, if needed, to better understand the problem or question? </text:p>
              </text:list-item>
              <text:list-item>
                <text:p text:style-name="P237">Do you understand all the words used in stating the problem?</text:p>
              </text:list-item>
              <text:list-item>
                <text:p text:style-name="P238">Can you restate the problem in your own words</text:p>
              </text:list-item>
              <text:list-item>
                <text:p text:style-name="P238">Can you think of a picture or diagram that might help you understand the problem?</text:p>
              </text:list-item>
              <text:list-item>
                <text:p text:style-name="P238"><text:s/>Is there enough information to enable you to <text:span text:style-name="T336">fi</text:span>nd a solution?</text:p>
              </text:list-item>
            </text:list>
          </table:table-cell>
          <table:table-cell table:style-name="Table1.B2" office:value-type="string">
            <text:list xml:id="list152400734171346" text:continue-numbering="true" text:style-name="L1">
              <text:list-item>
                <text:p text:style-name="P180">Draw a picture, graph, or diagram if needed for understanding the problem.</text:p>
              </text:list-item>
              <text:list-item>
                <text:p text:style-name="P177"><text:span text:style-name="T146">Could you explain w</text:span><text:span text:style-name="T147">hat </text:span><text:span text:style-name="T146">you </text:span><text:span text:style-name="T147">do not understand about the problem or question?</text:span></text:p>
              </text:list-item>
              <text:list-item>
                <text:p text:style-name="P181"><text:span text:style-name="T138">How can I check to see if I am interpreting the </text:span><text:span text:style-name="T140">question</text:span><text:span text:style-name="T138"> accurately? </text:span></text:p>
              </text:list-item>
              <text:list-item>
                <text:p text:style-name="P178">State or paraphrase the problem as accurately as possibble using your own words.</text:p>
              </text:list-item>
              <text:list-item>
                <text:p text:style-name="P231">Can the problem be restated differently?</text:p>
              </text:list-item>
              <text:list-item>
                <text:p text:style-name="P174"><text:span text:style-name="T145">R</text:span><text:span text:style-name="T144">eview statement of the problem using Standards</text:span><text:span text:style-name="T205">F</text:span></text:p>
              </text:list-item>
              <text:list-item>
                <text:p text:style-name="P174"><text:span text:style-name="T207">Wh</text:span><text:span text:style-name="T206">at is the unknown? What are the data? What is the condition?</text:span></text:p>
              </text:list-item>
              <text:list-item>
                <text:p text:style-name="P287">Is it possible to satisfy the condition? </text:p>
              </text:list-item>
              <text:list-item>
                <text:p text:style-name="P287">Is the condition sufficient to determine the unknown? Or is it insufficient? <text:s/>Or contradictory?</text:p>
              </text:list-item>
              <text:list-item>
                <text:p text:style-name="P287">Introduce suitable notation.</text:p>
              </text:list-item>
              <text:list-item>
                <text:p text:style-name="P287">Separate the various parts of the condition. Can you write them down?</text:p>
                <text:p text:style-name="P234"/>
              </text:list-item>
            </text:list>
          </table:table-cell>
        </table:table-row>
      </table:table>
      <text:p text:style-name="P38"/>
      <text:p text:style-name="P1"><text:tab/>Element of Reasoning: <text:span text:style-name="T58">Purpose</text:span></text:p>
      <text:p text:style-name="P2"><text:tab/><text:span text:style-name="T2">The </text:span><text:span text:style-name="T12">purpose</text:span><text:span text:style-name="T2"> of the problem is_________________________________________.</text:span></text:p>
      <text:p text:style-name="P19"><text:span text:style-name="T26"><text:tab/>(State as accurately as possible, the purpose for solving the problem. What exactly are we <text:s/>trying to do? What <text:tab/>purpose will our solution achieve? W</text:span><text:span text:style-name="T31">hy is the </text:span><text:span text:style-name="T23">problem important</text:span><text:span text:style-name="T31">?</text:span><text:span text:style-name="T26">) </text:span></text:p>
      <text:p text:style-name="P1"/>
      <text:p text:style-name="P52"><text:span text:style-name="T30"><text:tab/>The </text:span><text:span text:style-name="T57">Intellectual Standards</text:span><text:span text:style-name="T30"> used to judge the quality of my understanding of the problem are as follows:</text:span></text:p>
      <text:p text:style-name="P101"><text:span text:style-name="T112"><text:tab/></text:span><text:span text:style-name="T101">Clar</text:span><text:span text:style-name="T102">i</text:span><text:span text:style-name="T101">ty ;</text:span><text:span text:style-name="T59"> </text:span><text:span text:style-name="T103">Fairness.</text:span></text:p>
      <text:p text:style-name="P65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02"><text:span text:style-name="T85">Strategies to </text:span><text:span text:style-name="T86">F</text:span><text:span text:style-name="T85">acilitate </text:span><text:span text:style-name="T86">U</text:span><text:span text:style-name="T85">nderstanding the </text:span><text:span text:style-name="T86">P</text:span><text:span text:style-name="T87">urpose</text:span></text:p>
          </table:table-cell>
          <table:covered-table-cell/>
        </table:table-row>
        <table:table-row>
          <table:table-cell table:style-name="Table2.A2" office:value-type="string">
            <text:list xml:id="list578734514119383219" text:style-name="L2">
              <text:list-item>
                <text:p text:style-name="P182">Why is the <text:span text:style-name="T213">problem important?</text:span></text:p>
              </text:list-item>
              <text:list-item>
                <text:p text:style-name="P182"><text:span text:style-name="T138">Do I understand </text:span><text:span text:style-name="T139">how</text:span><text:span text:style-name="T138"> solving this problem will help me understand mathematics?</text:span></text:p>
              </text:list-item>
            </text:list>
          </table:table-cell>
          <table:table-cell table:style-name="Table2.B2" office:value-type="string">
            <text:list xml:id="list152400747167198" text:continue-numbering="true" text:style-name="L2">
              <text:list-item>
                <text:p text:style-name="P291"><text:span text:style-name="T138">What is the practical </text:span><text:span text:style-name="T159">or therorectical </text:span><text:span text:style-name="T138">importance in </text:span><text:span text:style-name="T159">solving </text:span><text:span text:style-name="T160">the problem</text:span><text:span text:style-name="T138">?</text:span></text:p>
              </text:list-item>
            </text:list>
          </table:table-cell>
        </table:table-row>
      </table:table>
      <text:list xml:id="list152400748165039" text:continue-numbering="true" text:style-name="L2">
        <text:list-header>
          <text:p text:style-name="P305"/>
        </text:list-header>
      </text:list>
      <text:p text:style-name="P133"><text:tab/><text:span text:style-name="T240">Element of Reasoning: </text:span><text:span text:style-name="T241">Information</text:span><text:tab/></text:p>
      <text:p text:style-name="P39"><text:span text:style-name="T2"><text:tab/>The most important</text:span><text:span text:style-name="T16"> information</text:span><text:span text:style-name="T2"> for </text:span><text:span text:style-name="T6">understanding </text:span><text:span text:style-name="T2">the problem is <text:tab/>____________________________________________________________________________</text:span><text:span text:style-name="T114">.</text:span></text:p>
      <text:p text:style-name="P61"><text:span text:style-name="T39"><text:tab/>(Identify key information needed, or presupposed for addressing the problem. Here we are looking for facts or data <text:tab/>relevant</text:span><text:span text:style-name="T40"> to </text:span><text:span text:style-name="T39">the problem, </text:span><text:span text:style-name="T41">What information such as data, and facts </text:span><text:span text:style-name="T42">d</text:span><text:span text:style-name="T41">o I have? What </text:span><text:span text:style-name="T23">information</text:span><text:span text:style-name="T41"> do I need to answer <text:tab/>the question? </text:span></text:p>
      <text:p text:style-name="P326"><text:tab/></text:p>
      <text:p text:style-name="P58"><text:span text:style-name="T29"><text:tab/></text:span><text:span text:style-name="T30">The </text:span><text:span text:style-name="T57">Intellectual Standards</text:span><text:span text:style-name="T30"> used to judge the quality of </text:span><text:span text:style-name="T32">Information </text:span><text:span text:style-name="T30">are as follows:</text:span></text:p>
      <text:p text:style-name="P114"><text:span text:style-name="T178"><text:tab/></text:span><text:span text:style-name="T162">Clar</text:span><text:span text:style-name="T163">i</text:span><text:span text:style-name="T162">ty; </text:span><text:span text:style-name="T175"><text:s/></text:span><text:span text:style-name="T218">Precis</text:span><text:span text:style-name="T219">ion;</text:span><text:span text:style-name="T176">; </text:span><text:span text:style-name="T164">Fairness </text:span><text:span text:style-name="T156">; </text:span><text:span text:style-name="T167">Significance</text:span><text:span text:style-name="T156">;</text:span><text:span text:style-name="T157"> </text:span><text:span text:style-name="T165">R</text:span><text:span text:style-name="T166">elevance;</text:span><text:span text:style-name="T158">. </text:span></text:p>
      <text:p text:style-name="P75"><text:tab/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103"><text:span text:style-name="T85">Strategies </text:span><text:span text:style-name="T92">for </text:span><text:span text:style-name="T88">Information</text:span></text:p>
          </table:table-cell>
          <table:covered-table-cell/>
        </table:table-row>
        <table:table-row>
          <table:table-cell table:style-name="Table3.A2" office:value-type="string">
            <text:list xml:id="list4105294926951043435" text:style-name="L3">
              <text:list-item>
                <text:p text:style-name="P292"><text:span text:style-name="T149">W</text:span><text:span text:style-name="T148">hat information relevant to the mathematical situation or problem do I possess, and how is that information accessed and used?</text:span></text:p>
              </text:list-item>
              <text:list-item>
                <text:p text:style-name="P270"><text:span text:style-name="T148">How is </text:span><text:span text:style-name="T214">the information </text:span><text:span text:style-name="T148"><text:s/>connected to the question?</text:span></text:p>
              </text:list-item>
              <text:list-item>
                <text:p text:style-name="P301">Is some information extraneous?</text:p>
              </text:list-item>
              <text:list-item>
                <text:p text:style-name="P292"><text:span text:style-name="T150">T</text:span><text:span text:style-name="T151">ranslate information into symbols.</text:span></text:p>
              </text:list-item>
            </text:list>
          </table:table-cell>
          <table:table-cell table:style-name="Table3.B2" office:value-type="string">
            <text:list xml:id="list152400757168271" text:continue-numbering="true" text:style-name="L3">
              <text:list-item>
                <text:p text:style-name="P239">Do I need to seek new information and data?</text:p>
              </text:list-item>
              <text:list-item>
                <text:p text:style-name="P186">Make sure you have gathered sufficient data.</text:p>
              </text:list-item>
              <text:list-item>
                <text:p text:style-name="P232">Can I construct a mathematical sentence with information provided?</text:p>
              </text:list-item>
              <text:list-item>
                <text:p text:style-name="P339">Am I assuming information is true, rather than knowing that it is, in fact, accurate?</text:p>
              </text:list-item>
            </text:list>
          </table:table-cell>
        </table:table-row>
      </table:table>
      <text:list xml:id="list2918264589234814761" text:style-name="L4">
        <text:list-header>
          <text:p text:style-name="P314"><text:tab/></text:p>
        </text:list-header>
      </text:list>
      <text:p text:style-name="P172"><text:tab/><text:span text:style-name="T240">Element of Reasoning: </text:span><text:span text:style-name="T242">Concepts</text:span><text:tab/></text:p>
      <text:p text:style-name="P40"><text:span text:style-name="T2"><text:tab/></text:span><text:span text:style-name="T247"> </text:span><text:span text:style-name="T74">The key </text:span><text:span text:style-name="T125">concepts</text:span><text:span text:style-name="T74"> we need to understand in this problem are</text:span><text:span text:style-name="T110"> <text:s text:c="41"/>______________. </text:span></text:p>
      <text:p text:style-name="P40"><text:span text:style-name="T74"><text:tab/></text:span><text:span text:style-name="T75">(</text:span><text:span text:style-name="T119">What concepts or content (theorems, definitions, formulas, </text:span><text:span text:style-name="T122">or procedures</text:span><text:span text:style-name="T119">.) do we need to understand for reaching <text:tab/>a solution?</text:span><text:span text:style-name="T120">)</text:span><text:span text:style-name="T249"><text:tab/></text:span></text:p>
      <text:p text:style-name="P71"/>
      <text:p text:style-name="P53"><text:span text:style-name="T29"><text:tab/></text:span><text:span text:style-name="T30">The </text:span><text:span text:style-name="T57">Intellectual Standards</text:span><text:span text:style-name="T30"> used to judge the quality of my understanding of the </text:span><text:span text:style-name="T32">concepts needed to understand <text:tab/>and solve this </text:span><text:span text:style-name="T30">problem are as follows: </text:span><text:span text:style-name="T220">Clar</text:span><text:span text:style-name="T221">i</text:span><text:span text:style-name="T220">ty </text:span><text:span text:style-name="T208">; </text:span><text:span text:style-name="T223">Accurate</text:span><text:span text:style-name="T212">; </text:span><text:span text:style-name="T223">Precis</text:span><text:span text:style-name="T219">ion</text:span><text:span text:style-name="T212">-; </text:span><text:span text:style-name="T219">Fairness</text:span><text:span text:style-name="T1">; </text:span><text:span text:style-name="T219">Significance</text:span><text:span text:style-name="T1"> <text:s/></text:span><text:span text:style-name="T224">R</text:span><text:span text:style-name="T225">elevance.</text:span></text:p>
      <text:p text:style-name="P76"><text:tab/></text:p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104"><text:span text:style-name="T85">Strategies </text:span><text:span text:style-name="T91">for</text:span><text:span text:style-name="T85"> </text:span><text:span text:style-name="T91">I</text:span><text:span text:style-name="T88">dentify</text:span><text:span text:style-name="T91">ing</text:span><text:span text:style-name="T88"> </text:span><text:span text:style-name="T91">and Applying </text:span><text:span text:style-name="T89">Concepts</text:span></text:p>
          </table:table-cell>
          <table:covered-table-cell/>
        </table:table-row>
        <table:table-row>
          <table:table-cell table:style-name="Table4.A2" office:value-type="string">
            <text:list xml:id="list7171128665152505554" text:style-name="L5">
              <text:list-item>
                <text:p text:style-name="P347">What concepts or content <text:span text:style-name="T323">are</text:span> related to the problem?</text:p>
              </text:list-item>
              <text:list-item>
                <text:p text:style-name="P242">Can you explain the main concept<text:span text:style-name="T323">(s)</text:span> behind the problem in your own words?</text:p>
              </text:list-item>
              <text:list-item>
                <text:p text:style-name="P245">Am I using the concepts accurately?</text:p>
              </text:list-item>
              <text:list-item>
                <text:p text:style-name="P240">Can you <text:span text:style-name="T323">describe how </text:span>new <text:span text:style-name="T298">content, needed to solve this problem, is/are related </text:span>to previous <text:span text:style-name="T323">concepts that I have </text:span>learn<text:span text:style-name="T323">ed</text:span>?</text:p>
              </text:list-item>
            </text:list>
          </table:table-cell>
          <table:table-cell table:style-name="Table4.B2" office:value-type="string">
            <text:list xml:id="list152400769162022" text:continue-numbering="true" text:style-name="L5">
              <text:list-item>
                <text:p text:style-name="P241">How are concepts/content relevant to the problem and how will information be related to content?</text:p>
              </text:list-item>
              <text:list-item>
                <text:p text:style-name="P246">Are there <text:span text:style-name="T296">relevant concepts or content</text:span> that I need to review <text:span text:style-name="T296">and internalize</text:span> before proceeding with my solution plan? - <text:span text:style-name="T297">SEEI new content.</text:span></text:p>
              </text:list-item>
              <text:list-item>
                <text:p text:style-name="P235"><text:span text:style-name="T1">R</text:span>eview <text:span text:style-name="T324">explaination of concepts u</text:span>sing <text:span text:style-name="T324">Intellectual </text:span>Standards.</text:p>
              </text:list-item>
            </text:list>
            <text:p text:style-name="P158"/>
          </table:table-cell>
        </table:table-row>
      </table:table>
      <text:list xml:id="list6700013176573986175" text:style-name="L6">
        <text:list-header>
          <text:p text:style-name="P341"/>
        </text:list-header>
      </text:list>
      <text:p text:style-name="P34"><text:tab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text:tab/>Element of Reasoning: Assumptions</text:p>
      <text:p text:style-name="P87"><text:span text:style-name="T215"><text:tab/></text:span><text:span text:style-name="T253">The main assumption(s) underlying our understanding of the problem is (are) <text:tab/>___________________________________________________________________.</text:span></text:p>
      <text:p text:style-name="P97"><text:span text:style-name="T287"><text:tab/>(What is the author or problem as stated taking for granted? </text:span><text:span text:style-name="T288">What assumptions are we making? Are our <text:tab/>assumptions justifiable? </text:span><text:span text:style-name="T287">Assumptions are </text:span><text:span text:style-name="T288">generalizations that might be questioned and are most often <text:tab/>unstated.)</text:span></text:p>
      <text:p text:style-name="P95"/>
      <text:p text:style-name="P140"><text:span text:style-name="T38"><text:tab/>The </text:span><text:span text:style-name="T56">Intellectual Standards</text:span><text:span text:style-name="T38"> used to judge the quality </text:span><text:span text:style-name="T47">and reasonableness </text:span><text:span text:style-name="T38">of my </text:span><text:span text:style-name="T47">assumptions </text:span><text:span text:style-name="T45">needed to understand <text:tab/>and solve this </text:span><text:span text:style-name="T38">problem are as follows: </text:span><text:span text:style-name="T218">Clar</text:span><text:span text:style-name="T226">i</text:span><text:span text:style-name="T218">ty</text:span> ;<text:span text:style-name="T46"> </text:span><text:span text:style-name="T24">Accurate</text:span><text:span text:style-name="T46">; </text:span><text:span text:style-name="T25">relevance</text:span><text:span text:style-name="T51">; </text:span><text:span text:style-name="T25">significance.</text:span></text:p>
      <text:p text:style-name="P149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105"><text:span text:style-name="T85">Strategies </text:span><text:span text:style-name="T92">for</text:span><text:span text:style-name="T88"> </text:span><text:span text:style-name="T90">Assumptions</text:span></text:p>
          </table:table-cell>
          <table:covered-table-cell/>
        </table:table-row>
        <table:table-row>
          <table:table-cell table:style-name="Table5.A2" office:value-type="string">
            <text:list xml:id="list7650817579528705369" text:style-name="L7">
              <text:list-item>
                <text:p text:style-name="P348">Identify assumptions</text:p>
              </text:list-item>
              <text:list-item>
                <text:p text:style-name="P190">Am I assuming information is accurate rather than simply accept it as true?</text:p>
              </text:list-item>
              <text:list-item>
                <text:p text:style-name="P191"><text:span text:style-name="T300">Do </text:span>my assumptions make sense?</text:p>
                <text:p text:style-name="P213"/>
              </text:list-item>
            </text:list>
          </table:table-cell>
          <table:table-cell table:style-name="Table5.B2" office:value-type="string">
            <text:list xml:id="list152400782172908" text:continue-numbering="true" text:style-name="L7">
              <text:list-item>
                <text:p text:style-name="P216">Consider the impact of alternative or unexpressed assumptions.</text:p>
              </text:list-item>
              <text:list-item>
                <text:p text:style-name="P214">Consider the impact of removing assumption<text:span text:style-name="T326">Do </text:span><text:span text:style-name="T325">my assumptions make sense?</text:span></text:p>
              </text:list-item>
              <text:list-item>
                <text:p text:style-name="P236"><text:span text:style-name="T1">R</text:span><text:span text:style-name="T325">eview </text:span><text:span text:style-name="T324">explaination of concepts u</text:span><text:span text:style-name="T325">sing </text:span><text:span text:style-name="T324">Intellectual </text:span><text:span text:style-name="T325">Standards..</text:span></text:p>
              </text:list-item>
            </text:list>
          </table:table-cell>
        </table:table-row>
      </table:table>
      <text:p text:style-name="P119"/>
      <text:p text:style-name="P119"><text:tab/><text:span text:style-name="T258">Element of Reasoning: </text:span><text:span text:style-name="T260">Inferences and Interpretations </text:span></text:p>
      <text:p text:style-name="P3"><text:span text:style-name="T302"><text:tab/></text:span><text:span text:style-name="T255">T</text:span><text:span text:style-name="T72">he basis for our </text:span><text:span text:style-name="T111">inferences </text:span><text:span text:style-name="T72">and </text:span><text:span text:style-name="T111">interpretations</text:span><text:span text:style-name="T72"> at this point are</text:span><text:span text:style-name="T71"> <text:tab/>___________</text:span><text:span text:style-name="T84">_____________________________________________.</text:span></text:p>
      <text:p text:style-name="P15"><text:span text:style-name="T195"><text:tab/></text:span><text:span text:style-name="T141">(Is there another way to interpret the information? Can I justify my interpretation of the <text:tab/>information or problem to <text:tab/>be solved? Have I made any inferences </text:span><text:span text:style-name="T181">about the problem </text:span><text:span text:style-name="T141">beyond what the </text:span><text:span text:style-name="T180">evidence implies? Are my inferences <text:tab/>consistent?)</text:span></text:p>
      <text:p text:style-name="P152"><text:tab/></text:p>
      <text:p text:style-name="P165"><text:span text:style-name="T112"><text:tab/>The </text:span><text:span text:style-name="T124">Intellectual Standards</text:span><text:span text:style-name="T112"> used to judge the quality </text:span><text:span text:style-name="T115">and reasonableness </text:span><text:span text:style-name="T112">of my </text:span><text:span text:style-name="T115">assumptions </text:span><text:span text:style-name="T116">needed to understand <text:tab/></text:span><text:span text:style-name="T117">the Question(s) or P</text:span><text:span text:style-name="T112">roblem</text:span><text:span text:style-name="T117">(s)</text:span><text:span text:style-name="T112"> are as follows: </text:span><text:span text:style-name="T107">Clar</text:span><text:span text:style-name="T108">i</text:span><text:span text:style-name="T107">ty; </text:span><text:span text:style-name="T59"><text:s/></text:span><text:span text:style-name="T107">Accurate</text:span><text:span text:style-name="T59">; </text:span><text:span text:style-name="T19">Precise</text:span><text:span text:style-name="T60">; </text:span><text:span text:style-name="T109">Fairness</text:span><text:span text:style-name="T61">; </text:span><text:span text:style-name="T109">Breadth;</text:span><text:span text:style-name="T62"> </text:span><text:span text:style-name="T105">Significance</text:span><text:span text:style-name="T66"> <text:tab/></text:span></text:p>
      <text:p text:style-name="P144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106"><text:span text:style-name="T85">Strategies </text:span><text:span text:style-name="T91">for Interpreting and </text:span><text:span text:style-name="T92">M</text:span><text:span text:style-name="T91">aking Inferences</text:span></text:p>
          </table:table-cell>
          <table:covered-table-cell/>
        </table:table-row>
        <table:table-row>
          <table:table-cell table:style-name="Table6.A2" office:value-type="string">
            <text:list xml:id="list1129120343402301799" text:style-name="L8">
              <text:list-item>
                <text:p text:style-name="P247">Are my inferences reasonable?</text:p>
              </text:list-item>
              <text:list-item>
                <text:p text:style-name="P183">Have I <text:span text:style-name="T324">considered</text:span> other inormation that can be reasonably infered from the information provided?</text:p>
                <text:p text:style-name="P269"/>
              </text:list-item>
            </text:list>
          </table:table-cell>
          <table:table-cell table:style-name="Table6.B2" office:value-type="string">
            <text:list xml:id="list152400795172776" text:continue-numbering="true" text:style-name="L8">
              <text:list-item>
                <text:p text:style-name="P258">Am I interpreting <text:span text:style-name="T329">information</text:span> correctly (graphs, charts, etc.)?</text:p>
              </text:list-item>
              <text:list-item>
                <text:p text:style-name="P248">Is there another way to interpret the information?</text:p>
              </text:list-item>
              <text:list-item>
                <text:p text:style-name="P233">Review inferences using Intellectual Standards..</text:p>
              </text:list-item>
            </text:list>
          </table:table-cell>
        </table:table-row>
      </table:table>
      <text:p text:style-name="P126"/>
      <text:p text:style-name="P135"><text:tab/><text:span text:style-name="T258">Element of Reasoning: </text:span><text:span text:style-name="T259">Conclusions or Implications </text:span></text:p>
      <text:p text:style-name="P4"><text:span text:style-name="T302"><text:tab/></text:span><text:span text:style-name="T303">T</text:span><text:span text:style-name="T73">he most important </text:span><text:span text:style-name="T130">conclusion(s)</text:span><text:span text:style-name="T73"> </text:span><text:span text:style-name="T187">that I have made </text:span><text:span text:style-name="T73">in </text:span><text:span text:style-name="T186">understanding </text:span><text:span text:style-name="T73">this problem is <text:tab/>(are)____________________________________________________________________.</text:span></text:p>
      <text:p text:style-name="P21"><text:span text:style-name="T48"><text:tab/>(</text:span><text:span text:style-name="T49">Does my </text:span><text:span text:style-name="T52">statement of the problem</text:span><text:span text:style-name="T49"> make sense within the con</text:span><text:span text:style-name="T52">ditons provided?</text:span><text:span text:style-name="T49"> <text:tab/>Can </text:span><text:span text:style-name="T52">this problem</text:span><text:span text:style-name="T49"> be extended to <text:tab/>other types of problems? <text:s/></text:span><text:span text:style-name="T42">Can I present my </text:span><text:span text:style-name="T52">understanding <text:s/>of the problem</text:span><text:span text:style-name="T42"> </text:span><text:span text:style-name="T52">u</text:span><text:span text:style-name="T42">sing a clear coherent argument <text:tab/>reflecting </text:span><text:span text:style-name="T52">its </text:span><text:span text:style-name="T42">sophistication </text:span><text:span text:style-name="T52">or complexity?</text:span><text:span text:style-name="T50">)</text:span></text:p>
      <text:p text:style-name="P153"><text:tab/></text:p>
      <text:p text:style-name="P166"><text:span text:style-name="T112"><text:tab/>The </text:span><text:span text:style-name="T124">Intellectual Standards</text:span><text:span text:style-name="T112"> used to judge the quality of my </text:span><text:span text:style-name="T117">Conclusion and Interpretation of the Question at hand <text:tab/></text:span><text:span text:style-name="T118">are</text:span><text:span text:style-name="T112">: </text:span><text:span text:style-name="T107">Clar</text:span><text:span text:style-name="T108">i</text:span><text:span text:style-name="T107">ty</text:span><text:span text:style-name="T59"> – </text:span><text:span text:style-name="T107">Accurate</text:span><text:span text:style-name="T59">; </text:span><text:span text:style-name="T19">Precise</text:span><text:span text:style-name="T2">-</text:span><text:span text:style-name="T60">; </text:span><text:span text:style-name="T109">Fairness</text:span><text:span text:style-name="T61"> ; </text:span><text:span text:style-name="T109">Breadth;</text:span><text:span text:style-name="T104"> </text:span><text:span text:style-name="T105">Significance.</text:span><text:span text:style-name="T66"> 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107"><text:span text:style-name="T94">Strate</text:span><text:span text:style-name="T85">gies </text:span><text:span text:style-name="T91">for </text:span><text:span text:style-name="T93">Conclusions</text:span></text:p>
          </table:table-cell>
          <table:covered-table-cell/>
        </table:table-row>
        <table:table-row table:style-name="Table7.2">
          <table:table-cell table:style-name="Table7.A2" office:value-type="string">
            <text:list xml:id="list4335574693354563096" text:style-name="L9">
              <text:list-item>
                <text:p text:style-name="P315"><text:span text:style-name="Emphasis"><text:span text:style-name="T291">Has my understanding of the problem changed? If so, how?</text:span></text:span></text:p>
              </text:list-item>
              <text:list-item>
                <text:p text:style-name="P311"><text:span text:style-name="Emphasis"><text:span text:style-name="T76">What strategies were </text:span></text:span><text:span text:style-name="Emphasis"><text:span text:style-name="T193">the </text:span></text:span><text:span text:style-name="Emphasis"><text:span text:style-name="T76">most helpful </text:span></text:span><text:span text:style-name="Emphasis"><text:span text:style-name="T193">to me</text:span></text:span><text:span text:style-name="Emphasis"><text:span text:style-name="T76"> in understanding the problem? </text:span></text:span></text:p>
                <text:p text:style-name="P227"/>
              </text:list-item>
            </text:list>
          </table:table-cell>
          <table:table-cell table:style-name="Table7.B2" office:value-type="string">
            <text:list xml:id="list152400808163456" text:continue-numbering="true" text:style-name="L9">
              <text:list-item>
                <text:p text:style-name="P349"><text:span text:style-name="T184">What would I do differently next time </text:span><text:span text:style-name="T185">to better understanding math problems</text:span><text:span text:style-name="T184">?</text:span></text:p>
              </text:list-item>
            </text:list>
          </table:table-cell>
        </table:table-row>
      </table:table>
      <text:p text:style-name="P120"/>
      <text:p text:style-name="Text_20_body"><text:span text:style-name="T309"><text:tab/></text:span><text:span text:style-name="T143">Element of Reasoning: </text:span><text:span text:style-name="T142">Point(s) of View </text:span></text:p>
      <text:p text:style-name="P91"><text:span text:style-name="T307"><text:tab/></text:span>T<text:span text:style-name="T245">he main point(s) of view or perspective(s) represented in this problem is (are)?<text:tab/>___________________________________________________________.</text:span></text:p>
      <text:p text:style-name="P81"><text:tab/>(Could I <text:span text:style-name="T330">state </text:span>the problem different<text:span text:style-name="T330">ly</text:span>? How can we check <text:span text:style-name="T330">my understanding</text:span>? ) Can I check if my understanding is <text:tab/>accurate?</text:p>
      <text:p text:style-name="P11"><text:tab/></text:p>
      <text:p text:style-name="P66"><text:span text:style-name="T1"><text:tab/>The </text:span><text:span text:style-name="T243">Intellectual Standards</text:span><text:span text:style-name="T1"> used to judge the quality and reasonableness of my assumptions needed to understand <text:tab/>and solve this problem are as follows: </text:span><text:span text:style-name="T232">Clar</text:span><text:span text:style-name="T233">i</text:span><text:span text:style-name="T232">ty</text:span><text:span text:style-name="T236"> ; </text:span><text:span text:style-name="T232">Accurate</text:span><text:span text:style-name="T236">; </text:span><text:span text:style-name="T219">Precise</text:span><text:span text:style-name="T237">; </text:span><text:span text:style-name="T234">Fairness</text:span><text:span text:style-name="T238"> ; </text:span><text:span text:style-name="T234">Breadth</text:span><text:span text:style-name="T238">-;</text:span><text:span text:style-name="T230"> </text:span><text:span text:style-name="T235">Logic.</text:span></text:p>
      <text:p text:style-name="P66"/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107"><text:span text:style-name="T94">Strate</text:span><text:span text:style-name="T85">gies </text:span><text:span text:style-name="T91">for </text:span><text:span text:style-name="T97">Point of View</text:span></text:p>
          </table:table-cell>
          <table:covered-table-cell/>
        </table:table-row>
        <table:table-row>
          <table:table-cell table:style-name="Table9.A2" office:value-type="string">
            <text:list xml:id="list6294598844548322156" text:style-name="L10">
              <text:list-item>
                <text:p text:style-name="P302">Can I check if my understanding is accurate?</text:p>
              </text:list-item>
              <text:list-item>
                <text:p text:style-name="P306"><text:span text:style-name="Emphasis"><text:span text:style-name="T196">C</text:span></text:span><text:span text:style-name="Emphasis"><text:span text:style-name="T197">ould I restate the question differently?</text:span></text:span></text:p>
              </text:list-item>
            </text:list>
          </table:table-cell>
          <table:table-cell table:style-name="Table9.B2" office:value-type="string">
            <text:list xml:id="list152400815169988" text:continue-numbering="true" text:style-name="L10">
              <text:list-item>
                <text:p text:style-name="P243">Can you articulate another reasonable way of <text:s/>looking at the issue?</text:p>
              </text:list-item>
              <text:list-item>
                <text:p text:style-name="P243"><text:span text:style-name="Emphasis"><text:span text:style-name="T231">Apply the *Intellectual Standards to Elements of Reasoning.</text:span></text:span></text:p>
              </text:list-item>
            </text:list>
          </table:table-cell>
        </table:table-row>
      </table:table>
      <text:p text:style-name="P136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><text:soft-page-break/>II. <text:tab/><text:span text:style-name="T330">D</text:span>evise a plan (Polya step 2):</text:p>
      <text:p text:style-name="P332"><text:tab/>Element of Reasoning: Key Question</text:p>
      <text:p text:style-name="P46"><text:span text:style-name="T21"><text:tab/></text:span><text:span text:style-name="T22">Based on my understanding of the problem, the plan I have devised for its solution plan is <text:tab/></text:span><text:span text:style-name="T2">____________________________</text:span></text:p>
      <text:p text:style-name="P54"><text:span text:style-name="T26"><text:tab/>(</text:span><text:span text:style-name="T27">What is the </text:span><text:span text:style-name="T34">plan for achieving a solution to the </text:span><text:span text:style-name="T27">pro</text:span><text:span text:style-name="T28">b</text:span><text:span text:style-name="T27">lem?</text:span><text:span text:style-name="T29">)</text:span></text:p>
      <text:p text:style-name="P72"/>
      <text:p text:style-name="P54"><text:span text:style-name="T29"><text:tab/></text:span><text:span text:style-name="T30">The </text:span><text:span text:style-name="T57">Intellectual Standards</text:span><text:span text:style-name="T30"> used to judge the quality of my </text:span><text:span text:style-name="T34">solution plan</text:span><text:span text:style-name="T30"> are as follows:</text:span></text:p>
      <text:p text:style-name="P127"><text:span text:style-name="T112"><text:tab/></text:span><text:span text:style-name="T126">Clar</text:span><text:span text:style-name="T127">i</text:span><text:span text:style-name="T126">ty</text:span><text:span text:style-name="T131">; </text:span><text:span text:style-name="T128">Accuracy</text:span><text:span text:style-name="T132">; </text:span><text:span text:style-name="T128">Relevance</text:span><text:span text:style-name="T132">;</text:span><text:span text:style-name="T128"> Breadth</text:span><text:span text:style-name="T132">, </text:span><text:span text:style-name="T128">Depth</text:span><text:span text:style-name="T132">; </text:span><text:span text:style-name="T12">Precis</text:span><text:span text:style-name="T14">ion;</text:span><text:span text:style-name="T133"> </text:span><text:span text:style-name="T129">Fairness</text:span><text:span text:style-name="T113">.</text:span></text:p>
      <text:p text:style-name="P77"/>
      <text:p text:style-name="P77"><text:tab/></text:p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108"><text:span text:style-name="T85">Strategies to </text:span><text:span text:style-name="T86">F</text:span><text:span text:style-name="T85">acilitate </text:span><text:span text:style-name="T95">Devise a Plan</text:span></text:p>
          </table:table-cell>
          <table:covered-table-cell/>
        </table:table-row>
        <table:table-row>
          <table:table-cell table:style-name="Table8.A2" office:value-type="string">
            <text:list xml:id="list5159998679436290030" text:style-name="L11">
              <text:list-item>
                <text:p text:style-name="P293"><text:span text:style-name="T310">R</text:span>eview the question and organize information and concepts <text:span text:style-name="T331">identified</text:span></text:p>
              </text:list-item>
              <text:list-item>
                <text:p text:style-name="P294">Are there relevant concepts or content that I need to review and internalize before proceeding with my solution plan?</text:p>
              </text:list-item>
              <text:list-item>
                <text:p text:style-name="P293"><text:span text:style-name="T281">What </text:span><text:span text:style-name="T229">questions</text:span><text:span text:style-name="T332"> </text:span>d<text:span text:style-name="T332">o I have before I can begin to devise a solution plan? </text:span></text:p>
              </text:list-item>
              <text:list-item>
                <text:p text:style-name="P293"> Find the connection between the data and the unknown. You may be obliged to consider auxiliary problems if an immediate connection cannot be found. </text:p>
              </text:list-item>
              <text:list-item>
                <text:p text:style-name="P293">Have you seen it before? Or have you seen the same problem in a slightly different form?</text:p>
              </text:list-item>
              <text:list-item>
                <text:p text:style-name="P316"><text:span text:style-name="Emphasis"><text:span text:style-name="T270">Do you know a related problem?</text:span></text:span><text:span text:style-name="T277"> Do you know a theorem that could be useful?</text:span></text:p>
              </text:list-item>
              <text:list-item>
                <text:p text:style-name="P316"><text:span text:style-name="Emphasis"><text:span text:style-name="T206">Look at the unknown!</text:span></text:span><text:span text:style-name="T206"> And try to think of a familiar problem having the same or a similar unknown.</text:span></text:p>
              </text:list-item>
              <text:list-item>
                <text:p text:style-name="P316"><text:span text:style-name="Emphasis"><text:span text:style-name="T270">Here is a problem related to yours and solved before. Could you use it?</text:span></text:span><text:span text:style-name="T277"> Could you use its result? Could you use its method? Should you introduce some auxiliary element in order to make its use possible?</text:span><text:span text:style-name="T278"> Could you use its result? Could you use its method? Should you introduce</text:span></text:p>
              </text:list-item>
              <text:list-item>
                <text:p text:style-name="P295">ranslate information (knowns and unknowns) into appropriate representation -symbols, graphs, tables (see appendix on representations) </text:p>
              </text:list-item>
              <text:list-item>
                <text:p text:style-name="P293"><text:span text:style-name="T211">Breakdown problem <text:s/>- </text:span><text:span text:style-name="T222">simplification</text:span><text:span text:style-name="T211"> – </text:span><text:span text:style-name="T210">Identify goals and sub-goals- </text:span><text:span text:style-name="T211">actions and strategies</text:span></text:p>
              </text:list-item>
              <text:list-item>
                <text:p text:style-name="P293"><text:span text:style-name="T210">Provide scaffolding for difficult problems (e.g., break them into smaller and simpler problems, give hints about possible strategies, or provide partial solutions).</text:span><text:span text:style-name="T333">-</text:span></text:p>
              </text:list-item>
              <text:list-item>
                <text:p text:style-name="P293"><text:span text:style-name="T284">D</text:span><text:span text:style-name="T285">evelop a line of reasoning – Map and explain the plan – </text:span><text:span text:style-name="T286">prepare to </text:span><text:span text:style-name="T292">bring in the solution</text:span></text:p>
              </text:list-item>
              <text:list-item>
                <text:p text:style-name="P296">Reflect on possible strategies - <text:s/>allow for the fact that more than one strategy may be needed to solve a given problem and that problems may</text:p>
              </text:list-item>
              <text:list-item>
                <text:p text:style-name="P293"><text:span text:style-name="T331">W</text:span>rite what <text:span text:style-name="T331">I</text:span> do or do not understand</text:p>
              </text:list-item>
              <text:list-item>
                <text:p text:style-name="P293">Can you break the problem into parts</text:p>
              </text:list-item>
              <text:list-item>
                <text:p text:style-name="P293">Can you solve part of the problem?</text:p>
              </text:list-item>
              <text:list-item>
                <text:p text:style-name="P310"><text:span text:style-name="T201">E</text:span><text:span text:style-name="T202">stimate <text:s/>- round up or down to determine a possible solution</text:span></text:p>
              </text:list-item>
              <text:list-item>
                <text:p text:style-name="P310"><text:span text:style-name="T201">G</text:span><text:span text:style-name="T202">uess and check – does the guess fit the conditions in the problem – </text:span><text:span text:style-name="T203">revise 1</text:span><text:span text:style-name="T198">st</text:span><text:span text:style-name="T203"> estimate, 2</text:span><text:span text:style-name="T198">nd </text:span><text:span text:style-name="T203">estimate and so o</text:span><text:span text:style-name="T204">n</text:span></text:p>
              </text:list-item>
              <text:list-item>
                <text:p text:style-name="P293">Use direct reasoning</text:p>
              </text:list-item>
              <text:list-item>
                <text:p text:style-name="P316"><text:span text:style-name="Emphasis"><text:span text:style-name="T274">Eliminate possibilities </text:span></text:span><text:span text:style-name="Emphasis"><text:span text:style-name="T275">in</text:span></text:span><text:span text:style-name="Emphasis"><text:span text:style-name="T274"> situations where there is a set of possible answers and a set of criteria the answer must meet. </text:span></text:span><text:span text:style-name="Emphasis"><text:span text:style-name="T275">(see appendix</text:span></text:span><text:span text:style-name="Emphasis"><text:span text:style-name="T276">)</text:span></text:span></text:p>
              </text:list-item>
            </text:list>
          </table:table-cell>
          <table:table-cell table:style-name="Table8.B2" office:value-type="string">
            <text:list xml:id="list152400837153409" text:continue-numbering="true" text:style-name="L11">
              <text:list-item>
                <text:p text:style-name="P293">What resources will I need to answer the question?</text:p>
              </text:list-item>
              <text:list-item>
                <text:p text:style-name="P293">What questions are emerging as <text:span text:style-name="T331">I </text:span>think <text:span text:style-name="T331">my</text:span>r way through the plan?</text:p>
              </text:list-item>
              <text:list-item>
                <text:p text:style-name="P295">Draw a visual representation of the problem – picture of what I am thinking. Consider using a picture <text:s/>chart or concept map for developing a mental model.</text:p>
              </text:list-item>
              <text:list-item>
                <text:p text:style-name="P317">Thinking maps were developed two decades ago by Dr. David Hyerle to improve reading comprehension, writing, problem-solving and reasoning. A circle map shows context, a flow map sequencing, and a tree map classifying and grouping. Lightfoot draws thinking maps when teaching writing and literature to her kindergartners, many of w</text:p>
              </text:list-item>
              <text:list-item>
                <text:p text:style-name="P295">Explain why the plan might work.</text:p>
              </text:list-item>
              <text:list-item>
                <text:p text:style-name="P293">Estimate (quantitiy, measure or magnitude)</text:p>
              </text:list-item>
              <text:list-item>
                <text:p text:style-name="P293">Revise 1<text:span text:style-name="T335">st</text:span> estimane, 2<text:span text:style-name="T335">nd</text:span> and so on</text:p>
              </text:list-item>
              <text:list-item>
                <text:p text:style-name="P293"><text:span text:style-name="T337">C</text:span>onsider auxiliary problem solution plan if not accessible, then rewrite plan</text:p>
              </text:list-item>
              <text:list-item>
                <text:p text:style-name="P293"><text:s/>Could you restate the problem? Could you restate it still di#erently? Go</text:p>
              </text:list-item>
              <text:list-item>
                <text:p text:style-name="P293">Could you imagine a more accessible related problem? A more general problem? A more special problem? An analogous problem? Couldyou solve a part of the problem? Keep only a part of the condition, drop the other part; how far is the unknown then determined, how can it vary?</text:p>
              </text:list-item>
              <text:list-item>
                <text:p text:style-name="P293">Could you derive something useful from the data? Could you think of</text:p>
              </text:list-item>
              <text:list-item>
                <text:p text:style-name="P293">Did you use all the data? Did you use the whole condition?</text:p>
              </text:list-item>
              <text:list-item>
                <text:p text:style-name="P293">Have youtaken into account all essential</text:p>
              </text:list-item>
              <text:list-item>
                <text:p text:style-name="P303">Other approaches:</text:p>
              </text:list-item>
            </text:list>
            <text:list xml:id="list8594319111932383449" text:style-name="L12">
              <text:list-item>
                <text:p text:style-name="P304">Guess and check</text:p>
              </text:list-item>
              <text:list-item>
                <text:p text:style-name="P298">Look for a pattern</text:p>
              </text:list-item>
              <text:list-item>
                <text:p text:style-name="P298">Work backwards</text:p>
              </text:list-item>
              <text:list-item>
                <text:p text:style-name="P297"><text:s/>Make an orderly l<text:span text:style-name="T336">ist</text:span></text:p>
              </text:list-item>
              <text:list-item>
                <text:p text:style-name="P297">Eliminate possibilities</text:p>
              </text:list-item>
              <text:list-item>
                <text:p text:style-name="P297">Solve a simpler problem</text:p>
              </text:list-item>
              <text:list-item>
                <text:p text:style-name="P297">Use symmetry</text:p>
              </text:list-item>
              <text:list-item>
                <text:p text:style-name="P297">Solve an equation </text:p>
              </text:list-item>
              <text:list-item>
                <text:p text:style-name="P297">Use a model</text:p>
              </text:list-item>
              <text:list-item>
                <text:p text:style-name="P297">Use a formulaConsider special cases</text:p>
              </text:list-item>
              <text:list-item>
                <text:p text:style-name="P299">making a list</text:p>
              </text:list-item>
            </text:list>
            <text:list xml:id="list2003249238857404713" text:style-name="L13">
              <text:list-item>
                <text:p text:style-name="P300">acting out the problem</text:p>
              </text:list-item>
              <text:list-item>
                <text:p text:style-name="P300">guess and check</text:p>
              </text:list-item>
              <text:list-item>
                <text:p text:style-name="P300"><text:soft-page-break/>finding a pattern</text:p>
              </text:list-item>
              <text:list-item>
                <text:p text:style-name="P300">making and using model</text:p>
              </text:list-item>
              <text:list-item>
                <text:p text:style-name="P300">using formulas</text:p>
              </text:list-item>
              <text:list-item>
                <text:p text:style-name="P300">choosing an operation</text:p>
              </text:list-item>
            </text:list>
            <text:p text:style-name="P170"/>
          </table:table-cell>
        </table:table-row>
      </table:table>
      <text:p text:style-name="P138"/>
      <text:p text:style-name="P41"><text:tab/></text:p>
      <text:p text:style-name="P41"><text:tab/><text:span text:style-name="T240">Element of Reasoning: </text:span><text:span text:style-name="T241">Information</text:span><text:tab/></text:p>
      <text:p text:style-name="P41"><text:span text:style-name="T2"><text:tab/>The most important</text:span><text:span text:style-name="T16"> information</text:span><text:span text:style-name="T2"> for addressing and solving the problem is <text:tab/>____________________________________________________________________________</text:span><text:span text:style-name="T114">.</text:span></text:p>
      <text:p text:style-name="P62"><text:span text:style-name="T39"><text:tab/>(Identify key information needed, or presupposed for addressing the problem. Here we are looking for facts or data <text:tab/>relevant</text:span><text:span text:style-name="T40"> to </text:span><text:span text:style-name="T39">the problem, </text:span><text:span text:style-name="T41">What information such as data, and facts </text:span><text:span text:style-name="T42">d</text:span><text:span text:style-name="T41">o I have? What </text:span><text:span text:style-name="T23">information</text:span><text:span text:style-name="T41"> do I need to answer <text:tab/>the question? Does it seem that some </text:span><text:span text:style-name="T23">information</text:span><text:span text:style-name="T41"> is still missing? </text:span><text:span text:style-name="T43">H</text:span><text:span text:style-name="T44">ow is information </text:span><text:span text:style-name="T43">to be </text:span><text:span text:style-name="T44">accessed and used?</text:span><text:span text:style-name="T40">)</text:span></text:p>
      <text:p text:style-name="P72"/>
      <text:p text:style-name="P54"><text:span text:style-name="T29"><text:tab/></text:span><text:span text:style-name="T30">The </text:span><text:span text:style-name="T57">Intellectual Standards</text:span><text:span text:style-name="T30"> used to judge the quality of </text:span><text:span text:style-name="T32">Information </text:span><text:span text:style-name="T30">are as follows:</text:span></text:p>
      <text:p text:style-name="P115"><text:span text:style-name="T178"><text:tab/></text:span><text:span text:style-name="T162">Clar</text:span><text:span text:style-name="T163">i</text:span><text:span text:style-name="T162">ty </text:span><text:span text:style-name="T175">; </text:span><text:span text:style-name="T218">Precis</text:span><text:span text:style-name="T219">ion</text:span>-<text:span text:style-name="T176"> </text:span><text:span text:style-name="T164">Fairness</text:span><text:span text:style-name="T156">s;</text:span><text:span text:style-name="T167"> Significance</text:span><text:span text:style-name="T156">;</text:span><text:span text:style-name="T157"> </text:span><text:span text:style-name="T165">R</text:span><text:span text:style-name="T166">elevance;</text:span><text:span text:style-name="T158">. </text:span></text:p>
      <text:p text:style-name="P77"><text:tab/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108"><text:span text:style-name="T85">Strategies </text:span><text:span text:style-name="T92">for </text:span><text:span text:style-name="T88">Information</text:span></text:p>
          </table:table-cell>
          <table:covered-table-cell/>
        </table:table-row>
        <table:table-row>
          <table:table-cell table:style-name="Table10.A2" office:value-type="string">
            <text:list xml:id="list6826815729663559719" text:style-name="L14">
              <text:list-item>
                <text:p text:style-name="P192">How can the information be used?</text:p>
              </text:list-item>
              <text:list-item>
                <text:p text:style-name="P192">Do I need to seek new information and data.?Make sure you have gathered sufficient data</text:p>
              </text:list-item>
              <text:list-item>
                <text:p text:style-name="P307"><text:span text:style-name="T200">Am I considering all of the information or data provided in the problem</text:span><text:span text:style-name="T199">?</text:span></text:p>
                <text:p text:style-name="P189"/>
              </text:list-item>
            </text:list>
          </table:table-cell>
          <table:table-cell table:style-name="Table10.B2" office:value-type="string">
            <text:list xml:id="list152400858164890" text:continue-numbering="true" text:style-name="L14">
              <text:list-item>
                <text:p text:style-name="P288">What information is extraneous?</text:p>
              </text:list-item>
              <text:list-item>
                <text:p text:style-name="P289"><text:span text:style-name="T282">Make sure that all data used is clear, accurate, and relevant to the problem at han</text:span><text:span text:style-name="T283">d</text:span></text:p>
              </text:list-item>
              <text:list-item>
                <text:p text:style-name="P244"><text:span text:style-name="Emphasis"><text:span text:style-name="T231">Apply the *Intellectual Standards to Element of Reasoning.</text:span></text:span></text:p>
              </text:list-item>
            </text:list>
          </table:table-cell>
        </table:table-row>
      </table:table>
      <text:p text:style-name="P171"/>
      <text:p text:style-name="P45"><text:tab/></text:p>
      <text:p text:style-name="P41"><text:tab/><text:span text:style-name="T240">Element of Reasoning: </text:span><text:span text:style-name="T242">Concepts</text:span><text:tab/></text:p>
      <text:p text:style-name="P41"><text:span text:style-name="T2"><text:tab/></text:span><text:span text:style-name="T247"> </text:span><text:span text:style-name="T74">The key </text:span><text:span text:style-name="T125">concepts</text:span><text:span text:style-name="T74"> we need to </text:span><text:span text:style-name="T78">devise a </text:span><text:span text:style-name="T77">so</text:span><text:span text:style-name="T78">l</text:span><text:span text:style-name="T77">ution plan </text:span><text:span text:style-name="T74">are</text:span><text:span text:style-name="T110"> <text:s text:c="35"/><text:tab/><text:tab/>.</text:span><text:span text:style-name="T74"><text:tab/> </text:span></text:p>
      <text:p text:style-name="P41"><text:span text:style-name="T74"><text:tab/></text:span><text:span text:style-name="T75">(</text:span><text:span text:style-name="T119">What concepts or content (theorems, definitions, formulas, etc.) do we need to <text:tab/>understand for </text:span><text:span text:style-name="T123">devising a plan</text:span><text:span text:style-name="T119"> <text:tab/>solution?</text:span><text:span text:style-name="T120">)</text:span><text:span text:style-name="T249"><text:tab/></text:span></text:p>
      <text:p text:style-name="P72"/>
      <text:p text:style-name="P54"><text:span text:style-name="T29"><text:tab/></text:span><text:span text:style-name="T30">The </text:span><text:span text:style-name="T57">Intellectual Standards</text:span><text:span text:style-name="T30"> used to judge the quality of my understanding of the </text:span><text:span text:style-name="T32">concepts needed to understand <text:tab/>and solve this </text:span><text:span text:style-name="T30">problem are as follows: </text:span><text:span text:style-name="T220">Clar</text:span><text:span text:style-name="T221">i</text:span><text:span text:style-name="T220">ty</text:span><text:span text:style-name="T208">; </text:span><text:span text:style-name="T223">Accurate</text:span><text:span text:style-name="T212"> </text:span><text:span text:style-name="T223">Precis</text:span><text:span text:style-name="T219">ion</text:span><text:span text:style-name="T212">; </text:span><text:span text:style-name="T219">Fairness</text:span><text:span text:style-name="T1">s; </text:span><text:span text:style-name="T219">Significance</text:span><text:span text:style-name="T1">; </text:span><text:span text:style-name="T224">R</text:span><text:span text:style-name="T225">elevance</text:span><text:span text:style-name="T295">.</text:span></text:p>
      <text:p text:style-name="P77"><text:tab/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108"><text:span text:style-name="T85">Strategies </text:span><text:span text:style-name="T91">for</text:span><text:span text:style-name="T85"> </text:span><text:span text:style-name="T91">I</text:span><text:span text:style-name="T88">dentify</text:span><text:span text:style-name="T91">ing</text:span><text:span text:style-name="T88"> </text:span><text:span text:style-name="T91">and Applying </text:span><text:span text:style-name="T89">Concepts</text:span></text:p>
          </table:table-cell>
          <table:covered-table-cell/>
        </table:table-row>
        <table:table-row>
          <table:table-cell table:style-name="Table11.A2" office:value-type="string">
            <text:list xml:id="list5381615355073870548" text:style-name="L15">
              <text:list-item>
                <text:p text:style-name="P187">How are concepts/content relevant to the problem and how will information be related to content?</text:p>
              </text:list-item>
              <text:list-item>
                <text:p text:style-name="P188">Make sure you are using concepts with care and precision</text:p>
              </text:list-item>
            </text:list>
            <text:p text:style-name="P147"/>
          </table:table-cell>
          <table:table-cell table:style-name="Table11.B2" office:value-type="string">
            <text:list xml:id="list152400869152592" text:continue-numbering="true" text:style-name="L15">
              <text:list-item>
                <text:p text:style-name="P193">Translate information and concepts into a different representation (graphical, symbolic, numerical).</text:p>
              </text:list-item>
              <text:list-item>
                <text:p text:style-name="P197">Have I discovered concepts to be used in devising the solution other than those stated in part I (understanding the question).</text:p>
              </text:list-item>
              <text:list-item>
                <text:p text:style-name="P195"><text:span text:style-name="T334">Discuss how related content or </text:span><text:span text:style-name="T218">concepts</text:span>, related problems, will be used in the solution.<text:span text:style-name="T334"> </text:span></text:p>
              </text:list-item>
            </text:list>
          </table:table-cell>
        </table:table-row>
      </table:table>
      <text:list xml:id="list4795402162700907668" text:style-name="L16">
        <text:list-header>
          <text:p text:style-name="P342"/>
        </text:list-header>
      </text:list>
      <text:p text:style-name="P31"><text:tab/></text:p>
      <text:p text:style-name="P35"><text:tab/></text:p>
      <text:p text:style-name="P35"/>
      <text:p text:style-name="P35"><text:soft-page-break/></text:p>
      <text:p text:style-name="P35"><text:tab/>Element of Reasoning: Assumptions</text:p>
      <text:p text:style-name="P88"><text:span text:style-name="T215"><text:tab/></text:span><text:span text:style-name="T253">The main assumption(s) underlying our understanding of the problem is (are) <text:tab/>___________________________________________________________________.</text:span></text:p>
      <text:p text:style-name="P98"><text:span text:style-name="T287"><text:tab/>(What is the author or problem as stated taking for granted? </text:span><text:span text:style-name="T288">What assumptions are we <text:tab/>making? Are our <text:tab/>assumptions justifiable? </text:span><text:span text:style-name="T287">Assumptions are </text:span><text:span text:style-name="T288">generalizations that might be <text:tab/>questioned and are most often <text:tab/>unstated.)</text:span></text:p>
      <text:p text:style-name="P96"/>
      <text:p text:style-name="P141"><text:span text:style-name="T38"><text:tab/>The </text:span><text:span text:style-name="T56">Intellectual Standards</text:span><text:span text:style-name="T38"> used to judge the quality </text:span><text:span text:style-name="T47">and reasonableness </text:span><text:span text:style-name="T38">of my </text:span><text:span text:style-name="T47">assumptions </text:span><text:span text:style-name="T45">needed to understand <text:tab/>and solve this </text:span><text:span text:style-name="T38">problem are as follows: </text:span><text:span text:style-name="T218">Clar</text:span><text:span text:style-name="T226">i</text:span><text:span text:style-name="T218">ty</text:span> – the meaning can be understood;<text:span text:style-name="T46"> </text:span><text:span text:style-name="T24">Accurate</text:span><text:span text:style-name="T46"> – free of errors </text:span></text:p>
      <text:p text:style-name="P150"/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>
            <text:p text:style-name="P108"><text:span text:style-name="T85">Strategies </text:span><text:span text:style-name="T92">for</text:span><text:span text:style-name="T88"> </text:span><text:span text:style-name="T90">Assumptions</text:span></text:p>
          </table:table-cell>
          <table:covered-table-cell/>
        </table:table-row>
        <table:table-row>
          <table:table-cell table:style-name="Table12.A2" office:value-type="string">
            <text:list xml:id="list8965730547681175501" text:style-name="L17">
              <text:list-item>
                <text:p text:style-name="P308">Are my assumptions explicit and clear?</text:p>
                <text:p text:style-name="P198"/>
              </text:list-item>
            </text:list>
          </table:table-cell>
          <table:table-cell table:style-name="Table12.B2" office:value-type="string">
            <text:list xml:id="list152400878155166" text:continue-numbering="true" text:style-name="L17">
              <text:list-item>
                <text:p text:style-name="P194">Have I made additional assumptions about the problem that I need to work into the plan?</text:p>
              </text:list-item>
            </text:list>
          </table:table-cell>
        </table:table-row>
      </table:table>
      <text:p text:style-name="P85"/>
      <text:p text:style-name="P85"/>
      <text:p text:style-name="P121"><text:tab/><text:span text:style-name="T258">Element of Reasoning: </text:span><text:span text:style-name="T260">Inferences and Interpretations </text:span></text:p>
      <text:p text:style-name="P5"><text:span text:style-name="T302"><text:tab/></text:span><text:span text:style-name="T255">T</text:span><text:span text:style-name="T72">he basis for our </text:span><text:span text:style-name="T111">inferences </text:span><text:span text:style-name="T72">and </text:span><text:span text:style-name="T111">interpretations</text:span><text:span text:style-name="T72"> at this point are</text:span><text:span text:style-name="T71"> <text:tab/>___________</text:span><text:span text:style-name="T84">_____________________________________________.</text:span></text:p>
      <text:p text:style-name="P16"><text:span text:style-name="T195"><text:tab/></text:span><text:span text:style-name="T141">(Is there another way to interpret the information? Can I justify my interpretation of the <text:tab/>information or problem to <text:tab/>be solved? Have I made any inferences beyond what the </text:span></text:p>
      <text:p text:style-name="P25"><text:tab/>evidence implies? Are my inferences consistent?)</text:p>
      <text:p text:style-name="P154"><text:tab/></text:p>
      <text:p text:style-name="P167"><text:span text:style-name="T112"><text:tab/>The </text:span><text:span text:style-name="T124">Intellectual Standards</text:span><text:span text:style-name="T112"> used to judge the quality </text:span><text:span text:style-name="T115">and reasonableness </text:span><text:span text:style-name="T112">of my </text:span><text:span text:style-name="T115">assumptions </text:span><text:span text:style-name="T116">needed to understand <text:tab/>and </text:span><text:span text:style-name="T117">the Question(s) or P</text:span><text:span text:style-name="T112">roblem</text:span><text:span text:style-name="T117">(s)</text:span><text:span text:style-name="T112"> are as follows: </text:span><text:span text:style-name="T107">Clar</text:span><text:span text:style-name="T108">i</text:span><text:span text:style-name="T107">ty</text:span><text:span text:style-name="T59"> ; </text:span><text:span text:style-name="T107">Accurate</text:span><text:span text:style-name="T59">; </text:span><text:span text:style-name="T19">Precise</text:span><text:span text:style-name="T61">; </text:span><text:span text:style-name="T109">Breadth;</text:span><text:span text:style-name="T62"> </text:span><text:span text:style-name="T105">Significance.</text:span><text:span text:style-name="T66"> <text:tab/></text:span></text:p>
      <text:p text:style-name="P145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109"><text:span text:style-name="T85">Strategies </text:span><text:span text:style-name="T91">for Interpreting and </text:span><text:span text:style-name="T92">M</text:span><text:span text:style-name="T91">aking Inferences</text:span></text:p>
          </table:table-cell>
          <table:covered-table-cell/>
        </table:table-row>
        <table:table-row>
          <table:table-cell table:style-name="Table13.A2" office:value-type="string">
            <text:list xml:id="list5242902151765372837" text:style-name="L18">
              <text:list-header>
                <text:p text:style-name="P290"><text:span text:style-name="T294">1. </text:span><text:span text:style-name="T293">Have I made additional inferences about the problem as I've devised the plan?</text:span></text:p>
              </text:list-header>
            </text:list>
          </table:table-cell>
          <table:table-cell table:style-name="Table13.B2" office:value-type="string">
            <text:list xml:id="list152400888170457" text:continue-numbering="true" text:style-name="L18">
              <text:list-header>
                <text:p text:style-name="P199"/>
              </text:list-header>
            </text:list>
          </table:table-cell>
        </table:table-row>
      </table:table>
      <text:p text:style-name="P86"/>
      <text:p text:style-name="P121"><text:tab/><text:span text:style-name="T258">Element of Reasoning: </text:span><text:span text:style-name="T259">Conclusions or Implications </text:span></text:p>
      <text:p text:style-name="P8"><text:span text:style-name="T302"><text:tab/></text:span><text:span text:style-name="T303">T</text:span><text:span text:style-name="T73">he most important </text:span><text:span text:style-name="T130">conclusion(s)</text:span><text:span text:style-name="T73"> or Implication(s) </text:span><text:span text:style-name="T189">t</text:span><text:span text:style-name="T187">hat I have made </text:span><text:span text:style-name="T188">in </text:span><text:span text:style-name="T189">devising a solution i</text:span><text:span text:style-name="T188">s(are) <text:tab/>____________________________________________________________________.</text:span><text:span text:style-name="T73">___________________.</text:span></text:p>
      <text:p text:style-name="P22"><text:span text:style-name="T48"><text:tab/>(</text:span><text:span text:style-name="T49">Does my </text:span><text:span text:style-name="T53">plan</text:span><text:span text:style-name="T49"> make sense.? What did I learn from </text:span><text:span text:style-name="T53">developing a solution plan</text:span><text:span text:style-name="T49">? Can my </text:span><text:span text:style-name="T53">plan</text:span><text:span text:style-name="T49"> be extended to other <text:tab/>types of problems? What would I do differently next time? </text:span><text:span text:style-name="T42">Can I present my </text:span><text:span text:style-name="T53">plan</text:span><text:span text:style-name="T42"> using a clear <text:s/>coherent argument <text:tab/>reflecting the sophistication appropriate to the problem.</text:span><text:span text:style-name="T50">)</text:span></text:p>
      <text:p text:style-name="P154"/>
      <text:p text:style-name="P167"><text:span text:style-name="T112"><text:tab/>The </text:span><text:span text:style-name="T124">Intellectual Standards</text:span><text:span text:style-name="T112"> used to judge the quality of my </text:span><text:span text:style-name="T117">Conclusion and Interpretation of the Question <text:tab/>at hand <text:tab/>is</text:span><text:span text:style-name="T112">: </text:span><text:span text:style-name="T107">Clar</text:span><text:span text:style-name="T108">i</text:span><text:span text:style-name="T107">ty</text:span><text:span text:style-name="T59"> </text:span><text:span text:style-name="T107">Accurate; </text:span><text:span text:style-name="T19">Precise;</text:span><text:span text:style-name="T60">; </text:span><text:span text:style-name="T109">Fairness;</text:span><text:span text:style-name="T62"> </text:span><text:span text:style-name="T105">Significance</text:span><text:span text:style-name="T66">.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>
            <text:p text:style-name="P109"><text:span text:style-name="T94">Strate</text:span><text:span text:style-name="T85">gies </text:span><text:span text:style-name="T91">for </text:span><text:span text:style-name="T93">Conclusions</text:span></text:p>
          </table:table-cell>
          <table:covered-table-cell/>
        </table:table-row>
        <table:table-row table:style-name="Table14.2">
          <table:table-cell table:style-name="Table14.A2" office:value-type="string">
            <text:list xml:id="list6095452285959635468" text:style-name="L19">
              <text:list-item>
                <text:p text:style-name="P319"><text:span text:style-name="T311">D</text:span>evelop a line of reasoning – Map and explain the plan – <text:span text:style-name="T312">prepare to </text:span><text:span text:style-name="T227">bring in the solution</text:span></text:p>
              </text:list-item>
              <text:list-item>
                <text:p text:style-name="P318"><text:span text:style-name="Emphasis"><text:span text:style-name="T291">Has my understanding of the problem changed? If so, how?</text:span></text:span></text:p>
              </text:list-item>
            </text:list>
          </table:table-cell>
          <table:table-cell table:style-name="Table14.B2" office:value-type="string">
            <text:list xml:id="list152400898147941" text:continue-numbering="true" text:style-name="L19">
              <text:list-item>
                <text:p text:style-name="P312"><text:span text:style-name="Emphasis"><text:span text:style-name="T76">What strategies were the most helpful to me in </text:span></text:span><text:span text:style-name="Emphasis"><text:span text:style-name="T79">devising </text:span></text:span><text:span text:style-name="Emphasis"><text:span text:style-name="T76">the p</text:span></text:span><text:span text:style-name="Emphasis"><text:span text:style-name="T79">lan</text:span></text:span><text:span text:style-name="Emphasis"><text:span text:style-name="T76">?</text:span></text:span></text:p>
                <text:p text:style-name="P228"/>
              </text:list-item>
            </text:list>
          </table:table-cell>
        </table:table-row>
      </table:table>
      <text:p text:style-name="P334"><text:tab/></text:p>
      <text:p text:style-name="P27"><text:soft-page-break/><text:tab/>Element of Reasoning: <text:span text:style-name="T308">Point(s) of View </text:span></text:p>
      <text:p text:style-name="P93"><text:span text:style-name="T307"><text:tab/>The m</text:span><text:span text:style-name="T245">ain point(s) of view or perspective(s) represented in this problem is (are) </text:span><text:span text:style-name="T263">or (</text:span><text:span text:style-name="T264">Could I work the problem <text:tab/>using a different approach or technique?</text:span><text:span text:style-name="T265">)</text:span><text:span text:style-name="T245"><text:tab/>___________________________________________________________.</text:span></text:p>
      <text:p text:style-name="P82"><text:tab/> <text:s/>Can I check if my <text:span text:style-name="T338">strategy makes sense</text:span>?</text:p>
      <text:p text:style-name="P12"><text:tab/><text:span text:style-name="T179">The </text:span><text:span text:style-name="T182">Intellectual Standards</text:span><text:span text:style-name="T179"> used to judge the quality and reasonableness of my assumptions needed to understand <text:tab/>and solve this problem are as follows: </text:span><text:span text:style-name="T169">Clar</text:span><text:span text:style-name="T170">i</text:span><text:span text:style-name="T169">ty</text:span><text:span text:style-name="T153">; </text:span><text:span text:style-name="T169">Accurate</text:span><text:span text:style-name="T153">; </text:span><text:span text:style-name="T172">Precise</text:span><text:span text:style-name="T154">; </text:span><text:span text:style-name="T171">Fairness</text:span><text:span text:style-name="T155">; </text:span><text:span text:style-name="T171">Breadth</text:span><text:span text:style-name="T155">;</text:span><text:span text:style-name="T152"> </text:span><text:span text:style-name="T172">Logic.</text:span></text:p>
      <text:p text:style-name="P67"/>
      <table:table table:name="Table15" table:style-name="Table15">
        <table:table-column table:style-name="Table15.A"/>
        <table:table-column table:style-name="Table15.B"/>
        <table:table-row>
          <table:table-cell table:style-name="Table15.A1" table:number-columns-spanned="2" office:value-type="string">
            <text:p text:style-name="P328">Point of View</text:p>
          </table:table-cell>
          <table:covered-table-cell/>
        </table:table-row>
        <table:table-row>
          <table:table-cell table:style-name="Table15.A2" office:value-type="string">
            <text:list xml:id="list2082884244647135343" text:style-name="L20">
              <text:list-item>
                <text:p text:style-name="P249">Can you articulate another reasonable way of solving the problem?</text:p>
              </text:list-item>
            </text:list>
            <text:p text:style-name="P159"/>
          </table:table-cell>
          <table:table-cell table:style-name="Table15.B2" office:value-type="string">
            <text:list xml:id="list152400907146739" text:continue-numbering="true" text:style-name="L20">
              <text:list-item>
                <text:p text:style-name="P179"><text:span text:style-name="T313">Review</text:span> the *Intellectual Standards <text:span text:style-name="T338">against each step of <text:s/>the plan</text:span></text:p>
              </text:list-item>
            </text:list>
          </table:table-cell>
        </table:table-row>
      </table:table>
      <text:p text:style-name="P163"/>
      <text:p text:style-name="P163"><text:span text:style-name="T314">III</text:span>. <text:span text:style-name="T339">Carry out the Plan</text:span> (Polya step <text:span text:style-name="T314">3</text:span>):</text:p>
      <text:p text:style-name="P42"><text:tab/><text:span text:style-name="T240">Element of Reasoning: Key Question</text:span></text:p>
      <text:p text:style-name="P47"><text:tab/><text:span text:style-name="T2">The key </text:span><text:span text:style-name="T12">question</text:span><text:span text:style-name="T13">(s)</text:span><text:span text:style-name="T2"> </text:span><text:span text:style-name="T7">is </text:span><text:span text:style-name="T8">whether or not </text:span><text:span text:style-name="T7">my solution plan </text:span><text:span text:style-name="T9">produces an ac</text:span><text:span text:style-name="T7">curate and valide solution to the <text:tab/>problem?</text:span><text:span text:style-name="T3"> </text:span><text:span text:style-name="T2">___________________________________________________________________._</text:span></text:p>
      <text:p text:style-name="P55"><text:span text:style-name="T26"><text:tab/>(</text:span><text:span text:style-name="T27">What exactly are we trying to determine? </text:span><text:span text:style-name="T36">I</text:span><text:span text:style-name="T27">s the </text:span><text:span text:style-name="T35">soultion accurate?</text:span><text:span text:style-name="T27">? </text:span><text:span text:style-name="T26">Was the problem </text:span><text:span text:style-name="T35">that I was trying to <text:tab/>answer <text:tab/>solved</text:span><text:span text:style-name="T26">?</text:span><text:span text:style-name="T29">)</text:span></text:p>
      <text:p text:style-name="P73"/>
      <text:p text:style-name="P55"><text:span text:style-name="T29"><text:tab/></text:span><text:span text:style-name="T30">The </text:span><text:span text:style-name="T57">Intellectual Standards</text:span><text:span text:style-name="T30"> used to judge the quality of my understanding of the problem are as follows:</text:span></text:p>
      <text:p text:style-name="P128"><text:span text:style-name="T112"><text:tab/></text:span><text:span text:style-name="T101">Clar</text:span><text:span text:style-name="T102">i</text:span><text:span text:style-name="T101">ty</text:span><text:span text:style-name="T63">; </text:span><text:span text:style-name="T107">Accurate</text:span><text:span text:style-name="T59">; </text:span><text:span text:style-name="T19">Precis</text:span><text:span text:style-name="T20">ion</text:span><text:span text:style-name="T60">; </text:span><text:span text:style-name="T103">Fairness</text:span><text:span text:style-name="T113">.</text:span></text:p>
      <text:p text:style-name="P78"/>
      <text:p text:style-name="P78"><text:tab/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110"><text:span text:style-name="T85">Strategies to </text:span><text:span text:style-name="T86">F</text:span><text:span text:style-name="T85">acilitate </text:span><text:span text:style-name="T98">Carrying out the Solution <text:s/>Plan</text:span></text:p>
          </table:table-cell>
          <table:covered-table-cell/>
        </table:table-row>
        <table:table-row>
          <table:table-cell table:style-name="Table16.A2" office:value-type="string">
            <text:list xml:id="list435152854350444518" text:style-name="L21">
              <text:list-item>
                <text:p text:style-name="P325"><text:span text:style-name="T316">I</text:span>mplement the soluition Plan</text:p>
              </text:list-item>
              <text:list-item>
                <text:p text:style-name="P259"><text:span text:style-name="Emphasis"><text:span text:style-name="T250">Could you </text:span></text:span><text:span text:style-name="Emphasis"><text:span text:style-name="T252">state </text:span></text:span><text:span text:style-name="Emphasis"><text:span text:style-name="T251">more explicitly </text:span></text:span><text:span text:style-name="Emphasis"><text:span text:style-name="T252">the meaning of, </text:span></text:span><text:span text:style-name="Emphasis"><text:span text:style-name="T251">or elaborate on, (choose) the math term, definition, skill, procedure, </text:span></text:span><text:span text:style-name="Emphasis"><text:span text:style-name="T252">symbol</text:span></text:span><text:span text:style-name="Emphasis"><text:span text:style-name="T251">(</text:span></text:span><text:span text:style-name="Emphasis"><text:span text:style-name="T252">s</text:span></text:span><text:span text:style-name="Emphasis"><text:span text:style-name="T251">)</text:span></text:span><text:span text:style-name="Emphasis"><text:span text:style-name="T252">, units of measure, labeling </text:span></text:span><text:span text:style-name="Emphasis"><text:span text:style-name="T251">of </text:span></text:span><text:span text:style-name="Emphasis"><text:span text:style-name="T252">axes, </text:span></text:span><text:span text:style-name="Emphasis"><text:span text:style-name="T251">etc. that you are using</text:span></text:span></text:p>
              </text:list-item>
              <text:list-item>
                <text:p text:style-name="P260">What questions are emerging for you as we think our way through this</text:p>
              </text:list-item>
              <text:list-item>
                <text:p text:style-name="P260">Check periodiacally to make sure you are still on t<text:span text:style-name="T340">a</text:span>rget <text:span text:style-name="T340">with respect to the </text:span>question.</text:p>
              </text:list-item>
              <text:list-item>
                <text:p text:style-name="P271">Am I accurate at each step?</text:p>
              </text:list-item>
              <text:list-item>
                <text:p text:style-name="P260">Should I change to a differetn represeantation to solve a step? </text:p>
              </text:list-item>
              <text:list-item>
                <text:p text:style-name="P260">Would a calcultor or technology be helpful?</text:p>
              </text:list-item>
              <text:list-item>
                <text:p text:style-name="P255">Ask students to explain what they are doing as they work through a problem</text:p>
                <text:p text:style-name="P255"/>
              </text:list-item>
            </text:list>
          </table:table-cell>
          <table:table-cell table:style-name="Table16.B2" office:value-type="string">
            <text:list xml:id="list152400924172391" text:continue-numbering="true" text:style-name="L21">
              <text:list-item>
                <text:p text:style-name="P261">How can I prove that my step is correct?</text:p>
              </text:list-item>
              <text:list-item>
                <text:p text:style-name="P261">Make sure you are using concepts with care and precision</text:p>
              </text:list-item>
              <text:list-item>
                <text:p text:style-name="P261">Connect and analyze data – connect between data and unknowns consider </text:p>
              </text:list-item>
              <text:list-item>
                <text:p text:style-name="P261">Am I hitting a “road block” in solving this problem?</text:p>
              </text:list-item>
              <text:list-item>
                <text:p text:style-name="P250">Make sure you have gathered sufficient data</text:p>
              </text:list-item>
              <text:list-item>
                <text:p text:style-name="P261">Do I need additional resources?</text:p>
              </text:list-item>
              <text:list-item>
                <text:p text:style-name="P266">Experiment with a different solution planning</text:p>
              </text:list-item>
              <text:list-item>
                <text:p text:style-name="P266">Keep track and save all results</text:p>
              </text:list-item>
              <text:list-item>
                <text:p text:style-name="P266">Compare attempts to solve similar problems.</text:p>
              </text:list-item>
              <text:list-item>
                <text:p text:style-name="P266">Do not give up!</text:p>
                <text:p text:style-name="P256"/>
              </text:list-item>
            </text:list>
          </table:table-cell>
        </table:table-row>
      </table:table>
      <text:p text:style-name="P42"/>
      <text:p text:style-name="P6"><text:tab/></text:p>
      <text:p text:style-name="P134"><text:tab/><text:span text:style-name="T240">Element of Reasoning: </text:span><text:span text:style-name="T241">Information</text:span><text:tab/></text:p>
      <text:p text:style-name="P49"><text:span text:style-name="T2"><text:tab/></text:span><text:span text:style-name="T82">New information that has emerged as I've worked through the solution plan</text:span><text:span text:style-name="T81"> (are)</text:span><text:span text:style-name="T2"> is <text:tab/>____________________________________________________________________________</text:span><text:span text:style-name="T114">.</text:span></text:p>
      <text:p text:style-name="P63"><text:span text:style-name="T39"><text:tab/>(Identify </text:span><text:span text:style-name="T54">additonal </text:span><text:span text:style-name="T39">information needed, or presupposed for addressing the problem. Here we are looking for facts <text:tab/>or data relevant</text:span><text:span text:style-name="T40"> to </text:span><text:span text:style-name="T39">the problem?</text:span><text:span text:style-name="T41"> Does it seem that some </text:span><text:span text:style-name="T23">information</text:span><text:span text:style-name="T41"> is still missing? </text:span><text:span text:style-name="T43">H</text:span><text:span text:style-name="T44">ow is information </text:span><text:span text:style-name="T43">to be <text:tab/></text:span><text:span text:style-name="T54">tested for accuracey, </text:span><text:span text:style-name="T44">accessed and used?</text:span><text:span text:style-name="T40">)</text:span></text:p>
      <text:p text:style-name="P73"/>
      <text:p text:style-name="P55"><text:span text:style-name="T29"><text:tab/></text:span><text:span text:style-name="T30">The </text:span><text:span text:style-name="T57">Intellectual Standards</text:span><text:span text:style-name="T30"> used to judge the quality of </text:span><text:span text:style-name="T32">Information </text:span><text:span text:style-name="T30">are as follows:</text:span></text:p>
      <text:p text:style-name="P116"><text:span text:style-name="T178"><text:tab/></text:span><text:span text:style-name="T162">Clar</text:span><text:span text:style-name="T163">i</text:span><text:span text:style-name="T162">ty;</text:span><text:span text:style-name="T174"> <text:s/></text:span><text:span text:style-name="T173">Accurate</text:span><text:span text:style-name="T175">; </text:span><text:span text:style-name="T218">Precis</text:span><text:span text:style-name="T219">ion</text:span><text:span text:style-name="T156">; </text:span><text:span text:style-name="T167">Significance</text:span><text:span text:style-name="T156">;</text:span><text:span text:style-name="T157"> </text:span><text:span text:style-name="T168">Breadth</text:span><text:span text:style-name="T161">; </text:span><text:span text:style-name="T165">R</text:span><text:span text:style-name="T166">elevance;</text:span><text:span text:style-name="T158">. </text:span></text:p>
      <text:p text:style-name="P78"><text:tab/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p text:style-name="P110"><text:span text:style-name="T85">Strategies </text:span><text:span text:style-name="T92">for </text:span><text:span text:style-name="T88">Information</text:span></text:p>
          </table:table-cell>
          <table:covered-table-cell/>
        </table:table-row>
        <table:table-row>
          <table:table-cell table:style-name="Table18.A2" office:value-type="string">
            <text:list xml:id="list2532750675699639300" text:style-name="L22">
              <text:list-item>
                <text:p text:style-name="P251"><text:span text:style-name="T342">M</text:span>ake sure that all data used is clear, accurate, and relevant to the problem at hand <text:s/>.<text:span text:style-name="T340">Apply Standards at each step of the way.</text:span></text:p>
              </text:list-item>
              <text:list-item>
                <text:p text:style-name="P262">How can we check to see if the information you are using is accurate?</text:p>
              </text:list-item>
              <text:list-item>
                <text:p text:style-name="P272"><text:span text:style-name="T340">A</text:span>re you using all of the data?</text:p>
              </text:list-item>
            </text:list>
          </table:table-cell>
          <table:table-cell table:style-name="Table18.B2" office:value-type="string">
            <text:list xml:id="list152400938172326" text:continue-numbering="true" text:style-name="L22">
              <text:list-item>
                <text:p text:style-name="P272"><text:span text:style-name="T340">Make sure that the information collected</text:span> is <text:span text:style-name="T340">still </text:span>relevant to the <text:span text:style-name="T340">solution - </text:span><text:span text:style-name="T213">Check periodically to make sure you are still on target question?</text:span></text:p>
              </text:list-item>
              <text:list-item>
                <text:p text:style-name="P263"><text:s/>Do we need to look at this in <text:span text:style-name="T340">an</text:span>other wa<text:span text:style-name="T315">y?</text:span></text:p>
              </text:list-item>
              <text:list-item>
                <text:p text:style-name="P267">Apply the Intellectual Standards to additional data.</text:p>
              </text:list-item>
            </text:list>
          </table:table-cell>
        </table:table-row>
      </table:table>
      <text:p text:style-name="P333"><text:tab/></text:p>
      <text:p text:style-name="P48"><text:span text:style-name="T244"><text:tab/>E</text:span><text:span text:style-name="T240">lement of Reasoning: </text:span><text:span text:style-name="T242">Concepts</text:span><text:tab/></text:p>
      <text:p text:style-name="P42"><text:span text:style-name="T2"><text:tab/></text:span><text:span text:style-name="T247"> </text:span><text:span text:style-name="T74">The key </text:span><text:span text:style-name="T125">concepts</text:span><text:span text:style-name="T74"> we need to understand </text:span><text:span text:style-name="T80">the successful implemention of the solution plan successfully </text:span><text:span text:style-name="T110"><text:s text:c="42"/>.</text:span><text:span text:style-name="T74"><text:tab/></text:span><text:span text:style-name="T75">(</text:span><text:span text:style-name="T119">What concepts or content (theorems, definitions, formulas, etc.) do we need to <text:tab/>understand for reaching a <text:tab/>solution?</text:span><text:span text:style-name="T120">)</text:span><text:span text:style-name="T249"><text:tab/></text:span></text:p>
      <text:p text:style-name="P55"><text:span text:style-name="T29"><text:tab/></text:span><text:span text:style-name="T30">The </text:span><text:span text:style-name="T57">Intellectual Standards</text:span><text:span text:style-name="T30"> used to judge the quality of my understanding of the </text:span><text:span text:style-name="T32">concepts needed to understand <text:tab/>and solve this </text:span><text:span text:style-name="T30">problem are as follows:</text:span></text:p>
      <text:p text:style-name="P59"><text:span text:style-name="T30"><text:tab/></text:span><text:span text:style-name="T220">Clar</text:span><text:span text:style-name="T221">i</text:span><text:span text:style-name="T220">ty</text:span><text:span text:style-name="T208">; </text:span><text:span text:style-name="T223">Accurate</text:span><text:span text:style-name="T212">; </text:span><text:span text:style-name="T223">Precis</text:span><text:span text:style-name="T219">ion</text:span><text:span text:style-name="T1">; </text:span><text:span text:style-name="T228">S</text:span><text:span text:style-name="T219">ignificance;</text:span><text:span text:style-name="T1">; </text:span><text:span text:style-name="T224">R</text:span><text:span text:style-name="T225">elevance.</text:span></text:p>
      <text:p text:style-name="P78"><text:tab/>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table:number-columns-spanned="2" office:value-type="string">
            <text:p text:style-name="P110"><text:span text:style-name="T85">Strategies </text:span><text:span text:style-name="T91">for</text:span><text:span text:style-name="T85"> </text:span><text:span text:style-name="T91">I</text:span><text:span text:style-name="T88">dentify</text:span><text:span text:style-name="T91">ing</text:span><text:span text:style-name="T88"> </text:span><text:span text:style-name="T91">and Applying </text:span><text:span text:style-name="T89">Concepts</text:span></text:p>
          </table:table-cell>
          <table:covered-table-cell/>
        </table:table-row>
        <table:table-row>
          <table:table-cell table:style-name="Table19.A2" office:value-type="string">
            <text:list xml:id="list8903702248963474998" text:style-name="L23">
              <text:list-item>
                <text:p text:style-name="P280">Can I verify my understanting of concepts used through use of different approaches or representations.</text:p>
              </text:list-item>
              <text:list-item>
                <text:p text:style-name="P280">Can I explain how representations of concepts are related?</text:p>
              </text:list-item>
              <text:list-item>
                <text:p text:style-name="P280">What new concepts have ermerged as I've worked through the implementation process?</text:p>
              </text:list-item>
              <text:list-item>
                <text:p text:style-name="P273">Can you prove that it is correct?</text:p>
              </text:list-item>
              <text:list-item>
                <text:p text:style-name="P273"><text:span text:style-name="T341">S</text:span>how all of my work</text:p>
              </text:list-item>
            </text:list>
          </table:table-cell>
          <table:table-cell table:style-name="Table19.B2" office:value-type="string">
            <text:list xml:id="list152400951151749" text:continue-numbering="true" text:style-name="L23">
              <text:list-header>
                <text:p text:style-name="P274"><text:s/></text:p>
              </text:list-header>
              <text:list-item>
                <text:p text:style-name="P275"><text:span text:style-name="T341">C</text:span>ompare attempts to solve similar problemskeep track and save all results/data</text:p>
              </text:list-item>
              <text:list-item>
                <text:p text:style-name="P275"><text:span text:style-name="T217">C</text:span><text:span text:style-name="T213">ompare attempts to solve similar problems</text:span></text:p>
              </text:list-item>
              <text:list-item>
                <text:p text:style-name="P273"><text:span text:style-name="T217">K</text:span><text:span text:style-name="T213">eep track and save all results/data </text:span><text:span text:style-name="T217">and </text:span><text:span text:style-name="T213">include partial solutions</text:span></text:p>
              </text:list-item>
              <text:list-item>
                <text:p text:style-name="P273"><text:span text:style-name="T213">Can you see clearly that </text:span><text:span text:style-name="T217">each</text:span><text:span text:style-name="T213"> step is correct?</text:span></text:p>
              </text:list-item>
            </text:list>
          </table:table-cell>
        </table:table-row>
      </table:table>
      <text:list xml:id="list6511439014048533180" text:style-name="L24">
        <text:list-header>
          <text:p text:style-name="P343"/>
        </text:list-header>
      </text:list>
      <text:p text:style-name="P28"/>
      <text:p text:style-name="P32"><text:tab/>Element of Reasoning: Assumptions</text:p>
      <text:p text:style-name="P89"><text:span text:style-name="T215"><text:tab/></text:span><text:span text:style-name="T254">New </text:span><text:span text:style-name="T253">assumption(s) </text:span><text:span text:style-name="T254">that have emerged as I've worked through the solution plan</text:span><text:span text:style-name="T253"> (are) <text:tab/>___________________________________________________________________.</text:span></text:p>
      <text:p text:style-name="P99"><text:span text:style-name="T287"><text:tab/>(What </text:span><text:span text:style-name="T289">are we</text:span><text:span text:style-name="T287"> taking for granted? </text:span><text:span text:style-name="T288">What assumptions are we making? Are our assumptions justifiable? </text:span><text:span text:style-name="T287">Assumptions <text:tab/>are </text:span><text:span text:style-name="T288">generalizations that might be questioned and are most often unstated.)</text:span></text:p>
      <text:p text:style-name="P142"><text:span text:style-name="T38"><text:tab/>The </text:span><text:span text:style-name="T56">Intellectual Standards</text:span><text:span text:style-name="T38"> used to judge the quality </text:span><text:span text:style-name="T47">and reasonableness </text:span><text:span text:style-name="T38">of my </text:span><text:span text:style-name="T47">assumptions </text:span><text:span text:style-name="T45">needed to understand <text:tab/>and solve this </text:span><text:span text:style-name="T38">problem are as follows: </text:span><text:span text:style-name="T218">Clar</text:span><text:span text:style-name="T226">i</text:span><text:span text:style-name="T218">ty</text:span>;<text:span text:style-name="T46"> </text:span><text:span text:style-name="T24">Accurate.</text:span><text:span text:style-name="T46"> </text:span></text:p>
      <text:p text:style-name="P151"/>
      <table:table table:name="Table20" table:style-name="Table20">
        <table:table-column table:style-name="Table20.A"/>
        <table:table-column table:style-name="Table20.B"/>
        <table:table-row>
          <table:table-cell table:style-name="Table20.A1" table:number-columns-spanned="2" office:value-type="string">
            <text:p text:style-name="P110"><text:span text:style-name="T85">Strategies </text:span><text:span text:style-name="T92">for</text:span><text:span text:style-name="T88"> </text:span><text:span text:style-name="T90">Assumption</text:span></text:p>
          </table:table-cell>
          <table:covered-table-cell/>
        </table:table-row>
        <table:table-row>
          <table:table-cell table:style-name="Table20.A2" office:value-type="string">
            <text:list xml:id="list7437819971221375535" text:style-name="L25">
              <text:list-item>
                <text:p text:style-name="P352">Have all assumptions been challenged for legitimacy?</text:p>
              </text:list-item>
            </text:list>
          </table:table-cell>
          <table:table-cell table:style-name="Table20.B2" office:value-type="string">
            <text:list xml:id="list152400960153988" text:continue-numbering="true" text:style-name="L25">
              <text:list-item>
                <text:p text:style-name="P215">What new assumptions have I made as I've worked through the problem?</text:p>
              </text:list-item>
            </text:list>
          </table:table-cell>
        </table:table-row>
      </table:table>
      <text:p text:style-name="P122"/>
      <text:p text:style-name="P125"><text:soft-page-break/><text:tab/></text:p>
      <text:p text:style-name="P125"/>
      <text:p text:style-name="P125"><text:tab/><text:span text:style-name="T258">Element of Reasoning: </text:span><text:span text:style-name="T260">Inferences and Interpretations </text:span></text:p>
      <text:p text:style-name="P9"><text:span text:style-name="T302"><text:tab/></text:span><text:span text:style-name="T304">What new </text:span><text:span text:style-name="T111">inferences </text:span><text:span text:style-name="T72">and </text:span><text:span text:style-name="T111">interpretations</text:span><text:span text:style-name="T72"> </text:span><text:span text:style-name="T191"><text:s/>have emerged as I've worked through the solution plan</text:span><text:span text:style-name="T190"> (are)</text:span><text:span text:style-name="T71"> <text:tab/>___________</text:span><text:span text:style-name="T84">_____________________________________________.</text:span></text:p>
      <text:p text:style-name="P17"><text:span text:style-name="T195"><text:tab/></text:span><text:span text:style-name="T141">(Is there another way to interpret the information? Can I justify my interpretation of the <text:tab/>information or problem to <text:tab/>be solved? Have I made any inferences beyond what the </text:span></text:p>
      <text:p text:style-name="P26"><text:tab/>evidence implies? Are my inferences consistent?)</text:p>
      <text:p text:style-name="P155"><text:tab/></text:p>
      <text:p text:style-name="P168"><text:span text:style-name="T112"><text:tab/>The </text:span><text:span text:style-name="T124">Intellectual Standards</text:span><text:span text:style-name="T112"> used to judge the quality </text:span><text:span text:style-name="T115">and reasonableness </text:span><text:span text:style-name="T112">of my </text:span><text:span text:style-name="T115">assumptions </text:span><text:span text:style-name="T116">needed to understand <text:tab/>and </text:span><text:span text:style-name="T117">the Question(s) or P</text:span><text:span text:style-name="T112">roblem</text:span><text:span text:style-name="T117">(s)</text:span><text:span text:style-name="T112"> are as follows: </text:span><text:span text:style-name="T107">Clar</text:span><text:span text:style-name="T108">i</text:span><text:span text:style-name="T107">ty</text:span><text:span text:style-name="T59"> ; </text:span><text:span text:style-name="T107">Accurate</text:span><text:span text:style-name="T59">; </text:span><text:span text:style-name="T19">Precise</text:span><text:span text:style-name="T60">; </text:span><text:span text:style-name="T109">Fairness</text:span><text:span text:style-name="T61">; </text:span><text:span text:style-name="T109">Breadth; </text:span><text:span text:style-name="T62"><text:s/></text:span><text:span text:style-name="T105">Significance</text:span><text:span text:style-name="T66">.</text:span></text:p>
      <text:p text:style-name="P146"/>
      <table:table table:name="Table21" table:style-name="Table21">
        <table:table-column table:style-name="Table21.A"/>
        <table:table-column table:style-name="Table21.B"/>
        <table:table-row>
          <table:table-cell table:style-name="Table21.A1" table:number-columns-spanned="2" office:value-type="string">
            <text:p text:style-name="P110"><text:span text:style-name="T85">Strategies </text:span><text:span text:style-name="T91">for Interpreting and </text:span><text:span text:style-name="T92">M</text:span><text:span text:style-name="T91">aking Inferences</text:span></text:p>
          </table:table-cell>
          <table:covered-table-cell/>
        </table:table-row>
        <table:table-row>
          <table:table-cell table:style-name="Table21.A2" office:value-type="string">
            <text:list xml:id="list8999615518565513914" text:style-name="L26">
              <text:list-item>
                <text:p text:style-name="P221"><text:span text:style-name="T342">C</text:span>ompare attempts to solve similar problem</text:p>
              </text:list-item>
              <text:list-item>
                <text:p text:style-name="P221">Allow for mistakes/errors</text:p>
              </text:list-item>
            </text:list>
          </table:table-cell>
          <table:table-cell table:style-name="Table21.B2" office:value-type="string">
            <text:list xml:id="list152400997150493" text:continue-numbering="true" text:style-name="L26">
              <text:list-item>
                <text:p text:style-name="P217">Allow student to ask and pursue “what – if” questions</text:p>
              </text:list-item>
              <text:list-item>
                <text:p text:style-name="P200"><text:span text:style-name="T342">C</text:span>heck answers for accurac<text:span text:style-name="T342">acy</text:span></text:p>
              </text:list-item>
            </text:list>
          </table:table-cell>
        </table:table-row>
      </table:table>
      <text:p text:style-name="P124"><text:tab/></text:p>
      <text:p text:style-name="P124"><text:tab/><text:span text:style-name="T258">Element of Reasoning: </text:span><text:span text:style-name="T259">Conclusions or Implications </text:span></text:p>
      <text:p text:style-name="P6"><text:span text:style-name="T302"><text:tab/></text:span><text:span text:style-name="T303">T</text:span><text:span text:style-name="T73">he most important </text:span><text:span text:style-name="T130">conclusion(s)</text:span><text:span text:style-name="T73"> or Implication(s) in solving this problem is <text:tab/>(are)____________________________________________________________________.</text:span></text:p>
      <text:p text:style-name="P23"><text:span text:style-name="T48"><text:tab/>(</text:span><text:span text:style-name="T49">Does my answer(s) make sense within the context of the problem? What did I learn from solving this problem? <text:tab/>Can my strategies be extended to other types of problems? What would I do differently next time? </text:span><text:span text:style-name="T42">Can I present my <text:tab/>analysis and solution using a clear <text:s/>coherent argument reflecting the sophistication appropriate to the problem at <text:tab/>hand.</text:span><text:span text:style-name="T50">)</text:span></text:p>
      <text:p text:style-name="P155"><text:tab/></text:p>
      <text:p text:style-name="P168"><text:span text:style-name="T112"><text:tab/>The </text:span><text:span text:style-name="T124">Intellectual Standards</text:span><text:span text:style-name="T112"> used to judge the quality of my </text:span><text:span text:style-name="T117">Conclusion and Interpretation of the Question at hand <text:tab/>is</text:span><text:span text:style-name="T112">: </text:span><text:span text:style-name="T107">Clar</text:span><text:span text:style-name="T108">i</text:span><text:span text:style-name="T107">ty;</text:span><text:span text:style-name="T59"> </text:span><text:span text:style-name="T107">Accurate</text:span><text:span text:style-name="T59">; </text:span><text:span text:style-name="T19">Precise</text:span><text:span text:style-name="T60">; </text:span><text:span text:style-name="T109">Fairness;</text:span><text:span text:style-name="T61"> </text:span><text:span text:style-name="T62"><text:s/></text:span><text:span text:style-name="T105">Significanc</text:span><text:span text:style-name="T106">e.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table:number-columns-spanned="2" office:value-type="string">
            <text:p text:style-name="P110"><text:span text:style-name="T94">Strate</text:span><text:span text:style-name="T85">gies </text:span><text:span text:style-name="T91">for </text:span><text:span text:style-name="T93">Conclusions</text:span></text:p>
          </table:table-cell>
          <table:covered-table-cell/>
        </table:table-row>
        <table:table-row table:style-name="Table22.2">
          <table:table-cell table:style-name="Table22.A2" office:value-type="string">
            <text:list xml:id="list5311819816486558557" text:style-name="L27">
              <text:list-item>
                <text:p text:style-name="P329"><text:span text:style-name="T317">C</text:span>an you see clearly that the step is correct/</text:p>
              </text:list-item>
              <text:list-item>
                <text:p text:style-name="P222">Can you prove that it is correct?</text:p>
              </text:list-item>
              <text:list-item>
                <text:p text:style-name="P222"><text:span text:style-name="T342">K</text:span>eep track and save all results/data</text:p>
              </text:list-item>
              <text:list-item>
                <text:p text:style-name="P222"><text:span text:style-name="T342">S</text:span>how all of my work include partial solutions</text:p>
              </text:list-item>
              <text:list-item>
                <text:p text:style-name="P222"><text:span text:style-name="T342">C</text:span>ompare attempts to solve similar problems</text:p>
              </text:list-item>
              <text:list-item>
                <text:p text:style-name="P222"><text:span text:style-name="T342">R</text:span>evise plan</text:p>
              </text:list-item>
              <text:list-item>
                <text:p text:style-name="P218">Consider the impact of alternative or unexpressed assumptions</text:p>
              </text:list-item>
              <text:list-item>
                <text:p text:style-name="P218">Consider the impact of removing assumptions</text:p>
              </text:list-item>
              <text:list-item>
                <text:p text:style-name="P222">Does the answer make sense?</text:p>
              </text:list-item>
              <text:list-item>
                <text:p text:style-name="P218">Am I being logical? Can I express the logic that I used??</text:p>
              </text:list-item>
            </text:list>
          </table:table-cell>
          <table:table-cell table:style-name="Table22.B2" office:value-type="string">
            <text:list xml:id="list152401010169154" text:continue-numbering="true" text:style-name="L27">
              <text:list-item>
                <text:p text:style-name="P223">check answers for accuracy</text:p>
              </text:list-item>
              <text:list-item>
                <text:p text:style-name="P219">How can I check my answer?</text:p>
              </text:list-item>
              <text:list-item>
                <text:p text:style-name="P223">Does the answer make sense?</text:p>
              </text:list-item>
              <text:list-item>
                <text:p text:style-name="P219">Am I being logical?</text:p>
              </text:list-item>
              <text:list-item>
                <text:p text:style-name="P223">Can you articulate another reasonable way of looking at the issue (breadth)</text:p>
              </text:list-item>
              <text:list-item>
                <text:p text:style-name="P223">Can you express the loci that you used (logic)</text:p>
              </text:list-item>
              <text:list-item>
                <text:p text:style-name="P281"><text:span text:style-name="Emphasis"><text:span text:style-name="T18">Have you focused on the most significant issue in dealing with this problem? (significance)</text:span></text:span></text:p>
              </text:list-item>
              <text:list-item>
                <text:p text:style-name="P220"><text:span text:style-name="Emphasis"><text:span text:style-name="T239">M</text:span></text:span><text:span text:style-name="Emphasis"><text:span text:style-name="T18">onitor how well he or she is arriving at conclusion.</text:span></text:span></text:p>
              </text:list-item>
            </text:list>
          </table:table-cell>
        </table:table-row>
      </table:table>
      <text:p text:style-name="P122"/>
      <text:p text:style-name="P335"><text:tab/></text:p>
      <text:p text:style-name="P30"><text:tab/></text:p>
      <text:p text:style-name="P30"><text:soft-page-break/><text:tab/>Element of Reasoning: <text:span text:style-name="T308">Point(s) of View </text:span></text:p>
      <text:p text:style-name="P94"><text:span text:style-name="T307"><text:tab/></text:span><text:span text:style-name="T261">What new </text:span><text:span text:style-name="T245">point(s) of view or perspective(s) </text:span><text:span text:style-name="T267"><text:s/>have emerged </text:span><text:span text:style-name="T269">into my thinking </text:span><text:span text:style-name="T267">as I've worked through the solution <text:tab/></text:span><text:span text:style-name="T268">(are)____________________________________________________________________________</text:span><text:span text:style-name="T266"> </text:span><text:span text:style-name="T245">.</text:span></text:p>
      <text:p text:style-name="P83"><text:tab/>(Could I work the problem using a different approach or technique? How can we check our results? Can I <text:tab/>check if my understanding is accurate?<text:span text:style-name="T343">)</text:span></text:p>
      <text:p text:style-name="P13"><text:tab/></text:p>
      <text:p text:style-name="P68"><text:span text:style-name="T1"><text:tab/>The </text:span><text:span text:style-name="T243">Intellectual Standards</text:span><text:span text:style-name="T1"> used to judge the quality and reasonableness of my assumptions needed to understand <text:tab/>and solve this problem are as follows: </text:span><text:span text:style-name="T232">Clar</text:span><text:span text:style-name="T233">i</text:span><text:span text:style-name="T232">ty</text:span><text:span text:style-name="T236">; </text:span><text:span text:style-name="T232">Accurate</text:span><text:span text:style-name="T236">; </text:span><text:span text:style-name="T235">Precise</text:span><text:span text:style-name="T1">-</text:span><text:span text:style-name="T238"> </text:span><text:span text:style-name="T234">Breadth</text:span><text:span text:style-name="T238">;</text:span><text:span text:style-name="T230"> </text:span><text:span text:style-name="T235">Logic.</text:span></text:p>
      <text:p text:style-name="P68"/>
      <table:table table:name="Table23" table:style-name="Table23">
        <table:table-column table:style-name="Table23.A"/>
        <table:table-column table:style-name="Table23.B"/>
        <table:table-row>
          <table:table-cell table:style-name="Table23.A1" table:number-columns-spanned="2" office:value-type="string">
            <text:p text:style-name="P110"><text:span text:style-name="T94">Strate</text:span><text:span text:style-name="T85">gies </text:span><text:span text:style-name="T91">for </text:span><text:span text:style-name="T99">Point of View</text:span></text:p>
          </table:table-cell>
          <table:covered-table-cell/>
        </table:table-row>
        <table:table-row>
          <table:table-cell table:style-name="Table23.A2" office:value-type="string">
            <text:list xml:id="list7116989957871395963" text:style-name="L28">
              <text:list-item>
                <text:p text:style-name="P224">Can I work the problem using a different method?</text:p>
                <text:p text:style-name="P202"><text:span text:style-name="Emphasis"><text:span text:style-name="T136"/></text:span></text:p>
              </text:list-item>
            </text:list>
          </table:table-cell>
          <table:table-cell table:style-name="Table23.B2" office:value-type="string">
            <text:list xml:id="list152401021149815" text:continue-numbering="true" text:style-name="L28">
              <text:list-item>
                <text:p text:style-name="P276">Do we need to look at this in to other ways?</text:p>
              </text:list-item>
              <text:list-item>
                <text:p text:style-name="P283"><text:span text:style-name="Emphasis"><text:span text:style-name="T17">Can you articulate another reasonable ways of <text:s/>looking at the issue?</text:span></text:span></text:p>
              </text:list-item>
            </text:list>
          </table:table-cell>
        </table:table-row>
      </table:table>
      <text:p text:style-name="P157"/>
      <text:p text:style-name="P157"/>
      <text:p text:style-name="P162"><text:span text:style-name="T343">IV</text:span>.<text:tab/><text:span text:style-name="T317">Polya Step 4: </text:span>Reflecting on the Problem</text:p>
      <text:p text:style-name="P44"><text:tab/><text:span text:style-name="T240">Element of Reasoning: Key Question</text:span></text:p>
      <text:p text:style-name="P44"><text:tab/></text:p>
      <text:p text:style-name="P44"><text:span text:style-name="T2"><text:tab/>The key </text:span><text:span text:style-name="T12">question</text:span><text:span text:style-name="T15">(s)</text:span><text:span text:style-name="T2"> or </text:span><text:span text:style-name="T12">problem</text:span><text:span text:style-name="T13">(s)</text:span><text:span text:style-name="T2"> is </text:span><text:span text:style-name="T10">(are)</text:span><text:span text:style-name="T3"> </text:span><text:span text:style-name="T10">did I solve the problem? What have I learned from solving the problem <text:tab/>or answering the question?</text:span><text:span text:style-name="T2">______________________________________________________________.</text:span></text:p>
      <text:p text:style-name="P327"><text:tab/></text:p>
      <text:p text:style-name="P57"><text:span text:style-name="T29"><text:tab/></text:span><text:span text:style-name="T30">The </text:span><text:span text:style-name="T57">Intellectual Standards</text:span><text:span text:style-name="T30"> used to judge the quality of my understanding of the problem are as follows:</text:span></text:p>
      <text:p text:style-name="P130"><text:span text:style-name="T112"><text:tab/></text:span><text:span text:style-name="T101">Clar</text:span><text:span text:style-name="T102">i</text:span><text:span text:style-name="T101">ty</text:span><text:span text:style-name="T63">; <text:s/></text:span><text:span text:style-name="T107">Accurate</text:span><text:span text:style-name="T59">; </text:span><text:span text:style-name="T19">Precis</text:span><text:span text:style-name="T20">ion;</text:span><text:span text:style-name="T60">; </text:span><text:span text:style-name="T103">Fairness</text:span><text:span text:style-name="T113">.</text:span></text:p>
      <text:p text:style-name="P79"/>
      <text:p text:style-name="P79"><text:tab/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table:number-columns-spanned="2" office:value-type="string">
            <text:p text:style-name="P113"><text:span text:style-name="T85">Strategies </text:span><text:span text:style-name="T100">for Reflecting on </text:span><text:span text:style-name="T85">the </text:span><text:span text:style-name="T86">P</text:span><text:span text:style-name="T85">roblem</text:span></text:p>
          </table:table-cell>
          <table:covered-table-cell/>
        </table:table-row>
        <table:table-row>
          <table:table-cell table:style-name="Table17.A2" office:value-type="string">
            <text:list xml:id="list8124309361002708718" text:style-name="L29">
              <text:list-item>
                <text:p text:style-name="P184"><text:span text:style-name="T138">D</text:span><text:span text:style-name="T137">id I anwer the question?</text:span></text:p>
              </text:list-item>
              <text:list-item>
                <text:p text:style-name="P252">Can I explain and justify my answer?</text:p>
              </text:list-item>
              <text:list-item>
                <text:p text:style-name="P253">Did my understanding of the question change as I worked through the problem?</text:p>
              </text:list-item>
              <text:list-item>
                <text:p text:style-name="P254">How can this problem be extended to other types of problems?</text:p>
              </text:list-item>
              <text:list-item>
                <text:p text:style-name="P254">Werer all problem conditins met?</text:p>
              </text:list-item>
            </text:list>
          </table:table-cell>
          <table:table-cell table:style-name="Table17.B2" office:value-type="string">
            <text:list xml:id="list152401032160157" text:continue-numbering="true" text:style-name="L29">
              <text:list-item>
                <text:p text:style-name="P253"><text:span text:style-name="T345">W</text:span>hat did I learn from solving this problem (new content, processes, improved learning of particular mathematical concepts?</text:p>
              </text:list-item>
              <text:list-item>
                <text:p text:style-name="P254">Can I describe a more effective or efficient process </text:p>
              </text:list-item>
              <text:list-item>
                <text:p text:style-name="P254">How was my solution process similar to or different than other problems?</text:p>
              </text:list-item>
              <text:list-item>
                <text:p text:style-name="P252">Was my solution different from my expections or estimate?</text:p>
              </text:list-item>
            </text:list>
            <text:p text:style-name="P160"/>
            <text:list xml:id="list152401034167303" text:continue-numbering="true" text:style-name="L29">
              <text:list-header>
                <text:p text:style-name="P253"/>
              </text:list-header>
            </text:list>
          </table:table-cell>
        </table:table-row>
      </table:table>
      <text:p text:style-name="P351"><text:tab/></text:p>
      <text:p text:style-name="P36"><text:span text:style-name="T257"><text:tab/>Element of Reasoning: </text:span><text:span text:style-name="T260">Purpose</text:span></text:p>
      <text:p text:style-name="P10"><text:tab/><text:span text:style-name="T305">New or expanded insights </text:span><text:span text:style-name="T306">regarding purpose </text:span><text:span text:style-name="T305">that I've gained i</text:span><text:span text:style-name="T188">n </text:span><text:span text:style-name="T192">working through this problem <text:tab/></text:span><text:span text:style-name="T189">i</text:span><text:span text:style-name="T188">s(are)</text:span><text:span text:style-name="T2">______________________________________________________________________________.</text:span></text:p>
      <text:p text:style-name="P20"><text:span text:style-name="T26"><text:tab/>(State as accurately as possible, </text:span><text:span text:style-name="T37">new insight about </text:span><text:span text:style-name="T26">the purpose for solving the problem.? What purpose will our <text:tab/>solution achieve? W</text:span><text:span text:style-name="T31">hy is the </text:span><text:span text:style-name="T23">problem important</text:span><text:span text:style-name="T31">?</text:span><text:span text:style-name="T26">) </text:span></text:p>
      <text:p text:style-name="P118"><text:span text:style-name="T183"><text:tab/>The </text:span><text:span text:style-name="T182">Intellectual Standards</text:span><text:span text:style-name="T183"> used to judge the quality of my understanding of the problem are as follows:</text:span></text:p>
      <text:p text:style-name="P129"><text:span text:style-name="T112"><text:tab/></text:span><text:span text:style-name="T101">Clar</text:span><text:span text:style-name="T102">i</text:span><text:span text:style-name="T101">ty;</text:span><text:span text:style-name="T59"> </text:span><text:span text:style-name="T103">Fairness</text:span><text:span text:style-name="T113">.</text:span></text:p>
      <table:table table:name="Table24" table:style-name="Table24">
        <table:table-column table:style-name="Table24.A"/>
        <table:table-column table:style-name="Table24.B"/>
        <table:table-row>
          <table:table-cell table:style-name="Table24.A1" table:number-columns-spanned="2" office:value-type="string">
            <text:p text:style-name="P111"><text:span text:style-name="T85">Strategies to </text:span><text:span text:style-name="T86">F</text:span><text:span text:style-name="T85">acilitate </text:span><text:span text:style-name="T86">U</text:span><text:span text:style-name="T85">nderstanding the </text:span><text:span text:style-name="T86">P</text:span><text:span text:style-name="T87">urpose</text:span></text:p>
          </table:table-cell>
          <table:covered-table-cell/>
        </table:table-row>
        <table:table-row>
          <table:table-cell table:style-name="Table24.A2" office:value-type="string">
            <text:list xml:id="list9118178510674137693" text:style-name="L30">
              <text:list-item>
                <text:p text:style-name="P320">Why is the <text:span text:style-name="T213">problem important?</text:span></text:p>
              </text:list-item>
              <text:list-item>
                <text:p text:style-name="P205">What is the practical importance in <text:soft-page-break/>obtaining the solution?</text:p>
              </text:list-item>
            </text:list>
          </table:table-cell>
          <table:table-cell table:style-name="Table24.B2" office:value-type="string">
            <text:list xml:id="list152401048165671" text:continue-numbering="true" text:style-name="L30">
              <text:list-item>
                <text:p text:style-name="P206">Do I understand why solving this problem will help me understand mathematics?</text:p>
              </text:list-item>
              <text:list-item>
                <text:p text:style-name="P207"><text:soft-page-break/>What have new mathematics have I learned in solving the problem?</text:p>
              </text:list-item>
            </text:list>
          </table:table-cell>
        </table:table-row>
      </table:table>
      <text:p text:style-name="P43"><text:tab/><text:span text:style-name="T240">Element of Reasoning: </text:span><text:span text:style-name="T241">Information</text:span><text:tab/></text:p>
      <text:p text:style-name="P50"><text:span text:style-name="T2"><text:tab/></text:span><text:span text:style-name="T262">T</text:span><text:span text:style-name="T67">he most important </text:span><text:span text:style-name="T70">information </text:span><text:span text:style-name="T68">t</text:span><text:span text:style-name="T69">hat I </text:span><text:span text:style-name="T70">used </text:span><text:span text:style-name="T67">in </text:span><text:span text:style-name="T70">solving the problem </text:span><text:span text:style-name="T11">wa</text:span><text:span text:style-name="T2">s <text:tab/>____________________________________________________________________________</text:span><text:span text:style-name="T114">.</text:span></text:p>
      <text:p text:style-name="P64"><text:span text:style-name="T39"><text:tab/>(Identify key information </text:span><text:span text:style-name="T55">used</text:span><text:span text:style-name="T39"> for </text:span><text:span text:style-name="T55">solving</text:span><text:span text:style-name="T39">g the problem. Here we are looking for facts or data <text:s/>relevant</text:span><text:span text:style-name="T40"> to </text:span><text:span text:style-name="T39">the <text:tab/>problem, </text:span><text:span text:style-name="T41">What information such as data, and facts </text:span><text:span text:style-name="T42">d</text:span><text:span text:style-name="T41">o I have? What </text:span><text:span text:style-name="T23">information</text:span><text:span text:style-name="T41"> do I need to answer the <text:tab/>question? Does it seem that some </text:span><text:span text:style-name="T23">information</text:span><text:span text:style-name="T41"> is still missing? </text:span><text:span text:style-name="T43">H</text:span><text:span text:style-name="T44">ow is information </text:span><text:span text:style-name="T43">to be </text:span><text:span text:style-name="T44">accessed and used?</text:span><text:span text:style-name="T40">)</text:span></text:p>
      <text:p text:style-name="P56"><text:span text:style-name="T29"><text:tab/></text:span><text:span text:style-name="T30">The </text:span><text:span text:style-name="T57">Intellectual Standards</text:span><text:span text:style-name="T30"> used to judge the quality of </text:span><text:span text:style-name="T32">Information </text:span><text:span text:style-name="T30">are as follows:</text:span></text:p>
      <text:p text:style-name="P117"><text:span text:style-name="T178"><text:tab/></text:span><text:span text:style-name="T162">Clar</text:span><text:span text:style-name="T163">i</text:span><text:span text:style-name="T162">ty</text:span><text:span text:style-name="T175">; </text:span><text:span text:style-name="T218">Precis</text:span><text:span text:style-name="T219">ion</text:span>-<text:span text:style-name="T176">; </text:span><text:span text:style-name="T164">Fairness</text:span><text:span text:style-name="T156">; </text:span><text:span text:style-name="T167">Significance</text:span><text:span text:style-name="T156">;</text:span><text:span text:style-name="T157"> </text:span><text:span text:style-name="T165">R</text:span><text:span text:style-name="T166">elevance</text:span><text:span text:style-name="T158">. </text:span></text:p>
      <text:p text:style-name="P80"><text:tab/>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table:number-columns-spanned="2" office:value-type="string">
            <text:p text:style-name="P111"><text:span text:style-name="T85">Strategies </text:span><text:span text:style-name="T92">for </text:span><text:span text:style-name="T88">Information</text:span></text:p>
          </table:table-cell>
          <table:covered-table-cell/>
        </table:table-row>
        <table:table-row>
          <table:table-cell table:style-name="Table25.A2" office:value-type="string">
            <text:list xml:id="list4023244785780621063" text:style-name="L31">
              <text:list-item>
                <text:p text:style-name="P309">What information <text:span text:style-name="T344">was most</text:span> relevant <text:span text:style-name="T344">and useful</text:span>?</text:p>
              </text:list-item>
              <text:list-item>
                <text:p text:style-name="P210">Can you relate new information <text:span text:style-name="T344">gained from solving this problem</text:span> to previous learning?</text:p>
              </text:list-item>
            </text:list>
          </table:table-cell>
          <table:table-cell table:style-name="Table25.B2" office:value-type="string">
            <text:list xml:id="list152401060150558" text:continue-numbering="true" text:style-name="L31">
              <text:list-item>
                <text:p text:style-name="P208">Have I gained new insights or knowledge regarding accessing and using information for problem solving?</text:p>
              </text:list-item>
              <text:list-item>
                <text:p text:style-name="P209">What would I do differently in accessing information for solving a similar problem?</text:p>
              </text:list-item>
            </text:list>
            <text:p text:style-name="P148"/>
          </table:table-cell>
        </table:table-row>
      </table:table>
      <text:p text:style-name="P173"><text:tab/><text:span text:style-name="T240">Element of Reasoning: </text:span><text:span text:style-name="T242">Concepts</text:span><text:tab/></text:p>
      <text:p text:style-name="P43"><text:span text:style-name="T2"><text:tab/></text:span><text:span text:style-name="T247"> </text:span><text:span text:style-name="T248">What new </text:span><text:span text:style-name="T125">concepts</text:span><text:span text:style-name="T74"> </text:span><text:span text:style-name="T83">not identified earlier were </text:span><text:span text:style-name="T74">need</text:span><text:span text:style-name="T83">ed</text:span><text:span text:style-name="T74"> to </text:span><text:span text:style-name="T83">solve </text:span><text:span text:style-name="T74">this problem are</text:span><text:span text:style-name="T110"> <text:s text:c="41"/>.</text:span></text:p>
      <text:p text:style-name="P43"><text:span text:style-name="T74"><text:tab/></text:span><text:span text:style-name="T75">(</text:span><text:span text:style-name="T119">What concepts or content (theorems, definitions, formulas, etc.) do we need to <text:tab/>understand for reaching a <text:tab/>solution?</text:span><text:span text:style-name="T120">)</text:span><text:span text:style-name="T249"><text:tab/></text:span></text:p>
      <text:p text:style-name="P74"/>
      <text:p text:style-name="P56"><text:span text:style-name="T29"><text:tab/></text:span><text:span text:style-name="T30">The </text:span><text:span text:style-name="T57">Intellectual Standards</text:span><text:span text:style-name="T30"> used to judge the quality of my understanding of the </text:span><text:span text:style-name="T32">concepts needed to understand <text:tab/>and solve this </text:span><text:span text:style-name="T30">problem are as follows:</text:span></text:p>
      <text:p text:style-name="P60"><text:span text:style-name="T30"><text:tab/></text:span><text:span text:style-name="T220">Clar</text:span><text:span text:style-name="T221">i</text:span><text:span text:style-name="T220">ty</text:span><text:span text:style-name="T208">; </text:span><text:span text:style-name="T223">Accurate</text:span><text:span text:style-name="T212">; </text:span><text:span text:style-name="T223">Precis</text:span><text:span text:style-name="T219">ion</text:span><text:span text:style-name="T212">; S</text:span><text:span text:style-name="T219">ignificance</text:span><text:span text:style-name="T1">; </text:span><text:span text:style-name="T224">R</text:span><text:span text:style-name="T225">elevance.</text:span></text:p>
      <text:p text:style-name="P80"><text:tab/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table:number-columns-spanned="2" office:value-type="string">
            <text:p text:style-name="P111"><text:span text:style-name="T85">Strategies </text:span><text:span text:style-name="T91">for</text:span><text:span text:style-name="T85"> </text:span><text:span text:style-name="T91">I</text:span><text:span text:style-name="T88">dentify</text:span><text:span text:style-name="T91">ing</text:span><text:span text:style-name="T88"> </text:span><text:span text:style-name="T91">and Applying </text:span><text:span text:style-name="T89">Concepts</text:span></text:p>
          </table:table-cell>
          <table:covered-table-cell/>
        </table:table-row>
        <table:table-row>
          <table:table-cell table:style-name="Table26.A2" office:value-type="string">
            <text:list xml:id="list2727236791817075018" text:style-name="L32">
              <text:list-item>
                <text:p text:style-name="P336"><text:span text:style-name="T321">W</text:span>hat <text:span text:style-name="T344">new c</text:span>oncepts or content <text:span text:style-name="T344">was(were)</text:span> related to the problem?</text:p>
              </text:list-item>
              <text:list-item>
                <text:p text:style-name="P203">Can you explain <text:span text:style-name="T344">how these concepts were used in solving </text:span>the problem?</text:p>
              </text:list-item>
              <text:list-item>
                <text:p text:style-name="P212">What concepts did I learn more deeply from solving this problem? How did my learning change?</text:p>
              </text:list-item>
            </text:list>
          </table:table-cell>
          <table:table-cell table:style-name="Table26.B2" office:value-type="string">
            <text:list xml:id="list152401071154085" text:continue-numbering="true" text:style-name="L32">
              <text:list-item>
                <text:p text:style-name="P196">Are there <text:span text:style-name="T296">relevant concepts or content</text:span> that I need to <text:span text:style-name="T318">study in greater depth .</text:span></text:p>
              </text:list-item>
              <text:list-item>
                <text:p text:style-name="P211">Can you relate new <text:span text:style-name="T298">concept or content needed to solve this problem </text:span><text:s/>to previous learning?</text:p>
              </text:list-item>
              <text:list-item>
                <text:p text:style-name="P204">Can you explain the main concept behind the problem in your own words?</text:p>
              </text:list-item>
            </text:list>
          </table:table-cell>
        </table:table-row>
      </table:table>
      <text:list xml:id="list2563560749174331329" text:style-name="L33">
        <text:list-header>
          <text:p text:style-name="P344"/>
        </text:list-header>
      </text:list>
      <text:p text:style-name="P29"/>
      <text:p text:style-name="P33"><text:tab/>Critical Thinking</text:p>
      <text:p text:style-name="P33"><text:tab/>Element of Reasoning: Assumptions</text:p>
      <text:p text:style-name="P90"><text:span text:style-name="T215"><text:tab/></text:span><text:span text:style-name="T254">New </text:span><text:span text:style-name="T253">assumption(s) </text:span><text:span text:style-name="T254">that have emerged as I've worked through the solution plan</text:span><text:span text:style-name="T253"> (are)<text:tab/>___________________________________________________________________. </text:span></text:p>
      <text:p text:style-name="P100"><text:span text:style-name="T287"><text:tab/>(What </text:span><text:span text:style-name="T290">did I</text:span><text:span text:style-name="T287"> tak</text:span><text:span text:style-name="T290">e</text:span><text:span text:style-name="T287"> for granted? </text:span><text:span text:style-name="T288">What assumptions </text:span><text:span text:style-name="T290">did I make</text:span><text:span text:style-name="T288">? Are our assumptions justifiable? </text:span></text:p>
      <text:p text:style-name="P143"><text:span text:style-name="T38"><text:tab/>The </text:span><text:span text:style-name="T56">Intellectual Standards</text:span><text:span text:style-name="T38"> used to judge the quality </text:span><text:span text:style-name="T47">and reasonableness </text:span><text:span text:style-name="T38">of my </text:span><text:span text:style-name="T47">assumptions </text:span><text:span text:style-name="T45">needed to understand <text:tab/>and solve this </text:span><text:span text:style-name="T38">problem are as follows: </text:span><text:span text:style-name="T218">Clar</text:span><text:span text:style-name="T226">i</text:span><text:span text:style-name="T218">ty</text:span>;<text:span text:style-name="T46"> </text:span><text:span text:style-name="T24">Accurate</text:span><text:span text:style-name="T46"> </text:span></text:p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11"><text:span text:style-name="T85">Strategies </text:span><text:span text:style-name="T92">for</text:span><text:span text:style-name="T88"> </text:span><text:span text:style-name="T90">Assumptions</text:span></text:p>
          </table:table-cell>
          <table:covered-table-cell/>
        </table:table-row>
        <table:table-row>
          <table:table-cell table:style-name="Table27.A2" office:value-type="string">
            <text:list xml:id="list2695081463522903165" text:style-name="L34">
              <text:list-item>
                <text:p text:style-name="P264">Consider the impact of alternative or unexpressed assumption.</text:p>
              </text:list-item>
              <text:list-item>
                <text:p text:style-name="P268">Check if correct assumptions were made.</text:p>
              </text:list-item>
            </text:list>
          </table:table-cell>
          <table:table-cell table:style-name="Table27.B2" office:value-type="string">
            <text:list xml:id="list152401080164859" text:continue-numbering="true" text:style-name="L34">
              <text:list-item>
                <text:p text:style-name="P257">Consider the impact of removing assumptions</text:p>
              </text:list-item>
              <text:list-item>
                <text:p text:style-name="P265">Identify assumptions they led you to your conclusions</text:p>
              </text:list-item>
            </text:list>
            <text:p text:style-name="P161"/>
          </table:table-cell>
        </table:table-row>
      </table:table>
      <text:p text:style-name="P123"><text:soft-page-break/><text:tab/><text:span text:style-name="T258">Element of Reasoning: </text:span><text:span text:style-name="T260">Inferences and Interpretations </text:span></text:p>
      <text:p text:style-name="P7"><text:span text:style-name="T302"><text:tab/></text:span><text:span text:style-name="T255">T</text:span><text:span text:style-name="T72">he basis for our </text:span><text:span text:style-name="T111">inferences </text:span><text:span text:style-name="T72">and </text:span><text:span text:style-name="T111">interpretations</text:span><text:span text:style-name="T72"> at this point are</text:span><text:span text:style-name="T71"> <text:tab/>___________</text:span><text:span text:style-name="T84">_____________________________________________.</text:span></text:p>
      <text:p text:style-name="P18"><text:span text:style-name="T195"><text:tab/></text:span><text:span text:style-name="T141">(Is there another way to interpret the information? Can I justify my interpretation of the <text:tab/>information or problem to <text:tab/>be solved? Have I made any inferences beyond what the </text:span><text:span text:style-name="T180">evidence implies? Are my inferences consistent?)</text:span></text:p>
      <text:p text:style-name="P156"><text:tab/></text:p>
      <text:p text:style-name="P169"><text:span text:style-name="T112"><text:tab/>The </text:span><text:span text:style-name="T124">Intellectual Standards</text:span><text:span text:style-name="T112"> used to judge the quality </text:span><text:span text:style-name="T115">and reasonableness </text:span><text:span text:style-name="T112">of my </text:span><text:span text:style-name="T115">assumptions </text:span><text:span text:style-name="T116">needed to understand <text:tab/>and </text:span><text:span text:style-name="T117">the Question(s) or P</text:span><text:span text:style-name="T112">roblem</text:span><text:span text:style-name="T117">(s)</text:span><text:span text:style-name="T112"> are as follows: </text:span><text:span text:style-name="T107">Clar</text:span><text:span text:style-name="T108">i</text:span><text:span text:style-name="T107">ty</text:span><text:span text:style-name="T59">; </text:span><text:span text:style-name="T107">Accurate</text:span><text:span text:style-name="T59">; </text:span><text:span text:style-name="T19">Precise</text:span><text:span text:style-name="T60">; </text:span><text:span text:style-name="T109">Fairness</text:span><text:span text:style-name="T61">; </text:span><text:span text:style-name="T109">Breadth</text:span><text:span text:style-name="T104">; </text:span><text:span text:style-name="T105">Significance</text:span><text:span text:style-name="T66"> <text:tab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table:number-columns-spanned="2" office:value-type="string">
            <text:p text:style-name="P111"><text:span text:style-name="T85">Strategies </text:span><text:span text:style-name="T91">for Interpreting and </text:span><text:span text:style-name="T92">M</text:span><text:span text:style-name="T91">aking Inferences</text:span></text:p>
          </table:table-cell>
          <table:covered-table-cell/>
        </table:table-row>
        <table:table-row>
          <table:table-cell table:style-name="Table28.A2" office:value-type="string">
            <text:list xml:id="list4368918713451751896" text:style-name="L35">
              <text:list-item>
                <text:p text:style-name="P337"><text:span text:style-name="T319">Ar</text:span>e my inferences reasonable?</text:p>
              </text:list-item>
              <text:list-item>
                <text:p text:style-name="P321">Have I thought through other inormation that can be reasonably infered from the information provided?</text:p>
              </text:list-item>
            </text:list>
          </table:table-cell>
          <table:table-cell table:style-name="Table28.B2" office:value-type="string">
            <text:list xml:id="list152401090167714" text:continue-numbering="true" text:style-name="L35">
              <text:list-item>
                <text:p text:style-name="P322"><text:span text:style-name="T346">Have</text:span> I interpret<text:span text:style-name="T346">ed</text:span> representations correctly (graphs, charts, etc.)?</text:p>
              </text:list-item>
              <text:list-item>
                <text:p text:style-name="P201">Is there another way to interpret the information?</text:p>
                <text:p text:style-name="P201"/>
              </text:list-item>
            </text:list>
          </table:table-cell>
        </table:table-row>
      </table:table>
      <text:p text:style-name="P129"/>
      <text:p text:style-name="P129"/>
      <text:p text:style-name="P37"><text:span text:style-name="T258"><text:tab/>Element of Reasoning: </text:span><text:span text:style-name="T259">Conclusions or Implications </text:span></text:p>
      <text:p text:style-name="P7"><text:span text:style-name="T302"><text:tab/></text:span><text:span text:style-name="T303">T</text:span><text:span text:style-name="T73">he most important </text:span><text:span text:style-name="T130">conclusion(s)</text:span><text:span text:style-name="T73"> or Implication(s) in solving this problem is <text:tab/>(are)____________________________________________________________________.</text:span></text:p>
      <text:p text:style-name="P24"><text:span text:style-name="T48"><text:tab/>(</text:span><text:span text:style-name="T49">Does my answer(s) make sense within the context of the problem? What did I learn from solving this problem? <text:tab/>Can my strategies be extended to other types of problems? What would I do differently next time? </text:span><text:span text:style-name="T42">Can I present my <text:tab/>analysis and solution using a clear <text:s/>coherent argument reflecting the sophistication appropriate to the problem at <text:tab/>hand.</text:span><text:span text:style-name="T50">)</text:span></text:p>
      <text:p text:style-name="P169"><text:span text:style-name="T112"><text:tab/>The </text:span><text:span text:style-name="T124">Intellectual Standards</text:span><text:span text:style-name="T112"> used to judge the quality of my </text:span><text:span text:style-name="T117">Conclusion and Interpretation of the Question at hand <text:tab/>is</text:span><text:span text:style-name="T112">: </text:span><text:span text:style-name="T107">Clar</text:span><text:span text:style-name="T108">i</text:span><text:span text:style-name="T107">ty</text:span><text:span text:style-name="T59"> ; </text:span><text:span text:style-name="T107">Accurate</text:span><text:span text:style-name="T59"> ; </text:span><text:span text:style-name="T19">Precise</text:span><text:span text:style-name="T60">; </text:span><text:span text:style-name="T109">Fairness; </text:span><text:span text:style-name="T105">Significance</text:span></text:p>
      <table:table table:name="Table29" table:style-name="Table29">
        <table:table-column table:style-name="Table29.A"/>
        <table:table-column table:style-name="Table29.B"/>
        <table:table-row>
          <table:table-cell table:style-name="Table29.A1" table:number-columns-spanned="2" office:value-type="string">
            <text:p text:style-name="P111"><text:span text:style-name="T94">Strate</text:span><text:span text:style-name="T85">gies </text:span><text:span text:style-name="T91">for </text:span><text:span text:style-name="T93">Conclusions</text:span></text:p>
          </table:table-cell>
          <table:covered-table-cell/>
        </table:table-row>
        <table:table-row table:style-name="Table29.2">
          <table:table-cell table:style-name="Table29.A2" office:value-type="string">
            <text:list xml:id="list2630569335041758406" text:style-name="L36">
              <text:list-header>
                <text:p text:style-name="P338"/>
              </text:list-header>
              <text:list-item>
                <text:p text:style-name="P323"><text:span text:style-name="Emphasis"><text:span text:style-name="T271">Could </text:span></text:span><text:span text:style-name="Emphasis"><text:span text:style-name="T272">stat</text:span></text:span><text:span text:style-name="Emphasis"><text:span text:style-name="T271">e </text:span></text:span><text:span text:style-name="Emphasis"><text:span text:style-name="T272">your understanding</text:span></text:span><text:span text:style-name="Emphasis"><text:span text:style-name="T271"> of the math </text:span></text:span><text:span text:style-name="Emphasis"><text:span text:style-name="T273">new math terms, ideas, or processes</text:span></text:span><text:span text:style-name="Emphasis"><text:span text:style-name="T271"> i</text:span></text:span><text:span text:style-name="Emphasis"><text:span text:style-name="T270">n </text:span></text:span><text:span text:style-name="Emphasis"><text:span text:style-name="T273">my</text:span></text:span><text:span text:style-name="Emphasis"><text:span text:style-name="T272">r </text:span></text:span><text:span text:style-name="Emphasis"><text:span text:style-name="T270">reasoning? </text:span></text:span></text:p>
              </text:list-item>
              <text:list-item>
                <text:p text:style-name="P277">Did the plan work </text:p>
              </text:list-item>
              <text:list-item>
                <text:p text:style-name="P277">logic – Does our conclusion follow from the evidence?</text:p>
              </text:list-item>
              <text:list-item>
                <text:p text:style-name="P277">Show and discuss solutions <text:s/>- <text:span text:style-name="T347">s</text:span>how and name different strategies </text:p>
              </text:list-item>
              <text:list-item>
                <text:p text:style-name="P277">Relate to previously solved problems</text:p>
              </text:list-item>
              <text:list-item>
                <text:p text:style-name="P277">Demonstrate general applicability of or have students solve extensions problem solving strategies </text:p>
              </text:list-item>
              <text:list-item>
                <text:p text:style-name="P277">Discuss special features, e.g. pictures - <text:span text:style-name="T347">s</text:span>Show how features may influence approach </text:p>
              </text:list-item>
              <text:list-item>
                <text:p text:style-name="P277">Verify conclusion in different ways – different <text:span text:style-name="T218">pathway</text:span></text:p>
              </text:list-item>
              <text:list-item>
                <text:p text:style-name="P277">Can I make well-reasoned conclusions and solutions – testing them against relevant criteria and standards</text:p>
                <text:p text:style-name="P284"><text:span text:style-name="Emphasis"><text:span text:style-name="T328"/></text:span></text:p>
              </text:list-item>
            </text:list>
          </table:table-cell>
          <table:table-cell table:style-name="Table29.B2" office:value-type="string">
            <text:list xml:id="list152401104165476" text:continue-numbering="true" text:style-name="L36">
              <text:list-item>
                <text:p text:style-name="P278">Search for negative as well as positive implications within the context of Implications:</text:p>
              </text:list-item>
              <text:list-item>
                <text:p text:style-name="P278"><text:span text:style-name="T216">What would I have done </text:span><text:span text:style-name="T213">differently in attempting to solve this problem?</text:span></text:p>
              </text:list-item>
              <text:list-item>
                <text:p text:style-name="P278"><text:span text:style-name="T347">Can you describe benefits in solving </text:span>the problem (technical, social, environments, ethical)</text:p>
              </text:list-item>
              <text:list-item>
                <text:p text:style-name="P279">Does the answer make sense? -</text:p>
              </text:list-item>
              <text:list-item>
                <text:p text:style-name="P278">Does it seem reasonable?</text:p>
              </text:list-item>
              <text:list-item>
                <text:p text:style-name="P278">What did I learn? Can I connect it to a different problem?</text:p>
              </text:list-item>
              <text:list-item>
                <text:p text:style-name="P278">Can I remember what I did?</text:p>
              </text:list-item>
              <text:list-item>
                <text:p text:style-name="P278">What new connections between content did you learn from solving the problem?</text:p>
              </text:list-item>
              <text:list-item>
                <text:p text:style-name="P278">Can you interpret your work in a practical or meaningful way?</text:p>
              </text:list-item>
              <text:list-item>
                <text:p text:style-name="P278">Was the solution a surprise? Does it seem reasonable? Why/why not?</text:p>
              </text:list-item>
              <text:list-item>
                <text:p text:style-name="P278">Analyze the process to understand important contributors</text:p>
              </text:list-item>
              <text:list-item>
                <text:p text:style-name="P340">Accuracy – How could we check on <text:span text:style-name="T347">the answer</text:span>?</text:p>
                <text:p text:style-name="P340"/>
              </text:list-item>
              <text:list-item>
                <text:p text:style-name="P278">Evaluate the effects – standardize the process correct assumptions made?</text:p>
              </text:list-item>
              <text:list-item>
                <text:p text:style-name="P278">Work backward up the model one step at a time if it was <text:soft-page-break/>not effective</text:p>
              </text:list-item>
              <text:list-item>
                <text:p text:style-name="P278">Can you check the result?</text:p>
              </text:list-item>
              <text:list-item>
                <text:p text:style-name="P278">Does the argument make sense?</text:p>
              </text:list-item>
              <text:list-item>
                <text:p text:style-name="P282"><text:span text:style-name="Emphasis"><text:span text:style-name="T327">Did you answer all parts of the problem?</text:span></text:span></text:p>
              </text:list-item>
            </text:list>
          </table:table-cell>
        </table:table-row>
      </table:table>
      <text:p text:style-name="P123"/>
      <text:p text:style-name="P29"><text:tab/>Element of Reasoning: <text:span text:style-name="T308">Point(s) of View </text:span></text:p>
      <text:p text:style-name="P92"><text:span text:style-name="T307"><text:tab/></text:span>T<text:span text:style-name="T245">he main point(s) of view or perspective(s) represented in this problem is (are)?<text:tab/>___________________________________________________________.</text:span></text:p>
      <text:p text:style-name="P84"><text:tab/>(Could I work the problem using a different approach or technique? How can we check our <text:tab/>results? ) Can I <text:tab/>check if my understanding is accurate?</text:p>
      <text:p text:style-name="P14"><text:tab/></text:p>
      <text:p text:style-name="P69"><text:span text:style-name="T1"><text:tab/>The </text:span><text:span text:style-name="T243">Intellectual Standards</text:span><text:span text:style-name="T1"> used to judge the quality and reasonableness of my assumptions needed to understand <text:tab/>and solve this problem are as follows: </text:span><text:span text:style-name="T232">Clar</text:span><text:span text:style-name="T233">i</text:span><text:span text:style-name="T232">ty</text:span><text:span text:style-name="T236">; </text:span><text:span text:style-name="T232">Accurate</text:span><text:span text:style-name="T236">; </text:span><text:span text:style-name="T219">Precise</text:span><text:span text:style-name="T238">; </text:span><text:span text:style-name="T234">Breadth</text:span><text:span text:style-name="T238">;</text:span><text:span text:style-name="T230"> </text:span><text:span text:style-name="T235">Logic.</text:span></text:p>
      <text:p text:style-name="P69"/>
      <table:table table:name="Table30" table:style-name="Table30">
        <table:table-column table:style-name="Table30.A"/>
        <table:table-column table:style-name="Table30.B"/>
        <table:table-row>
          <table:table-cell table:style-name="Table30.A1" table:number-columns-spanned="2" office:value-type="string">
            <text:p text:style-name="P112"><text:span text:style-name="T94">Strate</text:span><text:span text:style-name="T85">gies </text:span><text:span text:style-name="T91">for </text:span><text:span text:style-name="T142">Point(s) of View </text:span></text:p>
          </table:table-cell>
          <table:covered-table-cell/>
        </table:table-row>
        <table:table-row>
          <table:table-cell table:style-name="Table30.A2" office:value-type="string">
            <text:list xml:id="list3927958227382614447" text:style-name="L37">
              <text:list-item>
                <text:p text:style-name="P331"><text:span text:style-name="T347">What </text:span><text:s/>ideas you are confident you can explain. </text:p>
              </text:list-item>
              <text:list-item>
                <text:p text:style-name="P313"><text:span text:style-name="T177">Do you see interconnected relationships?</text:span><text:span text:style-name="T194">n I check if my understanding is accurate?</text:span></text:p>
              </text:list-item>
              <text:list-item>
                <text:p text:style-name="P225">Did the plan work </text:p>
              </text:list-item>
              <text:list-item>
                <text:p text:style-name="P225">logic – Does our conclusion follow from the evidence?</text:p>
              </text:list-item>
              <text:list-item>
                <text:p text:style-name="P225">Show and discuss solutions Show and name different strategies </text:p>
              </text:list-item>
              <text:list-item>
                <text:p text:style-name="P225">Rela<text:span text:style-name="T320">t</text:span>e to previously solved problems </text:p>
              </text:list-item>
              <text:list-item>
                <text:p text:style-name="P225">Demonstrate general applicability of or have students solve extensions problem solving strategies </text:p>
              </text:list-item>
              <text:list-item>
                <text:p text:style-name="P350">Apply the *Elements of Reasoning</text:p>
                <text:p text:style-name="P345"><text:span text:style-name="T209">Apply the *Intellectual Standards to Elements of Reasoning</text:span><text:span text:style-name="T210">Discuss special features, e.g. pictures Show how features may influence approach </text:span></text:p>
              </text:list-item>
              <text:list-item>
                <text:p text:style-name="P225">Verify conclusion in different ways – different <text:span text:style-name="T218">pathway</text:span></text:p>
              </text:list-item>
              <text:list-item>
                <text:p text:style-name="P285"><text:span text:style-name="T2">Can I make well-reasoned conclusions and solutions – testing them against</text:span> <text:span text:style-name="T2">relevant criteria and standards</text:span></text:p>
              </text:list-item>
              <text:list-item>
                <text:p text:style-name="P225">Identify assumptions they led you to your conclusions</text:p>
              </text:list-item>
            </text:list>
          </table:table-cell>
          <table:table-cell table:style-name="Table30.B2" office:value-type="string">
            <text:list xml:id="list152401122161706" text:continue-numbering="true" text:style-name="L37">
              <text:list-item>
                <text:p text:style-name="P285"><text:span text:style-name="T2">Search for negative</text:span> as <text:span text:style-name="T2">well as positive implications within</text:span> the <text:span text:style-name="T2">context of Implications:</text:span></text:p>
              </text:list-item>
              <text:list-item>
                <text:p text:style-name="P225">What would I have done <text:s/></text:p>
              </text:list-item>
              <text:list-item>
                <text:p text:style-name="P225">Does your answer make sense?</text:p>
              </text:list-item>
              <text:list-item>
                <text:p text:style-name="P225">What did you learn from completing the problem?</text:p>
              </text:list-item>
              <text:list-item>
                <text:p text:style-name="P330">Extend the problem</text:p>
              </text:list-item>
              <text:list-item>
                <text:p text:style-name="P225">Can you use the results of or the method, for some other problem</text:p>
              </text:list-item>
              <text:list-item>
                <text:p text:style-name="P225">If I encountered a similar problem in the future, how could I better solve it?</text:p>
              </text:list-item>
              <text:list-item>
                <text:p text:style-name="P225">Is the answer unique or are there others? Can I explain my answer in the context of the problem?</text:p>
              </text:list-item>
              <text:list-item>
                <text:p text:style-name="P225">How can I check my work for accuracy? - check against standards – accuracy clarity, depth</text:p>
              </text:list-item>
              <text:list-item>
                <text:p text:style-name="P226">Add new ideas to the list and underline those ideas you are confident you can explain. </text:p>
              </text:list-item>
              <text:list-item>
                <text:p text:style-name="P286">Do you see interconnected relationships?</text:p>
              </text:list-item>
              <text:list-item>
                <text:p text:style-name="P350">Apply the *Elements of Reasoning</text:p>
              </text:list-item>
              <text:list-item>
                <text:p text:style-name="P346">Apply the *Intellectual Standards to Elements of Reasonin</text:p>
              </text:list-item>
            </text:list>
          </table:table-cell>
        </table:table-row>
      </table:table>
      <text:p text:style-name="P137"/>
      <text:p text:style-name="P1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9T14:59:36.771000000</meta:creation-date>
    <dc:date>2014-01-16T21:06:27.112000000</dc:date>
    <meta:editing-duration>P2DT5H27M46S</meta:editing-duration>
    <meta:editing-cycles>16</meta:editing-cycles>
    <meta:generator>LibreOffice/4.1.4.2$Windows_x86 LibreOffice_project/0a0440ccc0227ad9829de5f46be37cfb6edcf72</meta:generator>
    <meta:document-statistic meta:table-count="30" meta:image-count="0" meta:object-count="0" meta:page-count="15" meta:paragraph-count="476" meta:word-count="5476" meta:character-count="35638" meta:non-whitespace-character-count="30299"/>
  </office:meta>
</office:document-meta>
</file>